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in" fo:margin-bottom="0.1965in"/>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list-style-name="L27"/>
    <style:style style:name="P29" style:family="paragraph" style:parent-style-name="Text_20_body" style:list-style-name="L28"/>
    <style:style style:name="P30" style:family="paragraph" style:parent-style-name="Text_20_body" style:list-style-name="L29"/>
    <style:style style:name="P31" style:family="paragraph" style:parent-style-name="Text_20_body" style:list-style-name="L30"/>
    <style:style style:name="P32" style:family="paragraph" style:parent-style-name="Text_20_body" style:list-style-name="L31"/>
    <style:style style:name="P33" style:family="paragraph" style:parent-style-name="Text_20_body" style:list-style-name="L32"/>
    <style:style style:name="P34" style:family="paragraph" style:parent-style-name="Text_20_body" style:list-style-name="L33"/>
    <style:style style:name="P35" style:family="paragraph" style:parent-style-name="Text_20_body" style:list-style-name="L34"/>
    <style:style style:name="P36" style:family="paragraph" style:parent-style-name="Text_20_body" style:list-style-name="L35"/>
    <style:style style:name="P37" style:family="paragraph" style:parent-style-name="Text_20_body" style:list-style-name="L36"/>
    <style:style style:name="P38" style:family="paragraph" style:parent-style-name="Text_20_body" style:list-style-name="L37"/>
    <style:style style:name="P39" style:family="paragraph" style:parent-style-name="Text_20_body" style:list-style-name="L38"/>
    <style:style style:name="P40" style:family="paragraph" style:parent-style-name="Text_20_body" style:list-style-name="L39"/>
    <style:style style:name="P41" style:family="paragraph" style:parent-style-name="Text_20_body" style:list-style-name="L40"/>
    <style:style style:name="P42" style:family="paragraph" style:parent-style-name="Text_20_body" style:list-style-name="L41"/>
    <style:style style:name="P43" style:family="paragraph" style:parent-style-name="Text_20_body" style:list-style-name="L42"/>
    <style:style style:name="P44" style:family="paragraph" style:parent-style-name="Text_20_body" style:list-style-name="L43"/>
    <style:style style:name="P45" style:family="paragraph" style:parent-style-name="Text_20_body" style:list-style-name="L44"/>
    <style:style style:name="P46" style:family="paragraph" style:parent-style-name="Text_20_body" style:list-style-name="L45"/>
    <style:style style:name="P47" style:family="paragraph" style:parent-style-name="Text_20_body" style:list-style-name="L46"/>
    <style:style style:name="P48" style:family="paragraph" style:parent-style-name="Text_20_body" style:list-style-name="L47"/>
    <style:style style:name="P49" style:family="paragraph" style:parent-style-name="Text_20_body" style:list-style-name="L48"/>
    <style:style style:name="P50" style:family="paragraph" style:parent-style-name="Text_20_body" style:list-style-name="L49"/>
    <style:style style:name="P51" style:family="paragraph" style:parent-style-name="Text_20_body" style:list-style-name="L50"/>
    <style:style style:name="P52" style:family="paragraph" style:parent-style-name="Text_20_body" style:list-style-name="L51"/>
    <style:style style:name="P53" style:family="paragraph" style:parent-style-name="Text_20_body" style:list-style-name="L52"/>
    <style:style style:name="P54" style:family="paragraph" style:parent-style-name="Text_20_body" style:list-style-name="L53"/>
    <style:style style:name="P55" style:family="paragraph" style:parent-style-name="Text_20_body" style:list-style-name="L54"/>
    <style:style style:name="P56" style:family="paragraph" style:parent-style-name="Text_20_body" style:list-style-name="L55"/>
    <style:style style:name="P57" style:family="paragraph" style:parent-style-name="Text_20_body" style:list-style-name="L56"/>
    <style:style style:name="P58" style:family="paragraph" style:parent-style-name="Text_20_body" style:list-style-name="L57"/>
    <style:style style:name="P59" style:family="paragraph" style:parent-style-name="Text_20_body" style:list-style-name="L58"/>
    <style:style style:name="P60" style:family="paragraph" style:parent-style-name="Text_20_body" style:list-style-name="L59"/>
    <style:style style:name="P61" style:family="paragraph" style:parent-style-name="Text_20_body" style:list-style-name="L60"/>
    <style:style style:name="P62" style:family="paragraph" style:parent-style-name="Text_20_body" style:list-style-name="L61"/>
    <style:style style:name="P63" style:family="paragraph" style:parent-style-name="Text_20_body" style:list-style-name="L62"/>
    <style:style style:name="P64" style:family="paragraph" style:parent-style-name="Text_20_body" style:list-style-name="L63"/>
    <style:style style:name="P65" style:family="paragraph" style:parent-style-name="Text_20_body" style:list-style-name="L64"/>
    <style:style style:name="P66" style:family="paragraph" style:parent-style-name="Text_20_body" style:list-style-name="L65"/>
    <style:style style:name="P67" style:family="paragraph" style:parent-style-name="Text_20_body" style:list-style-name="L66"/>
    <style:style style:name="P68" style:family="paragraph" style:parent-style-name="Text_20_body" style:list-style-name="L67"/>
    <style:style style:name="P69" style:family="paragraph" style:parent-style-name="Text_20_body" style:list-style-name="L68"/>
    <style:style style:name="P70" style:family="paragraph" style:parent-style-name="Text_20_body" style:list-style-name="L69"/>
    <style:style style:name="P71" style:family="paragraph" style:parent-style-name="Text_20_body" style:list-style-name="L70"/>
    <style:style style:name="P72" style:family="paragraph" style:parent-style-name="Text_20_body" style:list-style-name="L71"/>
    <style:style style:name="P73" style:family="paragraph" style:parent-style-name="Text_20_body" style:list-style-name="L72"/>
    <style:style style:name="P74" style:family="paragraph" style:parent-style-name="Text_20_body" style:list-style-name="L73"/>
    <style:style style:name="P75" style:family="paragraph" style:parent-style-name="Text_20_body" style:list-style-name="L74"/>
    <style:style style:name="P76" style:family="paragraph" style:parent-style-name="Text_20_body" style:list-style-name="L75"/>
    <style:style style:name="P77" style:family="paragraph" style:parent-style-name="Text_20_body" style:list-style-name="L76"/>
    <style:style style:name="P78" style:family="paragraph" style:parent-style-name="Text_20_body" style:list-style-name="L77"/>
    <style:style style:name="P79" style:family="paragraph" style:parent-style-name="Text_20_body" style:list-style-name="L78"/>
    <style:style style:name="P80" style:family="paragraph" style:parent-style-name="Text_20_body" style:list-style-name="L79"/>
    <style:style style:name="P81" style:family="paragraph" style:parent-style-name="Text_20_body" style:list-style-name="L80"/>
    <style:style style:name="P82" style:family="paragraph" style:parent-style-name="Text_20_body" style:list-style-name="L81"/>
    <style:style style:name="P83" style:family="paragraph" style:parent-style-name="Text_20_body" style:list-style-name="L82"/>
    <style:style style:name="P84" style:family="paragraph" style:parent-style-name="Text_20_body" style:list-style-name="L83"/>
    <style:style style:name="P85" style:family="paragraph" style:parent-style-name="Text_20_body" style:list-style-name="L84"/>
    <style:style style:name="P86" style:family="paragraph" style:parent-style-name="Text_20_body" style:list-style-name="L85"/>
    <style:style style:name="P87" style:family="paragraph" style:parent-style-name="Text_20_body" style:list-style-name="L86"/>
    <style:style style:name="P88" style:family="paragraph" style:parent-style-name="Text_20_body" style:list-style-name="L87"/>
    <style:style style:name="P89" style:family="paragraph" style:parent-style-name="Text_20_body" style:list-style-name="L88"/>
    <style:style style:name="P90" style:family="paragraph" style:parent-style-name="Text_20_body" style:list-style-name="L89"/>
    <style:style style:name="P91" style:family="paragraph" style:parent-style-name="Text_20_body" style:list-style-name="L90"/>
    <style:style style:name="P92" style:family="paragraph" style:parent-style-name="Text_20_body" style:list-style-name="L91"/>
    <style:style style:name="P93" style:family="paragraph" style:parent-style-name="Text_20_body" style:list-style-name="L92"/>
    <style:style style:name="P94" style:family="paragraph" style:parent-style-name="Text_20_body" style:list-style-name="L93"/>
    <style:style style:name="P95" style:family="paragraph" style:parent-style-name="Text_20_body" style:list-style-name="L94"/>
    <style:style style:name="P96" style:family="paragraph" style:parent-style-name="Text_20_body" style:list-style-name="L95"/>
    <style:style style:name="P97" style:family="paragraph" style:parent-style-name="Text_20_body" style:list-style-name="L96"/>
    <style:style style:name="P98" style:family="paragraph" style:parent-style-name="Text_20_body" style:list-style-name="L97"/>
    <style:style style:name="P99" style:family="paragraph" style:parent-style-name="Text_20_body" style:list-style-name="L98"/>
    <style:style style:name="P100" style:family="paragraph" style:parent-style-name="Text_20_body" style:list-style-name="L99"/>
    <style:style style:name="P101" style:family="paragraph" style:parent-style-name="Text_20_body" style:list-style-name="L100"/>
    <style:style style:name="P102" style:family="paragraph" style:parent-style-name="Text_20_body" style:list-style-name="L101"/>
    <style:style style:name="P103" style:family="paragraph" style:parent-style-name="Text_20_body" style:list-style-name="L102"/>
    <style:style style:name="P104" style:family="paragraph" style:parent-style-name="Text_20_body" style:list-style-name="L103"/>
    <style:style style:name="P105" style:family="paragraph" style:parent-style-name="Text_20_body" style:list-style-name="L104"/>
    <style:style style:name="P106" style:family="paragraph" style:parent-style-name="Text_20_body" style:list-style-name="L105"/>
    <style:style style:name="P107" style:family="paragraph" style:parent-style-name="Text_20_body" style:list-style-name="L106"/>
    <style:style style:name="P108" style:family="paragraph" style:parent-style-name="Text_20_body" style:list-style-name="L107"/>
    <style:style style:name="P109" style:family="paragraph" style:parent-style-name="Text_20_body" style:list-style-name="L108"/>
    <style:style style:name="P110" style:family="paragraph" style:parent-style-name="Text_20_body" style:list-style-name="L109"/>
    <style:style style:name="P111" style:family="paragraph" style:parent-style-name="Text_20_body" style:list-style-name="L110"/>
    <style:style style:name="P112" style:family="paragraph" style:parent-style-name="Text_20_body" style:list-style-name="L111"/>
    <style:style style:name="P113" style:family="paragraph" style:parent-style-name="Text_20_body" style:list-style-name="L112"/>
    <style:style style:name="P114" style:family="paragraph" style:parent-style-name="Text_20_body" style:list-style-name="L113"/>
    <style:style style:name="P115" style:family="paragraph" style:parent-style-name="Text_20_body" style:list-style-name="L114"/>
    <style:style style:name="P116" style:family="paragraph" style:parent-style-name="Text_20_body" style:list-style-name="L115"/>
    <style:style style:name="P117" style:family="paragraph" style:parent-style-name="Text_20_body" style:list-style-name="L116"/>
    <style:style style:name="P118" style:family="paragraph" style:parent-style-name="Text_20_body" style:list-style-name="L117"/>
    <style:style style:name="P119" style:family="paragraph" style:parent-style-name="Text_20_body" style:list-style-name="L118"/>
    <style:style style:name="P120" style:family="paragraph" style:parent-style-name="Text_20_body" style:list-style-name="L119"/>
    <style:style style:name="P121" style:family="paragraph" style:parent-style-name="Text_20_body" style:list-style-name="L120"/>
    <style:style style:name="P122" style:family="paragraph" style:parent-style-name="Text_20_body" style:list-style-name="L121"/>
    <style:style style:name="P123" style:family="paragraph" style:parent-style-name="Text_20_body" style:list-style-name="L122"/>
    <style:style style:name="P124" style:family="paragraph" style:parent-style-name="Text_20_body" style:list-style-name="L123"/>
    <style:style style:name="P125" style:family="paragraph" style:parent-style-name="Text_20_body" style:list-style-name="L124"/>
    <style:style style:name="P126" style:family="paragraph" style:parent-style-name="Text_20_body" style:list-style-name="L125"/>
    <style:style style:name="P127" style:family="paragraph" style:parent-style-name="Text_20_body" style:list-style-name="L126"/>
    <style:style style:name="P128" style:family="paragraph" style:parent-style-name="Text_20_body" style:list-style-name="L128"/>
    <style:style style:name="P129" style:family="paragraph" style:parent-style-name="Text_20_body" style:list-style-name="L129"/>
    <style:style style:name="P130" style:family="paragraph" style:parent-style-name="Text_20_body" style:list-style-name="L130"/>
    <style:style style:name="P131" style:family="paragraph" style:parent-style-name="Text_20_body" style:list-style-name="L131"/>
    <style:style style:name="P132" style:family="paragraph" style:parent-style-name="Text_20_body" style:list-style-name="L132"/>
    <style:style style:name="P133" style:family="paragraph" style:parent-style-name="Text_20_body" style:list-style-name="L133"/>
    <style:style style:name="P134" style:family="paragraph" style:parent-style-name="Text_20_body" style:list-style-name="L134"/>
    <style:style style:name="P135" style:family="paragraph" style:parent-style-name="Text_20_body" style:list-style-name="L135"/>
    <style:style style:name="P136" style:family="paragraph" style:parent-style-name="Text_20_body" style:list-style-name="L136"/>
    <style:style style:name="P137" style:family="paragraph" style:parent-style-name="Text_20_body" style:list-style-name="L137"/>
    <style:style style:name="P138" style:family="paragraph" style:parent-style-name="Text_20_body" style:list-style-name="L138"/>
    <style:style style:name="P139" style:family="paragraph" style:parent-style-name="Text_20_body" style:list-style-name="L139"/>
    <style:style style:name="P140" style:family="paragraph" style:parent-style-name="Text_20_body" style:list-style-name="L140"/>
    <style:style style:name="P141" style:family="paragraph" style:parent-style-name="Text_20_body" style:list-style-name="L141"/>
    <style:style style:name="P142" style:family="paragraph" style:parent-style-name="Text_20_body" style:list-style-name="L142"/>
    <style:style style:name="P143" style:family="paragraph" style:parent-style-name="Text_20_body" style:list-style-name="L143"/>
    <style:style style:name="P144" style:family="paragraph" style:parent-style-name="Text_20_body" style:list-style-name="L144"/>
    <style:style style:name="P145" style:family="paragraph" style:parent-style-name="Text_20_body" style:list-style-name="L145"/>
    <style:style style:name="P146" style:family="paragraph" style:parent-style-name="Text_20_body" style:list-style-name="L146"/>
    <style:style style:name="P147" style:family="paragraph" style:parent-style-name="Text_20_body" style:list-style-name="L147"/>
    <style:style style:name="P148" style:family="paragraph" style:parent-style-name="Text_20_body" style:list-style-name="L148"/>
    <style:style style:name="P149" style:family="paragraph" style:parent-style-name="Text_20_body" style:list-style-name="L149"/>
    <style:style style:name="P150" style:family="paragraph" style:parent-style-name="Text_20_body" style:list-style-name="L150"/>
    <style:style style:name="P151" style:family="paragraph" style:parent-style-name="Text_20_body" style:list-style-name="L151"/>
    <style:style style:name="P152" style:family="paragraph" style:parent-style-name="Text_20_body" style:list-style-name="L152"/>
    <style:style style:name="P153" style:family="paragraph" style:parent-style-name="Text_20_body" style:list-style-name="L153"/>
    <style:style style:name="P154" style:family="paragraph" style:parent-style-name="Text_20_body" style:list-style-name="L154"/>
    <style:style style:name="P155" style:family="paragraph" style:parent-style-name="Text_20_body" style:list-style-name="L155"/>
    <style:style style:name="P156" style:family="paragraph" style:parent-style-name="Text_20_body" style:list-style-name="L156"/>
    <style:style style:name="P157" style:family="paragraph" style:parent-style-name="Text_20_body" style:list-style-name="L157"/>
    <style:style style:name="P158" style:family="paragraph" style:parent-style-name="Text_20_body" style:list-style-name="L158"/>
    <style:style style:name="P159" style:family="paragraph" style:parent-style-name="Text_20_body" style:list-style-name="L159"/>
    <style:style style:name="P160" style:family="paragraph" style:parent-style-name="Text_20_body" style:list-style-name="L160"/>
    <style:style style:name="P161" style:family="paragraph" style:parent-style-name="Text_20_body" style:list-style-name="L161"/>
    <style:style style:name="P162" style:family="paragraph" style:parent-style-name="Text_20_body" style:list-style-name="L162"/>
    <style:style style:name="P163" style:family="paragraph" style:parent-style-name="Text_20_body" style:list-style-name="L163"/>
    <style:style style:name="P164" style:family="paragraph" style:parent-style-name="Text_20_body" style:list-style-name="L164"/>
    <style:style style:name="P165" style:family="paragraph" style:parent-style-name="Text_20_body" style:list-style-name="L165"/>
    <style:style style:name="P166" style:family="paragraph" style:parent-style-name="Text_20_body" style:list-style-name="L166"/>
    <style:style style:name="P167" style:family="paragraph" style:parent-style-name="Text_20_body" style:list-style-name="L167"/>
    <style:style style:name="P168" style:family="paragraph" style:parent-style-name="Text_20_body" style:list-style-name="L168"/>
    <style:style style:name="P169" style:family="paragraph" style:parent-style-name="Text_20_body" style:list-style-name="L169"/>
    <style:style style:name="P170" style:family="paragraph" style:parent-style-name="Text_20_body" style:list-style-name="L170"/>
    <style:style style:name="P171" style:family="paragraph" style:parent-style-name="Text_20_body" style:list-style-name="L171"/>
    <style:style style:name="P172" style:family="paragraph" style:parent-style-name="Text_20_body" style:list-style-name="L172"/>
    <style:style style:name="P173" style:family="paragraph" style:parent-style-name="Text_20_body" style:list-style-name="L173"/>
    <style:style style:name="P174" style:family="paragraph" style:parent-style-name="Text_20_body" style:list-style-name="L174"/>
    <style:style style:name="P175" style:family="paragraph" style:parent-style-name="Text_20_body" style:list-style-name="L175"/>
    <style:style style:name="P176" style:family="paragraph" style:parent-style-name="Text_20_body" style:list-style-name="L176"/>
    <style:style style:name="P177" style:family="paragraph" style:parent-style-name="Text_20_body" style:list-style-name="L177"/>
    <style:style style:name="P178" style:family="paragraph" style:parent-style-name="Text_20_body" style:list-style-name="L178"/>
    <style:style style:name="P179" style:family="paragraph" style:parent-style-name="Text_20_body" style:list-style-name="L179"/>
    <style:style style:name="P180" style:family="paragraph" style:parent-style-name="Text_20_body" style:list-style-name="L180"/>
    <style:style style:name="P181" style:family="paragraph" style:parent-style-name="Text_20_body" style:list-style-name="L181"/>
    <style:style style:name="P182" style:family="paragraph" style:parent-style-name="Text_20_body" style:list-style-name="L182"/>
    <style:style style:name="P183" style:family="paragraph" style:parent-style-name="Text_20_body" style:list-style-name="L183"/>
    <style:style style:name="P184" style:family="paragraph" style:parent-style-name="Text_20_body" style:list-style-name="L184"/>
    <style:style style:name="P185" style:family="paragraph" style:parent-style-name="Text_20_body" style:list-style-name="L233"/>
    <style:style style:name="P186" style:family="paragraph" style:parent-style-name="Text_20_body" style:list-style-name="L234"/>
    <style:style style:name="P187" style:family="paragraph" style:parent-style-name="Text_20_body" style:list-style-name="L235"/>
    <style:style style:name="P188" style:family="paragraph" style:parent-style-name="Text_20_body" style:list-style-name="L236"/>
    <style:style style:name="P189" style:family="paragraph" style:parent-style-name="Text_20_body" style:list-style-name="L237"/>
    <style:style style:name="P190" style:family="paragraph" style:parent-style-name="Text_20_body" style:list-style-name="L238"/>
    <style:style style:name="P191" style:family="paragraph" style:parent-style-name="Text_20_body" style:list-style-name="L239"/>
    <style:style style:name="P192" style:family="paragraph" style:parent-style-name="Text_20_body" style:list-style-name="L240"/>
    <style:style style:name="P193" style:family="paragraph" style:parent-style-name="Text_20_body" style:list-style-name="L241"/>
    <style:style style:name="P194" style:family="paragraph" style:parent-style-name="Text_20_body" style:list-style-name="L242"/>
    <style:style style:name="P195" style:family="paragraph" style:parent-style-name="Text_20_body" style:list-style-name="L243"/>
    <style:style style:name="P196" style:family="paragraph" style:parent-style-name="Text_20_body" style:list-style-name="L244"/>
    <style:style style:name="P197" style:family="paragraph" style:parent-style-name="Text_20_body" style:list-style-name="L245"/>
    <style:style style:name="P198" style:family="paragraph" style:parent-style-name="Text_20_body" style:list-style-name="L246"/>
    <style:style style:name="P199" style:family="paragraph" style:parent-style-name="Text_20_body" style:list-style-name="L247"/>
    <style:style style:name="P200" style:family="paragraph" style:parent-style-name="Text_20_body" style:list-style-name="L248"/>
    <style:style style:name="P201" style:family="paragraph" style:parent-style-name="Text_20_body" style:list-style-name="L249"/>
    <style:style style:name="P202" style:family="paragraph" style:parent-style-name="Text_20_body" style:list-style-name="L250"/>
    <style:style style:name="P203" style:family="paragraph" style:parent-style-name="Text_20_body" style:list-style-name="L251"/>
    <style:style style:name="P204" style:family="paragraph" style:parent-style-name="Text_20_body" style:list-style-name="L252"/>
    <style:style style:name="P205" style:family="paragraph" style:parent-style-name="Text_20_body" style:list-style-name="L253"/>
    <style:style style:name="P206" style:family="paragraph" style:parent-style-name="Text_20_body" style:list-style-name="L254"/>
    <style:style style:name="P207" style:family="paragraph" style:parent-style-name="Text_20_body" style:list-style-name="L255"/>
    <style:style style:name="P208" style:family="paragraph" style:parent-style-name="Text_20_body" style:list-style-name="L256"/>
    <style:style style:name="P209" style:family="paragraph" style:parent-style-name="Text_20_body" style:list-style-name="L257"/>
    <style:style style:name="P210" style:family="paragraph" style:parent-style-name="Text_20_body" style:list-style-name="L258"/>
    <style:style style:name="P211" style:family="paragraph" style:parent-style-name="Text_20_body" style:list-style-name="L259"/>
    <style:style style:name="P212" style:family="paragraph" style:parent-style-name="Text_20_body" style:list-style-name="L260"/>
    <style:style style:name="P213" style:family="paragraph" style:parent-style-name="Text_20_body" style:list-style-name="L261"/>
    <style:style style:name="P214" style:family="paragraph" style:parent-style-name="Text_20_body" style:list-style-name="L262"/>
    <style:style style:name="P215" style:family="paragraph" style:parent-style-name="Text_20_body" style:list-style-name="L263"/>
    <style:style style:name="P216" style:family="paragraph" style:parent-style-name="Text_20_body" style:list-style-name="L264"/>
    <style:style style:name="P217" style:family="paragraph" style:parent-style-name="Text_20_body" style:list-style-name="L265"/>
    <style:style style:name="P218" style:family="paragraph" style:parent-style-name="Text_20_body" style:list-style-name="L266"/>
    <style:style style:name="P219" style:family="paragraph" style:parent-style-name="Text_20_body" style:list-style-name="L267"/>
    <style:style style:name="P220" style:family="paragraph" style:parent-style-name="Text_20_body" style:list-style-name="L268"/>
    <style:style style:name="P221" style:family="paragraph" style:parent-style-name="Text_20_body" style:list-style-name="L269"/>
    <style:style style:name="P222" style:family="paragraph" style:parent-style-name="Text_20_body" style:list-style-name="L270"/>
    <style:style style:name="P223" style:family="paragraph" style:parent-style-name="Text_20_body" style:list-style-name="L271"/>
    <style:style style:name="P224" style:family="paragraph" style:parent-style-name="Text_20_body" style:list-style-name="L272"/>
    <style:style style:name="P225" style:family="paragraph" style:parent-style-name="Text_20_body" style:list-style-name="L273"/>
    <style:style style:name="P226" style:family="paragraph" style:parent-style-name="Text_20_body" style:list-style-name="L274"/>
    <style:style style:name="P227" style:family="paragraph" style:parent-style-name="Text_20_body" style:list-style-name="L275"/>
    <style:style style:name="P228" style:family="paragraph" style:parent-style-name="Text_20_body" style:list-style-name="L276"/>
    <style:style style:name="P229" style:family="paragraph" style:parent-style-name="Text_20_body" style:list-style-name="L277"/>
    <style:style style:name="P230" style:family="paragraph" style:parent-style-name="Text_20_body" style:list-style-name="L278"/>
    <style:style style:name="P231" style:family="paragraph" style:parent-style-name="Text_20_body" style:list-style-name="L279"/>
    <style:style style:name="P232" style:family="paragraph" style:parent-style-name="Text_20_body" style:list-style-name="L280"/>
    <style:style style:name="P233" style:family="paragraph" style:parent-style-name="Standard" style:list-style-name="L183"/>
    <style:style style:name="P234" style:family="paragraph" style:parent-style-name="Quotations" style:list-style-name="L3"/>
    <style:style style:name="P235" style:family="paragraph" style:parent-style-name="Quotations" style:list-style-name="L56"/>
    <style:style style:name="P236" style:family="paragraph" style:parent-style-name="Quotations" style:list-style-name="L74"/>
    <style:style style:name="P237" style:family="paragraph" style:parent-style-name="Quotations" style:list-style-name="L91"/>
    <style:style style:name="P238" style:family="paragraph" style:parent-style-name="Quotations" style:list-style-name="L120"/>
    <style:style style:name="P239" style:family="paragraph" style:parent-style-name="Quotations" style:list-style-name="L127"/>
    <style:style style:name="P240" style:family="paragraph" style:parent-style-name="Quotations" style:list-style-name="L148"/>
    <style:style style:name="P241" style:family="paragraph" style:parent-style-name="Quotations" style:list-style-name="L159"/>
    <style:style style:name="P242" style:family="paragraph" style:parent-style-name="Quotations" style:list-style-name="L161"/>
    <style:style style:name="P243" style:family="paragraph" style:parent-style-name="Quotations" style:list-style-name="L162"/>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Below is a full design spec for the <text:span text:style-name="Strong_20_Emphasis">relationship/affection system</text:span>, <text:span text:style-name="Strong_20_Emphasis">Dream allies via Apotheosis</text:span>, and <text:span text:style-name="Strong_20_Emphasis">endings + key CG scenes</text:span> for Nyx’s <text:span text:style-name="Strong_20_Emphasis">core friend group</text:span>: Rowan, Mina, Theo, Cas, Jax, Talia.</text:p>
      <text:p text:style-name="Horizontal_20_Line"/>
      <text:h text:style-name="Heading_20_2" text:outline-level="2">1. Relationship &amp; Affection System (Core Friend Group)</text:h>
      <text:h text:style-name="Heading_20_3" text:outline-level="3">1.1 Core Values Per NPC</text:h>
      <text:p text:style-name="Text_20_body">For each core friend, you track <text:span text:style-name="Strong_20_Emphasis">two hidden meters</text:span>:</text:p>
      <text:list xml:id="list1795109185030261694" text:style-name="L184">
        <text:list-item>
          <text:p text:style-name="P184"><text:span text:style-name="Source_20_Text">bond_[npc]</text:span>: overall closeness / emotional investment (–50 → +100).</text:p>
        </text:list-item>
        <text:list-item>
          <text:p text:style-name="P184"><text:span text:style-name="Source_20_Text">trust_[npc]</text:span>: how safe/secure they feel with Nyx (0 → +100).</text:p>
        </text:list-item>
      </text:list>
      <text:p text:style-name="Text_20_body">These change via:</text:p>
      <text:list xml:id="list995918131132235609" text:style-name="L233">
        <text:list-item>
          <text:p text:style-name="P185">Dialogue choices (supportive, dismissive, evasive).</text:p>
        </text:list-item>
        <text:list-item>
          <text:p text:style-name="P185">Actions (showing up, ghosting, siding with them or against them).</text:p>
        </text:list-item>
        <text:list-item>
          <text:p text:style-name="P185">Quest decisions (how you handle their core wounds).</text:p>
        </text:list-item>
      </text:list>
      <text:p text:style-name="Text_20_body">Both are <text:span text:style-name="Strong_20_Emphasis">separate</text:span> on purpose:</text:p>
      <text:list xml:id="list4881092525134099122" text:style-name="L234">
        <text:list-item>
          <text:p text:style-name="P186">High bond but low trust = intense, unstable friendships (obsession, drama).</text:p>
        </text:list-item>
        <text:list-item>
          <text:p text:style-name="P186">Modest bond but high trust = quietly solid relationships.</text:p>
        </text:list-item>
      </text:list>
      <text:h text:style-name="Heading_20_3" text:outline-level="3">1.2 Relationship Stages &amp; Thresholds</text:h>
      <text:p text:style-name="Text_20_body">For each NPC:</text:p>
      <text:list xml:id="list5152300323892455615" text:style-name="L235">
        <text:list-item>
          <text:p text:style-name="P187"><text:span text:style-name="Strong_20_Emphasis">Stage 0 – Acquaintance:</text:span></text:p>
          <text:list>
            <text:list-item>
              <text:p text:style-name="P187"><text:span text:style-name="Source_20_Text">bond &lt; 15</text:span> OR <text:span text:style-name="Source_20_Text">trust &lt; 10</text:span>.</text:p>
            </text:list-item>
            <text:list-item>
              <text:p text:style-name="P187">Smalltalk only, no deep scenes.</text:p>
            </text:list-item>
          </text:list>
        </text:list-item>
        <text:list-item>
          <text:p text:style-name="P187"><text:span text:style-name="Strong_20_Emphasis">Stage 1 – Friend:</text:span></text:p>
          <text:list>
            <text:list-item>
              <text:p text:style-name="P187"><text:span text:style-name="Source_20_Text">bond ≥ 15</text:span> AND <text:span text:style-name="Source_20_Text">trust ≥ 20</text:span>.</text:p>
            </text:list-item>
            <text:list-item>
              <text:p text:style-name="P187">Unlocks basic hangout scenes, small confidences.</text:p>
            </text:list-item>
          </text:list>
        </text:list-item>
        <text:list-item>
          <text:p text:style-name="P187"><text:span text:style-name="Strong_20_Emphasis">Stage 2 – Close Friend:</text:span></text:p>
          <text:list>
            <text:list-item>
              <text:p text:style-name="P187"><text:span text:style-name="Source_20_Text">bond ≥ 40</text:span> AND <text:span text:style-name="Source_20_Text">trust ≥ 40</text:span>.</text:p>
            </text:list-item>
            <text:list-item>
              <text:p text:style-name="P187">Unlocks <text:span text:style-name="Strong_20_Emphasis">First Vulnerability Scene</text:span> (conflict or confession of a personal issue).</text:p>
            </text:list-item>
            <text:list-item>
              <text:p text:style-name="P187">Certain shared events (e.g., festivals, concerts) branch differently.</text:p>
            </text:list-item>
          </text:list>
        </text:list-item>
        <text:list-item>
          <text:p text:style-name="P187"><text:span text:style-name="Strong_20_Emphasis">Stage 3 – Deep Bond:</text:span></text:p>
          <text:list>
            <text:list-item>
              <text:p text:style-name="P187"><text:span text:style-name="Source_20_Text">bond ≥ 65</text:span> AND <text:span text:style-name="Source_20_Text">trust ≥ 65</text:span>.</text:p>
            </text:list-item>
            <text:list-item>
              <text:p text:style-name="P187">Unlocks <text:span text:style-name="Strong_20_Emphasis">Core Conflict / Confrontation</text:span> and the start of their <text:span text:style-name="Strong_20_Emphasis">Apotheosis Quest</text:span>.</text:p>
            </text:list-item>
            <text:list-item>
              <text:p text:style-name="P187"><text:soft-page-break/>They may show up to defend Nyx in Social scenes.</text:p>
            </text:list-item>
          </text:list>
        </text:list-item>
        <text:list-item>
          <text:p text:style-name="P187"><text:span text:style-name="Strong_20_Emphasis">Stage 4 – Apotheosis Candidate (Max Friendship):</text:span></text:p>
          <text:list>
            <text:list-item>
              <text:p text:style-name="P187"><text:span text:style-name="Source_20_Text">bond ≥ 85</text:span> AND <text:span text:style-name="Source_20_Text">trust ≥ 85</text:span>.</text:p>
            </text:list-item>
            <text:list-item>
              <text:p text:style-name="P187">Requires completion of their <text:span text:style-name="Strong_20_Emphasis">character quest</text:span>, where Nyx helps them achieve a personal breakthrough (Self-Enlightenment).</text:p>
            </text:list-item>
            <text:list-item>
              <text:p text:style-name="P187">This unlocks their <text:span text:style-name="Strong_20_Emphasis">Dream Ally form</text:span>: they can appear as support in The Dream.</text:p>
            </text:list-item>
          </text:list>
        </text:list-item>
      </text:list>
      <text:p text:style-name="Text_20_body">Apotheosis is <text:span text:style-name="Strong_20_Emphasis">non-romantic by default</text:span> but can carry romantic flavor for certain NPCs (Rowan, Cas, maybe Jax) depending on flags.</text:p>
      <text:p text:style-name="Horizontal_20_Line"/>
      <text:h text:style-name="Heading_20_2" text:outline-level="2">1.3 Apotheosis &amp; Dream Ally Rules</text:h>
      <text:p text:style-name="Text_20_body"><text:span text:style-name="Strong_20_Emphasis">Global Rule:</text:span><text:line-break/>Who shows up as a <text:span text:style-name="Strong_20_Emphasis">Dream Ally</text:span> is determined by:</text:p>
      <text:list xml:id="list346316624438055639" text:style-name="L236">
        <text:list-item>
          <text:p text:style-name="P188">Reaching <text:span text:style-name="Strong_20_Emphasis">Stage 4</text:span> (Max Friendship) with that NPC.</text:p>
        </text:list-item>
        <text:list-item>
          <text:p text:style-name="P188">Completing that NPC’s <text:span text:style-name="Strong_20_Emphasis">Apotheosis Quest</text:span> in a way that supports their self-enlightenment (not just repression).</text:p>
        </text:list-item>
        <text:list-item>
          <text:p text:style-name="P188">Not being locked out by certain extreme endings (e.g., collapse).</text:p>
        </text:list-item>
      </text:list>
      <text:p text:style-name="Text_20_body">During Dream:</text:p>
      <text:list xml:id="list6777816859214500848" text:style-name="L237">
        <text:list-item>
          <text:p text:style-name="P189">Each Apotheosis NPC can:</text:p>
          <text:list>
            <text:list-item>
              <text:p text:style-name="P189">Appear in <text:span text:style-name="Strong_20_Emphasis">specific domain fights</text:span> (where their theming fits).</text:p>
            </text:list-item>
            <text:list-item>
              <text:p text:style-name="P189">Provide <text:span text:style-name="Strong_20_Emphasis">1–2 support abilities</text:span> per night or per boss.</text:p>
            </text:list-item>
            <text:list-item>
              <text:p text:style-name="P189">Change <text:span text:style-name="Strong_20_Emphasis">flavor text</text:span>, making certain bosses less hostile or more vulnerable.</text:p>
            </text:list-item>
          </text:list>
        </text:list-item>
      </text:list>
      <text:p text:style-name="Text_20_body">Now per NPC:</text:p>
      <text:p text:style-name="Horizontal_20_Line"/>
      <text:h text:style-name="Heading_20_3" text:outline-level="3">1.4 Rowan Vega – Skater / Co-conspirator</text:h>
      <text:p text:style-name="Text_20_body"><text:span text:style-name="Strong_20_Emphasis">Domain Alignment:</text:span> Physical / Social (risk, belonging).</text:p>
      <text:p text:style-name="Text_20_body"><text:span text:style-name="Strong_20_Emphasis">Affection/Trust Highlights:</text:span></text:p>
      <text:list xml:id="list8842893131822446756" text:style-name="L238">
        <text:list-item>
          <text:p text:style-name="P190"><text:span text:style-name="Strong_20_Emphasis">Positive bonds:</text:span> backing them up, taking reasonable risks together, sharing authentic worry.</text:p>
        </text:list-item>
        <text:list-item>
          <text:p text:style-name="P190"><text:span text:style-name="Strong_20_Emphasis">Trust drains:</text:span> lying, bailing last minute, mocking their fears.</text:p>
        </text:list-item>
      </text:list>
      <text:p text:style-name="Text_20_body"><text:span text:style-name="Strong_20_Emphasis">Key Threshold Scenes:</text:span></text:p>
      <text:list xml:id="list3949183604304801617" text:style-name="L239">
        <text:list-item>
          <text:p text:style-name="P191"><text:span text:style-name="Strong_20_Emphasis">Stage 1 scene:</text:span> casual hangout at Skate Shop or Boardwalk; first sense of shared outsider status.</text:p>
        </text:list-item>
        <text:list-item>
          <text:p text:style-name="P191"><text:span text:style-name="Strong_20_Emphasis">Stage 2 vulnerability:</text:span> Rowan opens up about feeling left behind by people who “grow up and move on.”</text:p>
        </text:list-item>
        <text:list-item>
          <text:p text:style-name="P191"><text:span text:style-name="Strong_20_Emphasis">Stage 3 conflict:</text:span> Nyx calls Rowan out (or doesn’t) on self-destructive risk-taking; possible <text:soft-page-break/>fight or reconciliation.</text:p>
        </text:list-item>
        <text:list-item>
          <text:p text:style-name="P191"><text:span text:style-name="Strong_20_Emphasis">Apotheosis Quest:</text:span></text:p>
          <text:list>
            <text:list-item>
              <text:p text:style-name="P191">Nyx helps Rowan redefine “movement” in life not just as dangerous stunts but as intentional choices: job prospects, creative projects, or activism.</text:p>
            </text:list-item>
            <text:list-item>
              <text:p text:style-name="P191">Success: Rowan accepts that slowing down is not failure; they choose a future trajectory of their own.</text:p>
            </text:list-item>
          </text:list>
        </text:list-item>
      </text:list>
      <text:p text:style-name="Text_20_body"><text:span text:style-name="Strong_20_Emphasis">Dream Ally Form:</text:span></text:p>
      <text:list xml:id="list4483565097858277048" text:style-name="L240">
        <text:list-item>
          <text:p text:style-name="P192"><text:span text:style-name="Strong_20_Emphasis">Name:</text:span> Rowan // Momentum.</text:p>
        </text:list-item>
        <text:list-item>
          <text:p text:style-name="P192"><text:span text:style-name="Strong_20_Emphasis">Support Abilities:</text:span></text:p>
          <text:list>
            <text:list-item>
              <text:p text:style-name="P192"><text:span text:style-name="Strong_20_Emphasis">Rail Grind:</text:span> once per boss, Rowan dashes through enemy attacks, giving Nyx 1 turn of evasion + Physical buff.</text:p>
            </text:list-item>
            <text:list-item>
              <text:p text:style-name="P192"><text:span text:style-name="Strong_20_Emphasis">“I’ve Got You”:</text:span> if Nyx is about to be KO’d by a Physical hit, Rowan intercepts once per night, reducing damage.</text:p>
            </text:list-item>
          </text:list>
        </text:list-item>
      </text:list>
      <text:p text:style-name="Horizontal_20_Line"/>
      <text:h text:style-name="Heading_20_3" text:outline-level="3">1.5 Mina Ortega – Barista / Mindful Analyst</text:h>
      <text:p text:style-name="Text_20_body"><text:span text:style-name="Strong_20_Emphasis">Domain Alignment:</text:span> Psychological / Emotional / Spiritual (coping, meaning).</text:p>
      <text:p text:style-name="Text_20_body"><text:span text:style-name="Strong_20_Emphasis">Affection/Trust Highlights:</text:span></text:p>
      <text:list xml:id="list991834978790756872" text:style-name="L241">
        <text:list-item>
          <text:p text:style-name="P193"><text:span text:style-name="Strong_20_Emphasis">Positive bonds:</text:span> accepting her guidance, engaging with coping strategies, honest conversation.</text:p>
        </text:list-item>
        <text:list-item>
          <text:p text:style-name="P193"><text:span text:style-name="Strong_20_Emphasis">Trust drains:</text:span> mocking psychology, weaponizing her advice against others or herself.</text:p>
        </text:list-item>
      </text:list>
      <text:p text:style-name="Text_20_body"><text:span text:style-name="Strong_20_Emphasis">Threshold Scenes:</text:span></text:p>
      <text:list xml:id="list1720891470123970874" text:style-name="L242">
        <text:list-item>
          <text:p text:style-name="P194"><text:span text:style-name="Strong_20_Emphasis">Stage 1:</text:span> small psych chats over coffee, Mina gives Nyx resource zines.</text:p>
        </text:list-item>
        <text:list-item>
          <text:p text:style-name="P194"><text:span text:style-name="Strong_20_Emphasis">Stage 2:</text:span> Mina shares her own burnout fears and doubts about “actually helping anyone.”</text:p>
        </text:list-item>
        <text:list-item>
          <text:p text:style-name="P194"><text:span text:style-name="Strong_20_Emphasis">Stage 3 conflict:</text:span> Nyx confronts her about over-analyzing everything (or she confronts Nyx about self-sabotage), leading to a serious talk about boundaries and help vs control.</text:p>
        </text:list-item>
        <text:list-item>
          <text:p text:style-name="P194"><text:span text:style-name="Strong_20_Emphasis">Apotheosis Quest:</text:span></text:p>
          <text:list>
            <text:list-item>
              <text:p text:style-name="P194">Help Mina balance caring for others vs caring for herself—say no to overwork, set boundaries with needy customers, and accept her limitations.</text:p>
            </text:list-item>
            <text:list-item>
              <text:p text:style-name="P194">Success: she sees herself as a human companion, not a fixer or failure.</text:p>
            </text:list-item>
          </text:list>
        </text:list-item>
      </text:list>
      <text:p text:style-name="Text_20_body"><text:span text:style-name="Strong_20_Emphasis">Dream Ally Form:</text:span></text:p>
      <text:list xml:id="list2023319205499910476" text:style-name="L243">
        <text:list-item>
          <text:p text:style-name="P195"><text:span text:style-name="Strong_20_Emphasis">Name:</text:span> Mina // Insight.</text:p>
        </text:list-item>
        <text:list-item>
          <text:p text:style-name="P195"><text:span text:style-name="Strong_20_Emphasis">Support Abilities:</text:span></text:p>
          <text:list>
            <text:list-item>
              <text:p text:style-name="P195"><text:span text:style-name="Strong_20_Emphasis">Grounding Words:</text:span> clears confusion/panic debuffs and grants short-term Emotional resistance.</text:p>
            </text:list-item>
            <text:list-item>
              <text:p text:style-name="P195"><text:span text:style-name="Strong_20_Emphasis">Pattern Reveal:</text:span> reveals a boss’s hidden threshold or condition (like when certain attacks trigger), making future fights more predictable.</text:p>
            </text:list-item>
          </text:list>
        </text:list-item>
      </text:list>
      <text:p text:style-name="Horizontal_20_Line"><text:soft-page-break/></text:p>
      <text:h text:style-name="Heading_20_3" text:outline-level="3">1.6 Theo Park – Quiet Librarian / Witness</text:h>
      <text:p text:style-name="Text_20_body"><text:span text:style-name="Strong_20_Emphasis">Domain Alignment:</text:span> Psychological / Emotional (knowledge, visibility).</text:p>
      <text:p text:style-name="Text_20_body"><text:span text:style-name="Strong_20_Emphasis">Affection/Trust Highlights:</text:span></text:p>
      <text:list xml:id="list7121782272373355687" text:style-name="L244">
        <text:list-item>
          <text:p text:style-name="P196"><text:span text:style-name="Strong_20_Emphasis">Positive:</text:span> asking for help, sharing quiet spaces, defending him socially.</text:p>
        </text:list-item>
        <text:list-item>
          <text:p text:style-name="P196"><text:span text:style-name="Strong_20_Emphasis">Trust drains:</text:span> dismissing his contributions, pressuring him into harsh spotlight.</text:p>
        </text:list-item>
      </text:list>
      <text:p text:style-name="Text_20_body"><text:span text:style-name="Strong_20_Emphasis">Threshold Scenes:</text:span></text:p>
      <text:list xml:id="list1005669648865522663" text:style-name="L245">
        <text:list-item>
          <text:p text:style-name="P197"><text:span text:style-name="Strong_20_Emphasis">Stage 1:</text:span> small talk at Library; Theo helps find books.</text:p>
        </text:list-item>
        <text:list-item>
          <text:p text:style-name="P197"><text:span text:style-name="Strong_20_Emphasis">Stage 2:</text:span> he admits feeling invisible and afraid to speak up.</text:p>
        </text:list-item>
        <text:list-item>
          <text:p text:style-name="P197"><text:span text:style-name="Strong_20_Emphasis">Stage 3 conflict:</text:span> Nyx either encourages him to assert himself in a tough situation or inadvertently uses him as a shield (conflict if the latter).</text:p>
        </text:list-item>
        <text:list-item>
          <text:p text:style-name="P197"><text:span text:style-name="Strong_20_Emphasis">Apotheosis Quest:</text:span></text:p>
          <text:list>
            <text:list-item>
              <text:p text:style-name="P197">Theo faces a situation where he must speak up publicly (town meeting, rumor correction, or defending Nyx).</text:p>
            </text:list-item>
            <text:list-item>
              <text:p text:style-name="P197">Nyx can support or undercut him; success = he realizes his voice matters even if it shakes.</text:p>
            </text:list-item>
          </text:list>
        </text:list-item>
      </text:list>
      <text:p text:style-name="Text_20_body"><text:span text:style-name="Strong_20_Emphasis">Dream Ally Form:</text:span></text:p>
      <text:list xml:id="list5775001800816366476" text:style-name="L246">
        <text:list-item>
          <text:p text:style-name="P198"><text:span text:style-name="Strong_20_Emphasis">Name:</text:span> Theo // Witness.</text:p>
        </text:list-item>
        <text:list-item>
          <text:p text:style-name="P198"><text:span text:style-name="Strong_20_Emphasis">Support Abilities:</text:span></text:p>
          <text:list>
            <text:list-item>
              <text:p text:style-name="P198"><text:span text:style-name="Strong_20_Emphasis">Quiet Guard:</text:span> reduces Emotional damage and increases accuracy of Nyx’s actions for a few turns (calming presence).</text:p>
            </text:list-item>
            <text:list-item>
              <text:p text:style-name="P198"><text:span text:style-name="Strong_20_Emphasis">Record of Truth:</text:span> once per night, negates one “misleading” boss status (like hallucination, gaslighting-style debuff).</text:p>
            </text:list-item>
          </text:list>
        </text:list-item>
      </text:list>
      <text:p text:style-name="Horizontal_20_Line"/>
      <text:h text:style-name="Heading_20_3" text:outline-level="3">1.7 Cassi “Cas” Brennan – Arcade Chaos / Performer</text:h>
      <text:p text:style-name="Text_20_body"><text:span text:style-name="Strong_20_Emphasis">Domain Alignment:</text:span> Social / Emotional (mask, play, performance).</text:p>
      <text:p text:style-name="Text_20_body"><text:span text:style-name="Strong_20_Emphasis">Affection/Trust Highlights:</text:span></text:p>
      <text:list xml:id="list5134853877866584642" text:style-name="L247">
        <text:list-item>
          <text:p text:style-name="P199"><text:span text:style-name="Strong_20_Emphasis">Positive:</text:span> seeing and validating her quieter self, playing along without exploiting her antics.</text:p>
        </text:list-item>
        <text:list-item>
          <text:p text:style-name="P199"><text:span text:style-name="Strong_20_Emphasis">Trust drains:</text:span> laughing at her pain, reinforcing clown role, sharing private moments as gossip.</text:p>
        </text:list-item>
      </text:list>
      <text:p text:style-name="Text_20_body"><text:span text:style-name="Strong_20_Emphasis">Threshold Scenes:</text:span></text:p>
      <text:list xml:id="list2307013518110853207" text:style-name="L248">
        <text:list-item>
          <text:p text:style-name="P200"><text:span text:style-name="Strong_20_Emphasis">Stage 1:</text:span> chaotic arcade antics; Cas tries to impress Nyx.</text:p>
        </text:list-item>
        <text:list-item>
          <text:p text:style-name="P200"><text:span text:style-name="Strong_20_Emphasis">Stage 2:</text:span> backstage moment where she drops the act briefly.</text:p>
        </text:list-item>
        <text:list-item>
          <text:p text:style-name="P200"><text:span text:style-name="Strong_20_Emphasis">Stage 3 conflict:</text:span> Nyx either supports her stepping back from being “the funny one” or pushes <text:soft-page-break/>her to perform harder in a vulnerable context.</text:p>
        </text:list-item>
        <text:list-item>
          <text:p text:style-name="P200"><text:span text:style-name="Strong_20_Emphasis">Apotheosis Quest:</text:span></text:p>
          <text:list>
            <text:list-item>
              <text:p text:style-name="P200">Help Cas experiment with being herself in different spaces: smaller gatherings, maybe a live performance where she plays a serious song or stands up for herself.</text:p>
            </text:list-item>
            <text:list-item>
              <text:p text:style-name="P200">Success: she chooses authenticity even if some people lose interest.</text:p>
            </text:list-item>
          </text:list>
        </text:list-item>
      </text:list>
      <text:p text:style-name="Text_20_body"><text:span text:style-name="Strong_20_Emphasis">Dream Ally Form:</text:span></text:p>
      <text:list xml:id="list49715325095834080" text:style-name="L249">
        <text:list-item>
          <text:p text:style-name="P201"><text:span text:style-name="Strong_20_Emphasis">Name:</text:span> Cas // Masquerade.</text:p>
        </text:list-item>
        <text:list-item>
          <text:p text:style-name="P201"><text:span text:style-name="Strong_20_Emphasis">Support Abilities:</text:span></text:p>
          <text:list>
            <text:list-item>
              <text:p text:style-name="P201"><text:span text:style-name="Strong_20_Emphasis">Distract &amp; Delight:</text:span> confuses enemies, reduces Social/Emotional attacks for a few turns.</text:p>
            </text:list-item>
            <text:list-item>
              <text:p text:style-name="P201"><text:span text:style-name="Strong_20_Emphasis">Drop the Mask:</text:span> during a critical emotional phase, Cas strips away illusions, revealing true forms of certain mobs or portions of a boss’s HP.</text:p>
            </text:list-item>
          </text:list>
        </text:list-item>
      </text:list>
      <text:p text:style-name="Horizontal_20_Line"/>
      <text:h text:style-name="Heading_20_3" text:outline-level="3">1.8 Jax Moreno – Busker / Soulful Guide</text:h>
      <text:p text:style-name="Text_20_body"><text:span text:style-name="Strong_20_Emphasis">Domain Alignment:</text:span> Emotional / Spiritual (music, meaning).</text:p>
      <text:p text:style-name="Text_20_body"><text:span text:style-name="Strong_20_Emphasis">Affection/Trust Highlights:</text:span></text:p>
      <text:list xml:id="list9047672623138409083" text:style-name="L250">
        <text:list-item>
          <text:p text:style-name="P202"><text:span text:style-name="Strong_20_Emphasis">Positive:</text:span> deeply listening to his music, sharing interpretations, respecting his boundaries.</text:p>
        </text:list-item>
        <text:list-item>
          <text:p text:style-name="P202"><text:span text:style-name="Strong_20_Emphasis">Trust drains:</text:span> treating his art as background, pushing him into gigs that hurt his sobriety or stability.</text:p>
        </text:list-item>
      </text:list>
      <text:p text:style-name="Text_20_body"><text:span text:style-name="Strong_20_Emphasis">Threshold Scenes:</text:span></text:p>
      <text:list xml:id="list1881652704196586264" text:style-name="L251">
        <text:list-item>
          <text:p text:style-name="P203"><text:span text:style-name="Strong_20_Emphasis">Stage 1:</text:span> casual listening; Jax asks Nyx what his songs sound like to them.</text:p>
        </text:list-item>
        <text:list-item>
          <text:p text:style-name="P203"><text:span text:style-name="Strong_20_Emphasis">Stage 2:</text:span> Jax talks about past self-destructive patterns and why he keeps playing.</text:p>
        </text:list-item>
        <text:list-item>
          <text:p text:style-name="P203"><text:span text:style-name="Strong_20_Emphasis">Stage 3 conflict:</text:span> Nyx can either support a difficult choice (turning down a harmful opportunity) or pressure him into it (“this is your big break”).</text:p>
        </text:list-item>
        <text:list-item>
          <text:p text:style-name="P203"><text:span text:style-name="Strong_20_Emphasis">Apotheosis Quest:</text:span></text:p>
          <text:list>
            <text:list-item>
              <text:p text:style-name="P203">Help Jax choose a path that honors his art and health, not just audience demand—perhaps a community music program, or walking away from an exploitative gig.</text:p>
            </text:list-item>
            <text:list-item>
              <text:p text:style-name="P203">Success: he recognizes his worth without constant external validation.</text:p>
            </text:list-item>
          </text:list>
        </text:list-item>
      </text:list>
      <text:p text:style-name="Text_20_body"><text:span text:style-name="Strong_20_Emphasis">Dream Ally Form:</text:span></text:p>
      <text:list xml:id="list5279182895115411941" text:style-name="L252">
        <text:list-item>
          <text:p text:style-name="P204"><text:span text:style-name="Strong_20_Emphasis">Name:</text:span> Jax // Resonance.</text:p>
        </text:list-item>
        <text:list-item>
          <text:p text:style-name="P204"><text:span text:style-name="Strong_20_Emphasis">Support Abilities:</text:span></text:p>
          <text:list>
            <text:list-item>
              <text:p text:style-name="P204"><text:span text:style-name="Strong_20_Emphasis">Lull the Crowd:</text:span> calms incoming waves of mobs, reducing their spawn or initial aggression.</text:p>
            </text:list-item>
            <text:list-item>
              <text:p text:style-name="P204"><text:span text:style-name="Strong_20_Emphasis">Song of Recall:</text:span> once per night, lets Nyx “rewind” one turn of status effects (clearing one painful choice in combat).</text:p>
            </text:list-item>
          </text:list>
        </text:list-item>
      </text:list>
      <text:p text:style-name="Horizontal_20_Line"/>
      <text:h text:style-name="Heading_20_3" text:outline-level="3"><text:soft-page-break/>1.9 Talia Rivers – Night-owl Neighbor / Digital Sanctuary</text:h>
      <text:p text:style-name="Text_20_body"><text:span text:style-name="Strong_20_Emphasis">Domain Alignment:</text:span> Emotional / Social / Psychological (isolation, online life).</text:p>
      <text:p text:style-name="Text_20_body"><text:span text:style-name="Strong_20_Emphasis">Affection/Trust Highlights:</text:span></text:p>
      <text:list xml:id="list8608455308921164952" text:style-name="L253">
        <text:list-item>
          <text:p text:style-name="P205"><text:span text:style-name="Strong_20_Emphasis">Positive:</text:span> respecting her boundaries but inviting her gently, participating in her online world, not shaming her.</text:p>
        </text:list-item>
        <text:list-item>
          <text:p text:style-name="P205"><text:span text:style-name="Strong_20_Emphasis">Trust drains:</text:span> pushing too hard, mocking her lifestyle, vanishing from online contact.</text:p>
        </text:list-item>
      </text:list>
      <text:p text:style-name="Text_20_body"><text:span text:style-name="Strong_20_Emphasis">Threshold Scenes:</text:span></text:p>
      <text:list xml:id="list1378211254733942538" text:style-name="L254">
        <text:list-item>
          <text:p text:style-name="P206"><text:span text:style-name="Strong_20_Emphasis">Stage 1:</text:span> hallway encounters, glimpses of her streaming.</text:p>
        </text:list-item>
        <text:list-item>
          <text:p text:style-name="P206"><text:span text:style-name="Strong_20_Emphasis">Stage 2:</text:span> late-night chat session where she shares some vulnerabilities (anxiety, agoraphobia, etc.).</text:p>
        </text:list-item>
        <text:list-item>
          <text:p text:style-name="P206"><text:span text:style-name="Strong_20_Emphasis">Stage 3 conflict:</text:span> Nyx either invalidates her feelings (“just go outside”) or helps her plan a small, manageable venture into the offline world.</text:p>
        </text:list-item>
        <text:list-item>
          <text:p text:style-name="P206"><text:span text:style-name="Strong_20_Emphasis">Apotheosis Quest:</text:span></text:p>
          <text:list>
            <text:list-item>
              <text:p text:style-name="P206">Help Talia find an equilibrium: one meaningful offline experience (festival, small hangout) and an online project that matters to her.</text:p>
            </text:list-item>
            <text:list-item>
              <text:p text:style-name="P206">Success: she can say, “I am not broken for liking my room; I just also deserve a bigger map.”</text:p>
            </text:list-item>
          </text:list>
        </text:list-item>
      </text:list>
      <text:p text:style-name="Text_20_body"><text:span text:style-name="Strong_20_Emphasis">Dream Ally Form:</text:span></text:p>
      <text:list xml:id="list3057510501218802457" text:style-name="L255">
        <text:list-item>
          <text:p text:style-name="P207"><text:span text:style-name="Strong_20_Emphasis">Name:</text:span> Talia // Link.</text:p>
        </text:list-item>
        <text:list-item>
          <text:p text:style-name="P207"><text:span text:style-name="Strong_20_Emphasis">Support Abilities:</text:span></text:p>
          <text:list>
            <text:list-item>
              <text:p text:style-name="P207"><text:span text:style-name="Strong_20_Emphasis">Signal Boost:</text:span> increases Nyx’s “resolve” against Anxiety Gnats, Panic Elevators, and mental overload.</text:p>
            </text:list-item>
            <text:list-item>
              <text:p text:style-name="P207"><text:span text:style-name="Strong_20_Emphasis">Ping:</text:span> reveals hidden support options in Dream (like new coping choices) once per night, representing online friends / resources.</text:p>
            </text:list-item>
          </text:list>
        </text:list-item>
      </text:list>
      <text:p text:style-name="Horizontal_20_Line"/>
      <text:h text:style-name="Heading_20_2" text:outline-level="2">2. Endings &amp; Route Structure (Core Friend Group Focus)</text:h>
      <text:h text:style-name="Heading_20_3" text:outline-level="3">2.1 Global Route Skeleton</text:h>
      <text:list xml:id="list6816724766682247216" text:style-name="L256">
        <text:list-item>
          <text:p text:style-name="P208">Game is <text:span text:style-name="Strong_20_Emphasis">multi-route</text:span> but <text:span text:style-name="Strong_20_Emphasis">single protagonist</text:span>: Nyx.</text:p>
        </text:list-item>
        <text:list-item>
          <text:p text:style-name="P208">You can deepen bonds with <text:span text:style-name="Strong_20_Emphasis">multiple friends</text:span>, but <text:span text:style-name="Strong_20_Emphasis">Apotheosis</text:span> for all of them in one run is <text:span text:style-name="Emphasis">hard</text:span> (not impossible; depends on time &amp; choices).</text:p>
        </text:list-item>
        <text:list-item>
          <text:p text:style-name="P208">Endings depend on 3 main factors:</text:p>
        </text:list-item>
      </text:list>
      <text:list xml:id="list178537133821626067" text:style-name="L257">
        <text:list-item>
          <text:p text:style-name="P209"><text:span text:style-name="Strong_20_Emphasis">Arete State</text:span> at the end:</text:p>
          <text:list>
            <text:list-item>
              <text:p text:style-name="P209">Balance of Harmony/Strife across Physical, Psychological, Social, Emotional, Spiritual.</text:p>
            </text:list-item>
          </text:list>
        </text:list-item>
        <text:list-item>
          <text:p text:style-name="P209"><text:span text:style-name="Strong_20_Emphasis">Core Friend Bonds &amp; Apotheosis States</text:span>:</text:p>
          <text:list>
            <text:list-item>
              <text:p text:style-name="P209"><text:soft-page-break/>Which of Rowan/Mina/Theo/Cas/Jax/Talia reached Stage 4, and whether their apotheosis was “healthy” or “compromised.”</text:p>
            </text:list-item>
          </text:list>
        </text:list-item>
        <text:list-item>
          <text:p text:style-name="P209"><text:span text:style-name="Strong_20_Emphasis">Major Boss Resolutions</text:span>:</text:p>
          <text:list>
            <text:list-item>
              <text:p text:style-name="P209">For each domain boss: integrated vs suppressed vs avoided vs collapsed.</text:p>
            </text:list-item>
          </text:list>
        </text:list-item>
      </text:list>
      <text:p text:style-name="Horizontal_20_Line"/>
      <text:h text:style-name="Heading_20_3" text:outline-level="3">2.2 Main Ending Types</text:h>
      <text:p text:style-name="Text_20_body">Think of these as <text:span text:style-name="Strong_20_Emphasis">core endings</text:span>; each can have NPC-variant flavors.</text:p>
      <text:h text:style-name="Heading_20_4" text:outline-level="4">1. Integrated Healing (Primary “Good” Ending)</text:h>
      <text:p text:style-name="Text_20_body"><text:span text:style-name="Strong_20_Emphasis">Conditions (typical):</text:span></text:p>
      <text:list xml:id="list9092362422223172913" text:style-name="L258">
        <text:list-item>
          <text:p text:style-name="P210">Most domains of <text:span text:style-name="Strong_20_Emphasis">Arete</text:span> in net <text:span text:style-name="Strong_20_Emphasis">Harmony</text:span> (especially Emotional &amp; Spiritual).</text:p>
        </text:list-item>
        <text:list-item>
          <text:p text:style-name="P210">At least <text:span text:style-name="Strong_20_Emphasis">2–3 core friends</text:span> at Stage 3+; at least one <text:span text:style-name="Strong_20_Emphasis">Apotheosis</text:span> resolved in a healthy way.</text:p>
        </text:list-item>
        <text:list-item>
          <text:p text:style-name="P210">Domain bosses largely <text:span text:style-name="Strong_20_Emphasis">integrated</text:span> (you choose resolution options that accept and integrate fear, rather than just destroy or deny it).</text:p>
        </text:list-item>
      </text:list>
      <text:p text:style-name="Text_20_body"><text:span text:style-name="Strong_20_Emphasis">Tone:</text:span></text:p>
      <text:list xml:id="list5545438845987563091" text:style-name="L259">
        <text:list-item>
          <text:p text:style-name="P211">Nyx isn’t “fixed,” but has tools, support, and a way forward.</text:p>
        </text:list-item>
        <text:list-item>
          <text:p text:style-name="P211">The Dream remains, but as an environment they can navigate, not a prison.</text:p>
        </text:list-item>
      </text:list>
      <text:p text:style-name="Text_20_body"><text:span text:style-name="Strong_20_Emphasis">Variants per NPC (if they’re your strongest bond):</text:span></text:p>
      <text:list xml:id="list1051713455789783616" text:style-name="L260">
        <text:list-item>
          <text:p text:style-name="P212"><text:span text:style-name="Strong_20_Emphasis">Rowan Variant:</text:span> You and Rowan commit to <text:span text:style-name="Emphasis">growing in parallel</text:span>, not just running from stagnation; final CG of skate wheels and footprints side by side.</text:p>
        </text:list-item>
        <text:list-item>
          <text:p text:style-name="P212"><text:span text:style-name="Strong_20_Emphasis">Mina Variant:</text:span> You both acknowledge boundaries; Mina is no longer “fixing” you, you’re walking alongside each other.</text:p>
        </text:list-item>
        <text:list-item>
          <text:p text:style-name="P212"><text:span text:style-name="Strong_20_Emphasis">Theo Variant:</text:span> quiet final scene in the library; you both feel “seen.”</text:p>
        </text:list-item>
        <text:list-item>
          <text:p text:style-name="P212"><text:span text:style-name="Strong_20_Emphasis">Cas Variant:</text:span> final shared moment where she ditches the performance and you are both comfortably weird.</text:p>
        </text:list-item>
        <text:list-item>
          <text:p text:style-name="P212"><text:span text:style-name="Strong_20_Emphasis">Jax Variant:</text:span> you stand in the background of one of his small, honest sets, then walk home together in calm.</text:p>
        </text:list-item>
        <text:list-item>
          <text:p text:style-name="P212"><text:span text:style-name="Strong_20_Emphasis">Talia Variant:</text:span> she joins an offline gathering, even briefly, and you attend one of her streams later, grounding both worlds.</text:p>
        </text:list-item>
      </text:list>
      <text:p text:style-name="Horizontal_20_Line"/>
      <text:h text:style-name="Heading_20_4" text:outline-level="4">2. High-Functioning Denial</text:h>
      <text:p text:style-name="Text_20_body"><text:span text:style-name="Strong_20_Emphasis">Conditions:</text:span></text:p>
      <text:list xml:id="list4713694180006532608" text:style-name="L261">
        <text:list-item>
          <text:p text:style-name="P213"><text:span text:style-name="Strong_20_Emphasis">Physical &amp; Psychological Arete</text:span> relatively high (you go to school, work, manage tasks).</text:p>
        </text:list-item>
        <text:list-item>
          <text:p text:style-name="P213"><text:span text:style-name="Strong_20_Emphasis">Emotional &amp; Spiritual Arete</text:span> in Strife (numbness, cynicism).</text:p>
        </text:list-item>
        <text:list-item>
          <text:p text:style-name="P213"><text:soft-page-break/>Boss resolutions lean toward <text:span text:style-name="Strong_20_Emphasis">suppression</text:span>: you “win” but with avoidance choices.</text:p>
        </text:list-item>
      </text:list>
      <text:p text:style-name="Text_20_body"><text:span text:style-name="Strong_20_Emphasis">Tone:</text:span></text:p>
      <text:list xml:id="list7352784898129034062" text:style-name="L262">
        <text:list-item>
          <text:p text:style-name="P214">On the surface, life is “back on track.”</text:p>
        </text:list-item>
        <text:list-item>
          <text:p text:style-name="P214">The Dream becomes quieter but <text:span text:style-name="Emphasis">twisted</text:span>; archivist remarks that many files are left unopened.</text:p>
        </text:list-item>
      </text:list>
      <text:p text:style-name="Text_20_body"><text:span text:style-name="Strong_20_Emphasis">NPC Variants:</text:span></text:p>
      <text:list xml:id="list5992226351025354197" text:style-name="L263">
        <text:list-item>
          <text:p text:style-name="P215">With <text:span text:style-name="Strong_20_Emphasis">Mina</text:span> high bond but unresolved apotheosis:</text:p>
          <text:list>
            <text:list-item>
              <text:p text:style-name="P215">She and Nyx develop a kind of co-rumination, intellectualizing everything without real feeling.</text:p>
            </text:list-item>
          </text:list>
        </text:list-item>
        <text:list-item>
          <text:p text:style-name="P215">With <text:span text:style-name="Strong_20_Emphasis">Rowan</text:span> strong but emotionally closed:</text:p>
          <text:list>
            <text:list-item>
              <text:p text:style-name="P215">You and Rowan chase stunts and external successes, never talk about why you need them.</text:p>
            </text:list-item>
          </text:list>
        </text:list-item>
      </text:list>
      <text:p text:style-name="Horizontal_20_Line"/>
      <text:h text:style-name="Heading_20_4" text:outline-level="4">3. Stagnation / Stuck Ending</text:h>
      <text:p text:style-name="Text_20_body"><text:span text:style-name="Strong_20_Emphasis">Conditions:</text:span></text:p>
      <text:list xml:id="list7388317292955879189" text:style-name="L264">
        <text:list-item>
          <text:p text:style-name="P216">Arete mostly mid / unbalanced; no domain extremely high.</text:p>
        </text:list-item>
        <text:list-item>
          <text:p text:style-name="P216">Few or no Apotheosis arcs completed.</text:p>
        </text:list-item>
        <text:list-item>
          <text:p text:style-name="P216">Domain bosses resolved in <text:span text:style-name="Strong_20_Emphasis">mixed</text:span> ways (a little integration, a little avoidance) but no clear major breakthroughs.</text:p>
        </text:list-item>
      </text:list>
      <text:p text:style-name="Text_20_body"><text:span text:style-name="Strong_20_Emphasis">Tone:</text:span></text:p>
      <text:list xml:id="list8059416412552991553" text:style-name="L265">
        <text:list-item>
          <text:p text:style-name="P217">Life continues, but feels small and repetitive.</text:p>
        </text:list-item>
        <text:list-item>
          <text:p text:style-name="P217">Dream remains foggy, with unresolved doors.</text:p>
        </text:list-item>
      </text:list>
      <text:p text:style-name="Text_20_body"><text:span text:style-name="Strong_20_Emphasis">NPC Impact:</text:span></text:p>
      <text:list xml:id="list4655595968930471009" text:style-name="L266">
        <text:list-item>
          <text:p text:style-name="P218">Friends remain around but at Stage 1–2; they mention “hoping someday you’ll call.”</text:p>
        </text:list-item>
        <text:list-item>
          <text:p text:style-name="P218">Dream Allies don’t manifest; fights are lonelier.</text:p>
        </text:list-item>
      </text:list>
      <text:p text:style-name="Horizontal_20_Line"/>
      <text:h text:style-name="Heading_20_4" text:outline-level="4">4. Self-Sacrifice / Martyr Ending</text:h>
      <text:p text:style-name="Text_20_body"><text:span text:style-name="Strong_20_Emphasis">Conditions:</text:span></text:p>
      <text:list xml:id="list7434264749888882668" text:style-name="L267">
        <text:list-item>
          <text:p text:style-name="P219"><text:span text:style-name="Strong_20_Emphasis">Emotional &amp; Spiritual Harmony</text:span> high (lots of kindness and empathy), but <text:span text:style-name="Strong_20_Emphasis">Physical or Psychological</text:span> seriously neglected.</text:p>
        </text:list-item>
        <text:list-item>
          <text:p text:style-name="P219">In the final Dream confrontation, Nyx chooses options that <text:span text:style-name="Strong_20_Emphasis">absolve others at their own expense</text:span> (e.g., absorbing or locking away Nightmares without integration for self).</text:p>
        </text:list-item>
      </text:list>
      <text:p text:style-name="Text_20_body"><text:span text:style-name="Strong_20_Emphasis">Tone:</text:span></text:p>
      <text:list xml:id="list3467276616912938270" text:style-name="L268">
        <text:list-item>
          <text:p text:style-name="P220">Nyx “saves” everyone by taking the burden alone.</text:p>
        </text:list-item>
        <text:list-item>
          <text:p text:style-name="P220"><text:soft-page-break/>In Town, others seem lighter, but Nyx’s sense of self is heavily compromised.</text:p>
        </text:list-item>
      </text:list>
      <text:p text:style-name="Text_20_body"><text:span text:style-name="Strong_20_Emphasis">NPC Variants:</text:span></text:p>
      <text:list xml:id="list8905355032224714073" text:style-name="L269">
        <text:list-item>
          <text:p text:style-name="P221"><text:span text:style-name="Strong_20_Emphasis">Rowan:</text:span> furious/confused; begs you not to throw yourself away.</text:p>
        </text:list-item>
        <text:list-item>
          <text:p text:style-name="P221"><text:span text:style-name="Strong_20_Emphasis">Mina &amp; Morrell:</text:span> heavily disturbed, question their own roles.</text:p>
        </text:list-item>
        <text:list-item>
          <text:p text:style-name="P221">Final CG: Nyx smiles with obvious exhaustion while friends look worried.</text:p>
        </text:list-item>
      </text:list>
      <text:p text:style-name="Horizontal_20_Line"/>
      <text:h text:style-name="Heading_20_4" text:outline-level="4">5. Collapse / Breakdown Ending</text:h>
      <text:p text:style-name="Text_20_body"><text:span text:style-name="Strong_20_Emphasis">Conditions:</text:span></text:p>
      <text:list xml:id="list3487168403150651402" text:style-name="L270">
        <text:list-item>
          <text:p text:style-name="P222">Multiple Arete domains in deep <text:span text:style-name="Strong_20_Emphasis">Strife</text:span>, especially Emotional + Social.</text:p>
        </text:list-item>
        <text:list-item>
          <text:p text:style-name="P222">Very low trust across friend group (bond/trust &lt; low thresholds).</text:p>
        </text:list-item>
        <text:list-item>
          <text:p text:style-name="P222">Major bosses frequently approached via <text:span text:style-name="Strong_20_Emphasis">destruction or surrender</text:span> with no integration.</text:p>
        </text:list-item>
      </text:list>
      <text:p text:style-name="Text_20_body"><text:span text:style-name="Strong_20_Emphasis">Tone:</text:span></text:p>
      <text:list xml:id="list1049778347904527625" text:style-name="L271">
        <text:list-item>
          <text:p text:style-name="P223">Nyx experiences a severe breakdown or dissociative episode; reality/Dream boundaries blur.</text:p>
        </text:list-item>
        <text:list-item>
          <text:p text:style-name="P223">Town scenes become disjointed or fade out.</text:p>
        </text:list-item>
      </text:list>
      <text:p text:style-name="Text_20_body"><text:span text:style-name="Strong_20_Emphasis">NPC Impact:</text:span></text:p>
      <text:list xml:id="list5565350688353574539" text:style-name="L272">
        <text:list-item>
          <text:p text:style-name="P224">Most friends are distant or absent; one or two might still try to reach out but can’t get through.</text:p>
        </text:list-item>
        <text:list-item>
          <text:p text:style-name="P224">The Archivist and Silent Horizon dominate the final Dream.</text:p>
        </text:list-item>
      </text:list>
      <text:p text:style-name="Horizontal_20_Line"/>
      <text:h text:style-name="Heading_20_4" text:outline-level="4">6. Meta Time-Meddling Ending</text:h>
      <text:p text:style-name="Text_20_body"><text:span text:style-name="Strong_20_Emphasis">Conditions:</text:span></text:p>
      <text:list xml:id="list1392294933893613135" text:style-name="L273">
        <text:list-item>
          <text:p text:style-name="P225">Extremely high <text:span text:style-name="Source_20_Text">time_meddling_score</text:span>.</text:p>
        </text:list-item>
        <text:list-item>
          <text:p text:style-name="P225">Multiple rewinds across major branches.</text:p>
        </text:list-item>
        <text:list-item>
          <text:p text:style-name="P225">Archivist/Ferryman special events triggered.</text:p>
        </text:list-item>
      </text:list>
      <text:p text:style-name="Text_20_body"><text:span text:style-name="Strong_20_Emphasis">Tone:</text:span></text:p>
      <text:list xml:id="list9105608778582267298" text:style-name="L274">
        <text:list-item>
          <text:p text:style-name="P226">The Dream becomes self-aware of the loops.</text:p>
        </text:list-item>
        <text:list-item>
          <text:p text:style-name="P226">Nyx’s sense of time fractures; they may choose to “step out” of the narrative or accept existence in the loop.</text:p>
        </text:list-item>
      </text:list>
      <text:p text:style-name="Text_20_body"><text:span text:style-name="Strong_20_Emphasis">NPC Touch:</text:span></text:p>
      <text:list xml:id="list3151953387800379513" text:style-name="L275">
        <text:list-item>
          <text:p text:style-name="P227">Rowan or Mina may directly allude to déjà vu.</text:p>
        </text:list-item>
        <text:list-item>
          <text:p text:style-name="P227">A strange CG shows files / scenes layered over each other.</text:p>
        </text:list-item>
      </text:list>
      <text:p text:style-name="Horizontal_20_Line"/>
      <text:h text:style-name="Heading_20_3" text:outline-level="3"><text:soft-page-break/>2.3 Route “Ownership” by Friend</text:h>
      <text:p text:style-name="Text_20_body">You don’t have traditional “solo routes,” but certain runs naturally center on one friend’s Apotheosis and lens:</text:p>
      <text:list xml:id="list8994231885623581115" text:style-name="L276">
        <text:list-item>
          <text:p text:style-name="P228">If <text:span text:style-name="Strong_20_Emphasis">one NPC</text:span> is the only Apotheosis ally and has highest combined <text:span text:style-name="Source_20_Text">bond+trust</text:span>, the ending’s flavor skews toward <text:span text:style-name="Emphasis">their</text:span> themes.</text:p>
        </text:list-item>
        <text:list-item>
          <text:p text:style-name="P228">If <text:span text:style-name="Strong_20_Emphasis">multiple</text:span> are apotheosized, the ending may be a <text:span text:style-name="Strong_20_Emphasis">group variant</text:span> (e.g., integrated healing with a small friend circle).</text:p>
        </text:list-item>
      </text:list>
      <text:p text:style-name="Horizontal_20_Line"/>
      <text:h text:style-name="Heading_20_2" text:outline-level="2">3. Key CG Scenes (Short Overview)</text:h>
      <text:p text:style-name="Text_20_body">These are event illustrations you plan and unlock:</text:p>
      <text:h text:style-name="Heading_20_3" text:outline-level="3">3.1 System &amp; Dream Milestones</text:h>
      <text:list xml:id="list1142749019132390633" text:style-name="L277">
        <text:list-item>
          <text:p text:style-name="P229"><text:span text:style-name="Strong_20_Emphasis">First Dream Entrance CG</text:span></text:p>
          <text:list>
            <text:list-item>
              <text:p text:style-name="P229">Nyx falling backwards into the Dream, town lights stretching into constellations; faint silhouettes of major Nightmares.</text:p>
            </text:list-item>
          </text:list>
        </text:list-item>
        <text:list-item>
          <text:p text:style-name="P229"><text:span text:style-name="Strong_20_Emphasis">Each Domain Boss – First Encounter CGs</text:span></text:p>
          <text:list>
            <text:list-item>
              <text:p text:style-name="P229"><text:span text:style-name="Strong_20_Emphasis">Flesh Cathedral:</text:span> towering flesh-church stepping over an echo of the town.</text:p>
            </text:list-item>
            <text:list-item>
              <text:p text:style-name="P229"><text:span text:style-name="Strong_20_Emphasis">Unfinished Syllabus:</text:span> vortex of chalkboards and test pages; Nyx dwarfed below.</text:p>
            </text:list-item>
            <text:list-item>
              <text:p text:style-name="P229"><text:span text:style-name="Strong_20_Emphasis">Audience of Teeth:</text:span> stadium of shadow figures, stark spotlight on Nyx.</text:p>
            </text:list-item>
            <text:list-item>
              <text:p text:style-name="P229"><text:span text:style-name="Strong_20_Emphasis">Flooded Heart:</text:span> the giant translucent heart above rising water, Nyx wading chest-deep.</text:p>
            </text:list-item>
            <text:list-item>
              <text:p text:style-name="P229"><text:span text:style-name="Strong_20_Emphasis">Silent Horizon:</text:span> Nyx standing on the edge of a flat plane, unmoving sun above.</text:p>
            </text:list-item>
          </text:list>
        </text:list-item>
        <text:list-item>
          <text:p text:style-name="P229"><text:span text:style-name="Strong_20_Emphasis">Final Dream Confrontation CG(s)</text:span></text:p>
          <text:list>
            <text:list-item>
              <text:p text:style-name="P229">Several variants depending on ending: integration embrace, empty horizon, loop of overlapping scenes, etc.</text:p>
            </text:list-item>
          </text:list>
        </text:list-item>
      </text:list>
      <text:p text:style-name="Horizontal_20_Line"/>
      <text:h text:style-name="Heading_20_3" text:outline-level="3">3.2 Core Emotional Confrontations (Friends)</text:h>
      <text:p text:style-name="Text_20_body">For each core friend, at least <text:span text:style-name="Strong_20_Emphasis">two CGs</text:span>:</text:p>
      <text:list xml:id="list1148751961430939914" text:style-name="L278">
        <text:list-item>
          <text:p text:style-name="P230"><text:span text:style-name="Strong_20_Emphasis">Rowan:</text:span></text:p>
          <text:list>
            <text:list-item>
              <text:p text:style-name="P230">Rooftop or Boardwalk rail at sunset (first deep vulnerability).</text:p>
            </text:list-item>
            <text:list-item>
              <text:p text:style-name="P230">Blowup or reconciliation scene (after risk-related conflict).</text:p>
            </text:list-item>
          </text:list>
        </text:list-item>
        <text:list-item>
          <text:p text:style-name="P230"><text:span text:style-name="Strong_20_Emphasis">Mina:</text:span></text:p>
          <text:list>
            <text:list-item>
              <text:p text:style-name="P230">Coffee shop after close, only emergency lights on, notebooks scattered (first serious coping talk).</text:p>
            </text:list-item>
            <text:list-item>
              <text:p text:style-name="P230"><text:soft-page-break/>Apotheosis resolution: Mina taking a day off, sitting with Nyx somewhere quiet, both relaxed.</text:p>
            </text:list-item>
          </text:list>
        </text:list-item>
        <text:list-item>
          <text:p text:style-name="P230"><text:span text:style-name="Strong_20_Emphasis">Theo:</text:span></text:p>
          <text:list>
            <text:list-item>
              <text:p text:style-name="P230">Library table with late afternoon light, stacks of books forming a barrier, then slightly parted.</text:p>
            </text:list-item>
            <text:list-item>
              <text:p text:style-name="P230">Public meeting or confrontation where he finally speaks up, Nyx visible in crowd.</text:p>
            </text:list-item>
          </text:list>
        </text:list-item>
        <text:list-item>
          <text:p text:style-name="P230"><text:span text:style-name="Strong_20_Emphasis">Cas:</text:span></text:p>
          <text:list>
            <text:list-item>
              <text:p text:style-name="P230">Arcade neon overload, both laughing, her mid-performance.</text:p>
            </text:list-item>
            <text:list-item>
              <text:p text:style-name="P230">Back hallway with Cas sitting on the floor out of costume, Nyx beside her (mask dropped).</text:p>
            </text:list-item>
          </text:list>
        </text:list-item>
        <text:list-item>
          <text:p text:style-name="P230"><text:span text:style-name="Strong_20_Emphasis">Jax:</text:span></text:p>
          <text:list>
            <text:list-item>
              <text:p text:style-name="P230">Boardwalk night performance, Jax on guitar, Nyx in crowd.</text:p>
            </text:list-item>
            <text:list-item>
              <text:p text:style-name="P230">Intimate post-gig scene by the ocean, Jax and Nyx silhouetted against water.</text:p>
            </text:list-item>
          </text:list>
        </text:list-item>
        <text:list-item>
          <text:p text:style-name="P230"><text:span text:style-name="Strong_20_Emphasis">Talia:</text:span></text:p>
          <text:list>
            <text:list-item>
              <text:p text:style-name="P230">Apartment door cracked, glow from her room, Nyx in hallway.</text:p>
            </text:list-item>
            <text:list-item>
              <text:p text:style-name="P230">First time she steps outside intentionally with Nyx (bus stop or park bench).</text:p>
            </text:list-item>
          </text:list>
        </text:list-item>
      </text:list>
      <text:p text:style-name="Horizontal_20_Line"/>
      <text:h text:style-name="Heading_20_3" text:outline-level="3">3.3 Holiday &amp; Town CGs</text:h>
      <text:list xml:id="list489423094456964193" text:style-name="L279">
        <text:list-item>
          <text:p text:style-name="P231"><text:span text:style-name="Strong_20_Emphasis">Founders’ Day Parade:</text:span></text:p>
          <text:list>
            <text:list-item>
              <text:p text:style-name="P231">Bright daytime parade on Main Street, floats, banners; Nyx and key NPCs in foreground.</text:p>
            </text:list-item>
          </text:list>
        </text:list-item>
        <text:list-item>
          <text:p text:style-name="P231"><text:span text:style-name="Strong_20_Emphasis">Summer Solstice Festival:</text:span></text:p>
          <text:list>
            <text:list-item>
              <text:p text:style-name="P231">Night Boardwalk festival: stalls, surf silhouettes, fireworks beginning.</text:p>
            </text:list-item>
          </text:list>
        </text:list-item>
        <text:list-item>
          <text:p text:style-name="P231"><text:span text:style-name="Strong_20_Emphasis">Autumn Lantern Walk:</text:span></text:p>
          <text:list>
            <text:list-item>
              <text:p text:style-name="P231">Lanterns glowing along a path from Old Church to Boardwalk; Nyx and friends among the crowd.</text:p>
            </text:list-item>
          </text:list>
        </text:list-item>
        <text:list-item>
          <text:p text:style-name="P231"><text:span text:style-name="Strong_20_Emphasis">Winter Lights Festival:</text:span></text:p>
          <text:list>
            <text:list-item>
              <text:p text:style-name="P231">Boardwalk covered in string lights, snow or frost, warm halos around food stalls.</text:p>
            </text:list-item>
          </text:list>
        </text:list-item>
        <text:list-item>
          <text:p text:style-name="P231"><text:span text:style-name="Strong_20_Emphasis">New Year’s Eve Countdown:</text:span></text:p>
          <text:list>
            <text:list-item>
              <text:p text:style-name="P231">Split-second CG of fireworks exploding, faces of Nyx + chosen key NPC(s) lit by color.</text:p>
            </text:list-item>
          </text:list>
        </text:list-item>
      </text:list>
      <text:p text:style-name="Horizontal_20_Line"/>
      <text:p text:style-name="Text_20_body">This gives you:</text:p>
      <text:list xml:id="list949313640778777713" text:style-name="L280">
        <text:list-item>
          <text:p text:style-name="P232">A clear <text:span text:style-name="Strong_20_Emphasis">affection &amp; trust system</text:span> with stages, key scenes, and <text:span text:style-name="Strong_20_Emphasis">Apotheosis → Dream Ally</text:span> rules for Rowan, Mina, Theo, Cas, Jax, and Talia.</text:p>
        </text:list-item>
        <text:list-item>
          <text:p text:style-name="P232"><text:soft-page-break/>A defined <text:span text:style-name="Strong_20_Emphasis">ending structure</text:span> based on Arete balance, friend bonds, and boss resolutions, plus NPC-flavored variants.</text:p>
        </text:list-item>
        <text:list-item>
          <text:p text:style-name="P232">A concise roadmap of <text:span text:style-name="Strong_20_Emphasis">key CGs</text:span> for Dream milestones, emotional confrontations, and holiday events, so art planning can start in parallel with scripting.</text:p>
        </text:list-item>
      </text:list>
      <text:p text:style-name="Text_20_body"/>
      <text:p text:style-name="Text_20_body">Below is a full design spec for TSUKIDERE’s <text:span text:style-name="Strong_20_Emphasis">Meta Systems &amp; Feedback layer</text:span> – all the “interface for your psyche” stuff: the <text:span text:style-name="Strong_20_Emphasis">Journal/Log</text:span>, <text:span text:style-name="Strong_20_Emphasis">Zine &amp; Item Compendium</text:span>, <text:span text:style-name="Strong_20_Emphasis">Achievements/Titles</text:span>, and <text:span text:style-name="Strong_20_Emphasis">Extras Menu</text:span>.</text:p>
      <text:p text:style-name="Text_20_body">Everything is written so it can be wired into Ren’Py as data + screens, but also stays very in-universe and character-driven.</text:p>
      <text:p text:style-name="Horizontal_20_Line"/>
      <text:h text:style-name="Heading_20_2" text:outline-level="2">12. Journal / Log System</text:h>
      <text:h text:style-name="Heading_20_3" text:outline-level="3">12.1 Overview</text:h>
      <text:p text:style-name="Text_20_body">The <text:span text:style-name="Strong_20_Emphasis">Journal</text:span> is Nyx’s in-game notebook / inner log. It is:</text:p>
      <text:list xml:id="list731183425480903481" text:style-name="L1">
        <text:list-item>
          <text:p text:style-name="P2">Diegetic: Nyx is “keeping” it, even if some parts feel magically assisted.</text:p>
        </text:list-item>
        <text:list-item>
          <text:p text:style-name="P2">Accessed from:</text:p>
          <text:list>
            <text:list-item>
              <text:p text:style-name="P2">In-game menu (M key → <text:span text:style-name="Source_20_Text">Journal</text:span>).</text:p>
            </text:list-item>
            <text:list-item>
              <text:p text:style-name="P2">Optional quick button on the UI (small notebook icon).</text:p>
            </text:list-item>
          </text:list>
        </text:list-item>
        <text:list-item>
          <text:p text:style-name="P2">Sections:</text:p>
          <text:list>
            <text:list-item>
              <text:p text:style-name="P2"><text:span text:style-name="Strong_20_Emphasis">Day Log</text:span> – What happened each day (Town summary).</text:p>
            </text:list-item>
            <text:list-item>
              <text:p text:style-name="P2"><text:span text:style-name="Strong_20_Emphasis">People</text:span> – NPC profiles, bond level, likes/dislikes.</text:p>
            </text:list-item>
            <text:list-item>
              <text:p text:style-name="P2"><text:span text:style-name="Strong_20_Emphasis">Arete Snapshot</text:span> – Visual overview of Nyx’s current inner state.</text:p>
            </text:list-item>
            <text:list-item>
              <text:p text:style-name="P2"><text:span text:style-name="Strong_20_Emphasis">Dream Log</text:span> – Log of Nightmares, bosses, and resolutions.</text:p>
            </text:list-item>
          </text:list>
        </text:list-item>
      </text:list>
      <text:p text:style-name="Text_20_body">Internally this pulls from:</text:p>
      <text:list xml:id="list2559425226114265714" text:style-name="L2">
        <text:list-item>
          <text:p text:style-name="P3"><text:span text:style-name="Source_20_Text">narrative_log</text:span> (key events/flags)</text:p>
        </text:list-item>
        <text:list-item>
          <text:p text:style-name="P3">Arete state snapshots</text:p>
        </text:list-item>
        <text:list-item>
          <text:p text:style-name="P3">Relationship scores (<text:span text:style-name="Source_20_Text">bond_</text:span>, <text:span text:style-name="Source_20_Text">trust_</text:span>)</text:p>
        </text:list-item>
        <text:list-item>
          <text:p text:style-name="P3">Dream encounter records.</text:p>
        </text:list-item>
      </text:list>
      <text:p text:style-name="Horizontal_20_Line"/>
      <text:h text:style-name="Heading_20_3" text:outline-level="3">12.2 Day Log</text:h>
      <text:p text:style-name="Text_20_body"><text:span text:style-name="Strong_20_Emphasis">Goal:</text:span> Give a readable, story-style summary of each calendar day that subtly reflects Arete changes.</text:p>
      <text:p text:style-name="Text_20_body"><text:span text:style-name="Strong_20_Emphasis">Per-Day Entry Structure:</text:span></text:p>
      <text:list xml:id="list4878293806694573780" text:style-name="L3">
        <text:list-item>
          <text:p text:style-name="P4"><text:soft-page-break/><text:span text:style-name="Strong_20_Emphasis">Header:</text:span></text:p>
          <text:list>
            <text:list-item>
              <text:p text:style-name="P4">Date (e.g. “Day 5 – Thursday”)</text:p>
            </text:list-item>
            <text:list-item>
              <text:p text:style-name="P4">Weather &amp; Moon icons (e.g. ☁️ + Waxing Crescent icon).</text:p>
            </text:list-item>
            <text:list-item>
              <text:p text:style-name="P4">A short one-line “title” auto-generated:</text:p>
              <text:list>
                <text:list-item>
                  <text:p text:style-name="P4">“The day I skipped everything.”</text:p>
                </text:list-item>
                <text:list-item>
                  <text:p text:style-name="P4">“The night we watched the ocean.”</text:p>
                </text:list-item>
              </text:list>
            </text:list-item>
          </text:list>
        </text:list-item>
        <text:list-item>
          <text:p text:style-name="P4"><text:span text:style-name="Strong_20_Emphasis">Main Body:</text:span></text:p>
          <text:list>
            <text:list-item>
              <text:p text:style-name="P4"><text:span text:style-name="Strong_20_Emphasis">Short paragraph summary (2–5 lines)</text:span> of key events:</text:p>
              <text:list>
                <text:list-item>
                  <text:p text:style-name="P4">Ex:</text:p>
                  <text:p text:style-name="P234">“Woke up late and barely made it to the library. Rowan pretended not to care that I bailed yesterday, but I can tell it stung. Mina tried a new grounding exercise with me. It helped. A little.”</text:p>
                </text:list-item>
              </text:list>
            </text:list-item>
            <text:list-item>
              <text:p text:style-name="P4"><text:span text:style-name="Strong_20_Emphasis">Bullet list of important decisions</text:span> (max 3–5):</text:p>
              <text:list>
                <text:list-item>
                  <text:p text:style-name="P4">“Turned down Theo’s help with studying.”</text:p>
                </text:list-item>
                <text:list-item>
                  <text:p text:style-name="P4">“Returned Abby’s hair clip.”</text:p>
                </text:list-item>
                <text:list-item>
                  <text:p text:style-name="P4">“Took extra shift at Brothers Pizza instead of going to the concert.”</text:p>
                </text:list-item>
              </text:list>
            </text:list-item>
          </text:list>
        </text:list-item>
        <text:list-item>
          <text:p text:style-name="P4"><text:span text:style-name="Strong_20_Emphasis">Optional Nyx Notes:</text:span></text:p>
          <text:list>
            <text:list-item>
              <text:p text:style-name="P4">Short optional “thoughts” page with 1–3 selectable sentences when the day ends:</text:p>
              <text:list>
                <text:list-item>
                  <text:p text:style-name="P4">“Today felt: [Empty] / [Heavy] / [Hopeful] / [Chaotic].”</text:p>
                </text:list-item>
                <text:list-item>
                  <text:p text:style-name="P4">Player’s chosen note affects <text:span text:style-name="Strong_20_Emphasis">Emotional &amp; Spiritual Arete</text:span> very slightly and colors Dream narration.</text:p>
                </text:list-item>
              </text:list>
            </text:list-item>
          </text:list>
        </text:list-item>
      </text:list>
      <text:p text:style-name="Text_20_body"><text:span text:style-name="Strong_20_Emphasis">How Entries Are Created:</text:span></text:p>
      <text:list xml:id="list8731519332812415005" text:style-name="L4">
        <text:list-item>
          <text:p text:style-name="P5">At the <text:span text:style-name="Strong_20_Emphasis">end of each day</text:span>, the system:</text:p>
          <text:list>
            <text:list-item>
              <text:p text:style-name="P5">Queries <text:span text:style-name="Source_20_Text">narrative_log</text:span> for major flags set that day.</text:p>
            </text:list-item>
            <text:list-item>
              <text:p text:style-name="P5">Generates summary text from templates + custom lines.</text:p>
            </text:list-item>
            <text:list-item>
              <text:p text:style-name="P5">Offers Nyx a short prompt where the player can choose an optional reflective sentence.</text:p>
            </text:list-item>
          </text:list>
        </text:list-item>
      </text:list>
      <text:p text:style-name="Text_20_body"><text:span text:style-name="Strong_20_Emphasis">UI / Navigation:</text:span></text:p>
      <text:list xml:id="list6379651641824033392" text:style-name="L5">
        <text:list-item>
          <text:p text:style-name="P6">In Journal → <text:span text:style-name="Source_20_Text">Day Log</text:span>:</text:p>
          <text:list>
            <text:list-item>
              <text:p text:style-name="P6">Timeline list on left (Day 1, Day 2, …).</text:p>
            </text:list-item>
            <text:list-item>
              <text:p text:style-name="P6">Clicking a day shows its entry.</text:p>
            </text:list-item>
            <text:list-item>
              <text:p text:style-name="P6">Arrow keys or clickable arrows to move to next/prev day.</text:p>
            </text:list-item>
          </text:list>
        </text:list-item>
      </text:list>
      <text:p text:style-name="Horizontal_20_Line"/>
      <text:h text:style-name="Heading_20_3" text:outline-level="3"><text:soft-page-break/>12.3 People (NPC Entries)</text:h>
      <text:p text:style-name="Text_20_body"><text:span text:style-name="Strong_20_Emphasis">Goal:</text:span> Give player a reference for important NPCs, but keep some mystery and evolution. For now, focus on <text:span text:style-name="Strong_20_Emphasis">core friend group</text:span> (Rowan, Mina, Theo, Cas, Jax, Talia) plus room to add others later.</text:p>
      <text:p text:style-name="Text_20_body"><text:span text:style-name="Strong_20_Emphasis">NPC Entry Structure:</text:span></text:p>
      <text:list xml:id="list4775724631176655432" text:style-name="L6">
        <text:list-item>
          <text:p text:style-name="P7"><text:span text:style-name="Strong_20_Emphasis">Header:</text:span></text:p>
          <text:list>
            <text:list-item>
              <text:p text:style-name="P7">Name, small portrait, a short tagline (e.g.</text:p>
              <text:list>
                <text:list-item>
                  <text:p text:style-name="P7">Rowan – “Skater-shaped gravity.”</text:p>
                </text:list-item>
                <text:list-item>
                  <text:p text:style-name="P7">Mina – “Coffee and careful questions.”)</text:p>
                </text:list-item>
              </text:list>
            </text:list-item>
          </text:list>
        </text:list-item>
        <text:list-item>
          <text:p text:style-name="P7"><text:span text:style-name="Strong_20_Emphasis">Relationship Info (hidden numbers, visible tiers):</text:span></text:p>
          <text:list>
            <text:list-item>
              <text:p text:style-name="P7">Stage (Acquaintance / Friend / Close Friend / Deep Bond / Apotheosis).</text:p>
            </text:list-item>
            <text:list-item>
              <text:p text:style-name="P7">Two meters represented <text:span text:style-name="Strong_20_Emphasis">visually only</text:span>:</text:p>
              <text:list>
                <text:list-item>
                  <text:p text:style-name="P7"><text:span text:style-name="Source_20_Text">Closeness</text:span> → rough bar (Acq → Deep).</text:p>
                </text:list-item>
                <text:list-item>
                  <text:p text:style-name="P7"><text:span text:style-name="Source_20_Text">Trust</text:span> → icon or symbolic graphic (e.g. lock opening stages).</text:p>
                </text:list-item>
              </text:list>
            </text:list-item>
            <text:list-item>
              <text:p text:style-name="P7">No explicit numbers shown; you can use 3–5 notches or soft bar fills.</text:p>
            </text:list-item>
          </text:list>
        </text:list-item>
        <text:list-item>
          <text:p text:style-name="P7"><text:span text:style-name="Strong_20_Emphasis">Known Likes / Dislikes (Gift &amp; Behavior):</text:span></text:p>
          <text:list>
            <text:list-item>
              <text:p text:style-name="P7">Sections:</text:p>
              <text:list>
                <text:list-item>
                  <text:p text:style-name="P7">“Likes:”</text:p>
                  <text:list>
                    <text:list-item>
                      <text:p text:style-name="P7">Items: e.g. “Sweet things, music zines, seaside nights.” (once discovered via gifting).</text:p>
                    </text:list-item>
                    <text:list-item>
                      <text:p text:style-name="P7">Behaviors: “Showing up when they ask,” “Risky dares (to a point).”</text:p>
                    </text:list-item>
                  </text:list>
                </text:list-item>
                <text:list-item>
                  <text:p text:style-name="P7">“Dislikes:”</text:p>
                  <text:list>
                    <text:list-item>
                      <text:p text:style-name="P7">Items or behaviors that clearly backfire.</text:p>
                    </text:list-item>
                  </text:list>
                </text:list-item>
              </text:list>
            </text:list-item>
            <text:list-item>
              <text:p text:style-name="P7">Initially many entries show as “???” and fill as the player learns.</text:p>
            </text:list-item>
          </text:list>
        </text:list-item>
        <text:list-item>
          <text:p text:style-name="P7"><text:span text:style-name="Strong_20_Emphasis">Key Moments Timeline:</text:span></text:p>
          <text:list>
            <text:list-item>
              <text:p text:style-name="P7">Short list of important scenes:</text:p>
              <text:list>
                <text:list-item>
                  <text:p text:style-name="P7">“We watched the sunset at the rail.”</text:p>
                </text:list-item>
                <text:list-item>
                  <text:p text:style-name="P7">“I refused their help when I was spiraling.”</text:p>
                </text:list-item>
              </text:list>
            </text:list-item>
            <text:list-item>
              <text:p text:style-name="P7">Clicking them shows a <text:span text:style-name="Strong_20_Emphasis">one-line recap</text:span>, not full replays (replays are in Extras/CG).</text:p>
            </text:list-item>
          </text:list>
        </text:list-item>
        <text:list-item>
          <text:p text:style-name="P7"><text:span text:style-name="Strong_20_Emphasis">Dream Reflection:</text:span></text:p>
          <text:list>
            <text:list-item>
              <text:p text:style-name="P7">If this NPC has an Apotheosis / Dream Ally unlocked:</text:p>
              <text:list>
                <text:list-item>
                  <text:p text:style-name="P7">A small section describing how they appear in The Dream:</text:p>
                  <text:list>
                    <text:list-item>
                      <text:p text:style-name="P7">“Rowan appears as a streak of momentum, catching me when I fall.”</text:p>
                    </text:list-item>
                  </text:list>
                </text:list-item>
                <text:list-item>
                  <text:p text:style-name="P7">Empty or vague before Apotheosis:</text:p>
                  <text:list>
                    <text:list-item>
                      <text:p text:style-name="P7"><text:soft-page-break/>“I haven’t seen them here yet… or maybe I haven’t noticed.”</text:p>
                    </text:list-item>
                  </text:list>
                </text:list-item>
              </text:list>
            </text:list-item>
          </text:list>
        </text:list-item>
      </text:list>
      <text:p text:style-name="Text_20_body"><text:span text:style-name="Strong_20_Emphasis">Ordering &amp; Filters:</text:span></text:p>
      <text:list xml:id="list954717672944691899" text:style-name="L7">
        <text:list-item>
          <text:p text:style-name="P8">Default order: core friend group first, then others by first-met date.</text:p>
        </text:list-item>
        <text:list-item>
          <text:p text:style-name="P8">Filter by:</text:p>
          <text:list>
            <text:list-item>
              <text:p text:style-name="P8"><text:span text:style-name="Source_20_Text">Core Friends</text:span> / <text:span text:style-name="Source_20_Text">Townies</text:span> / <text:span text:style-name="Source_20_Text">Authority</text:span> / <text:span text:style-name="Source_20_Text">Elders</text:span> etc. later.</text:p>
            </text:list-item>
          </text:list>
        </text:list-item>
      </text:list>
      <text:p text:style-name="Horizontal_20_Line"/>
      <text:h text:style-name="Heading_20_3" text:outline-level="3">12.4 Arete Snapshot</text:h>
      <text:p text:style-name="Text_20_body"><text:span text:style-name="Strong_20_Emphasis">Goal:</text:span> Give the player <text:span text:style-name="Strong_20_Emphasis">intuitive insight</text:span> into Nyx’s internal state without turning it into a visible min-max spreadsheet.</text:p>
      <text:p text:style-name="Text_20_body"><text:span text:style-name="Strong_20_Emphasis">UI Concept:</text:span></text:p>
      <text:list xml:id="list2262123199612634385" text:style-name="L8">
        <text:list-item>
          <text:p text:style-name="P9">A <text:span text:style-name="Strong_20_Emphasis">radial (spider) chart</text:span> or 5-pillar bar chart representing:</text:p>
          <text:list>
            <text:list-item>
              <text:p text:style-name="P9"><text:span text:style-name="Strong_20_Emphasis">Physical</text:span></text:p>
            </text:list-item>
            <text:list-item>
              <text:p text:style-name="P9"><text:span text:style-name="Strong_20_Emphasis">Psychological</text:span></text:p>
            </text:list-item>
            <text:list-item>
              <text:p text:style-name="P9"><text:span text:style-name="Strong_20_Emphasis">Social</text:span></text:p>
            </text:list-item>
            <text:list-item>
              <text:p text:style-name="P9"><text:span text:style-name="Strong_20_Emphasis">Emotional</text:span></text:p>
            </text:list-item>
            <text:list-item>
              <text:p text:style-name="P9"><text:span text:style-name="Strong_20_Emphasis">Spiritual</text:span></text:p>
            </text:list-item>
          </text:list>
        </text:list-item>
        <text:list-item>
          <text:p text:style-name="P9">Two layers:</text:p>
          <text:list>
            <text:list-item>
              <text:p text:style-name="P9">Inner shape = <text:span text:style-name="Strong_20_Emphasis">Harmony</text:span> (virtue/health side).</text:p>
            </text:list-item>
            <text:list-item>
              <text:p text:style-name="P9">Outer “shadow halo” = <text:span text:style-name="Strong_20_Emphasis">Strife</text:span> (maladaptive/vice side).</text:p>
            </text:list-item>
          </text:list>
        </text:list-item>
      </text:list>
      <text:p text:style-name="Text_20_body"><text:span text:style-name="Strong_20_Emphasis">Details:</text:span></text:p>
      <text:list xml:id="list7104575445295550586" text:style-name="L9">
        <text:list-item>
          <text:p text:style-name="P10">Hovering/clicking a domain shows:</text:p>
          <text:list>
            <text:list-item>
              <text:p text:style-name="P10">A <text:span text:style-name="Strong_20_Emphasis">short narrative sentence</text:span> summarizing that domain, e.g.:</text:p>
              <text:list>
                <text:list-item>
                  <text:p text:style-name="P10">Physical: “I’m running on fumes. I need real rest, not just passing out.”</text:p>
                </text:list-item>
                <text:list-item>
                  <text:p text:style-name="P10">Emotional: “I’m… actually letting myself feel things without collapsing.”</text:p>
                </text:list-item>
              </text:list>
            </text:list-item>
            <text:list-item>
              <text:p text:style-name="P10">Short bullet list of <text:span text:style-name="Strong_20_Emphasis">recent influencing events</text:span>:</text:p>
              <text:list>
                <text:list-item>
                  <text:p text:style-name="P10">“Ate a real meal at Carmen’s.”</text:p>
                </text:list-item>
                <text:list-item>
                  <text:p text:style-name="P10">“Stayed up doomscrolling with Talia.”</text:p>
                </text:list-item>
                <text:list-item>
                  <text:p text:style-name="P10">“Told Mina I didn’t believe anything could help.”</text:p>
                </text:list-item>
              </text:list>
            </text:list-item>
          </text:list>
        </text:list-item>
        <text:list-item>
          <text:p text:style-name="P10">Optional <text:span text:style-name="Strong_20_Emphasis">History View</text:span>:</text:p>
          <text:list>
            <text:list-item>
              <text:p text:style-name="P10">“Recent Trend” miniature graphs per domain over the last 7 days (up, down, stable).</text:p>
            </text:list-item>
          </text:list>
        </text:list-item>
      </text:list>
      <text:p text:style-name="Text_20_body"><text:span text:style-name="Strong_20_Emphasis">Back-end:</text:span></text:p>
      <text:list xml:id="list4219479472997925738" text:style-name="L10">
        <text:list-item>
          <text:p text:style-name="P11">At end of each day, take a <text:span text:style-name="Strong_20_Emphasis">snapshot</text:span> of domain Harmony/Strife values.</text:p>
        </text:list-item>
        <text:list-item>
          <text:p text:style-name="P11"><text:soft-page-break/>Journal uses these snapshots for the graph &amp; history.</text:p>
        </text:list-item>
      </text:list>
      <text:p text:style-name="Horizontal_20_Line"/>
      <text:h text:style-name="Heading_20_3" text:outline-level="3">12.5 Dream Log</text:h>
      <text:p text:style-name="Text_20_body"><text:span text:style-name="Strong_20_Emphasis">Goal:</text:span> Track Nightmares, bosses, and resolutions over nights, like a dark bestiary + therapy notes.</text:p>
      <text:p text:style-name="Text_20_body"><text:span text:style-name="Strong_20_Emphasis">Per-Night Entry:</text:span></text:p>
      <text:list xml:id="list4043893811917880764" text:style-name="L11">
        <text:list-item>
          <text:p text:style-name="P12">Header:</text:p>
          <text:list>
            <text:list-item>
              <text:p text:style-name="P12">Dream Night index (“Night 3”), date.</text:p>
            </text:list-item>
            <text:list-item>
              <text:p text:style-name="P12">Phase summary icons (e.g. mild / intense / historic / relational).</text:p>
            </text:list-item>
          </text:list>
        </text:list-item>
        <text:list-item>
          <text:p text:style-name="P12">Body:</text:p>
          <text:list>
            <text:list-item>
              <text:p text:style-name="P12">Short summary:</text:p>
              <text:list>
                <text:list-item>
                  <text:p text:style-name="P12">“I got lost in that hallway again. Ran into the Anxiety Gnats and something new—the Laughtrack.”</text:p>
                </text:list-item>
              </text:list>
            </text:list-item>
            <text:list-item>
              <text:p text:style-name="P12">List of <text:span text:style-name="Strong_20_Emphasis">Nightmares Encountered</text:span> that night:</text:p>
              <text:list>
                <text:list-item>
                  <text:p text:style-name="P12">Each entry: name, domain, status:</text:p>
                  <text:list>
                    <text:list-item>
                      <text:p text:style-name="P12">“First contact / fought / integrated / fled.”</text:p>
                    </text:list-item>
                  </text:list>
                </text:list-item>
              </text:list>
            </text:list-item>
          </text:list>
        </text:list-item>
      </text:list>
      <text:p text:style-name="Text_20_body"><text:span text:style-name="Strong_20_Emphasis">Per-Entity Log:</text:span></text:p>
      <text:p text:style-name="Text_20_body">Also, from Dream Log you can open a <text:span text:style-name="Strong_20_Emphasis">Nightmare profile</text:span>, similar to NPC entries:</text:p>
      <text:list xml:id="list3847793974362790971" text:style-name="L12">
        <text:list-item>
          <text:p text:style-name="P13">Name &amp; Domain tag (e.g. Flooded Heart – Emotional).</text:p>
        </text:list-item>
        <text:list-item>
          <text:p text:style-name="P13"><text:span text:style-name="Strong_20_Emphasis">States</text:span>:</text:p>
          <text:list>
            <text:list-item>
              <text:p text:style-name="P13">First seen on: Day/Night.</text:p>
            </text:list-item>
            <text:list-item>
              <text:p text:style-name="P13">Times fought: X.</text:p>
            </text:list-item>
            <text:list-item>
              <text:p text:style-name="P13">Current relationship:</text:p>
              <text:list>
                <text:list-item>
                  <text:p text:style-name="P13">“Hostile,” “Mutual recognition,” “Partially integrated,” “Integrated / quiet.”</text:p>
                </text:list-item>
              </text:list>
            </text:list-item>
          </text:list>
        </text:list-item>
        <text:list-item>
          <text:p text:style-name="P13">Short notes:</text:p>
          <text:list>
            <text:list-item>
              <text:p text:style-name="P13">Auto notes reflecting how you resolved fights:</text:p>
              <text:list>
                <text:list-item>
                  <text:p text:style-name="P13">“I ran away every time it got too intense.”</text:p>
                </text:list-item>
                <text:list-item>
                  <text:p text:style-name="P13">“It calmed when I admitted I was scared of being too much.”</text:p>
                </text:list-item>
              </text:list>
            </text:list-item>
          </text:list>
        </text:list-item>
      </text:list>
      <text:p text:style-name="Text_20_body"><text:span text:style-name="Strong_20_Emphasis">Boss Resolution Log:</text:span></text:p>
      <text:list xml:id="list7914835805852468358" text:style-name="L13">
        <text:list-item>
          <text:p text:style-name="P14">For each domain boss, a dedicated card shows:</text:p>
          <text:list>
            <text:list-item>
              <text:p text:style-name="P14">Phases you’ve reached.</text:p>
            </text:list-item>
            <text:list-item>
              <text:p text:style-name="P14">How you resolved it each time (Confront/Connect/Avoid/Collapse).</text:p>
            </text:list-item>
            <text:list-item>
              <text:p text:style-name="P14">An evolving sentence:</text:p>
              <text:list>
                <text:list-item>
                  <text:p text:style-name="P14"><text:soft-page-break/>Early: “The Flooded Heart still feels like a stranger.”</text:p>
                </text:list-item>
                <text:list-item>
                  <text:p text:style-name="P14">Later: “We’ve cried together twice. It still hurts, but it’s ours now.”</text:p>
                </text:list-item>
              </text:list>
            </text:list-item>
          </text:list>
        </text:list-item>
      </text:list>
      <text:p text:style-name="Horizontal_20_Line"/>
      <text:h text:style-name="Heading_20_2" text:outline-level="2">13. Zine &amp; Item Compendium UI</text:h>
      <text:h text:style-name="Heading_20_3" text:outline-level="3">13.1 Zine Reader</text:h>
      <text:p text:style-name="Text_20_body"><text:span text:style-name="Strong_20_Emphasis">Access:</text:span><text:line-break/>Journal → <text:span text:style-name="Source_20_Text">Compendium</text:span> → <text:span text:style-name="Source_20_Text">Zines</text:span></text:p>
      <text:p text:style-name="Text_20_body"><text:span text:style-name="Strong_20_Emphasis">List View:</text:span></text:p>
      <text:list xml:id="list6507195745561487107" text:style-name="L14">
        <text:list-item>
          <text:p text:style-name="P15">Shows all <text:span text:style-name="Strong_20_Emphasis">31 Zines</text:span> as:</text:p>
          <text:list>
            <text:list-item>
              <text:p text:style-name="P15">Number: <text:span text:style-name="Source_20_Text">#01</text:span> “GRIND//GRIND”</text:p>
            </text:list-item>
            <text:list-item>
              <text:p text:style-name="P15">Status:</text:p>
              <text:list>
                <text:list-item>
                  <text:p text:style-name="P15">Seen/unseen (??? for title until found).</text:p>
                </text:list-item>
              </text:list>
            </text:list-item>
            <text:list-item>
              <text:p text:style-name="P15">Category icon (Skating, Psych, History, etc.)</text:p>
            </text:list-item>
          </text:list>
        </text:list-item>
      </text:list>
      <text:p text:style-name="Text_20_body"><text:span text:style-name="Strong_20_Emphasis">Detail View (when unlocked):</text:span></text:p>
      <text:list xml:id="list8674017087411865900" text:style-name="L15">
        <text:list-item>
          <text:p text:style-name="P16"><text:span text:style-name="Strong_20_Emphasis">Title &amp; Cover Art</text:span></text:p>
        </text:list-item>
        <text:list-item>
          <text:p text:style-name="P16"><text:span text:style-name="Strong_20_Emphasis">Category</text:span> (Skate / Psych / History / Dreams / Inner Child / Etc.)</text:p>
        </text:list-item>
        <text:list-item>
          <text:p text:style-name="P16"><text:span text:style-name="Strong_20_Emphasis">Lore Text:</text:span></text:p>
          <text:list>
            <text:list-item>
              <text:p text:style-name="P16">2–3 paragraphs of content (quotes, comics, snippets).</text:p>
            </text:list-item>
          </text:list>
        </text:list-item>
        <text:list-item>
          <text:p text:style-name="P16"><text:span text:style-name="Strong_20_Emphasis">Mechanical Effect:</text:span></text:p>
          <text:list>
            <text:list-item>
              <text:p text:style-name="P16">Clear, concise description:</text:p>
              <text:list>
                <text:list-item>
                  <text:p text:style-name="P16">“Permanent +1 Emotional: Comprehension. Unlocks Cope ability: Grounding Breath (small Resolve heal).”</text:p>
                </text:list-item>
              </text:list>
            </text:list-item>
          </text:list>
        </text:list-item>
        <text:list-item>
          <text:p text:style-name="P16"><text:span text:style-name="Strong_20_Emphasis">Flavor:</text:span></text:p>
          <text:list>
            <text:list-item>
              <text:p text:style-name="P16">Small note: “I found this at the library / skate shop / in Mina’s café.”</text:p>
            </text:list-item>
            <text:list-item>
              <text:p text:style-name="P16">Optional “Author” credit (Jax, Mina, community collab).</text:p>
            </text:list-item>
          </text:list>
        </text:list-item>
      </text:list>
      <text:p text:style-name="Text_20_body"><text:span text:style-name="Strong_20_Emphasis">Locked State (before discovered):</text:span></text:p>
      <text:list xml:id="list526704618918064803" text:style-name="L16">
        <text:list-item>
          <text:p text:style-name="P17">Shows entry as “???” with category or hint:</text:p>
          <text:list>
            <text:list-item>
              <text:p text:style-name="P17">“A zine about handling panic; I haven’t found this yet.” (if you want mild hints)</text:p>
            </text:list-item>
            <text:list-item>
              <text:p text:style-name="P17">Or just:</text:p>
            </text:list-item>
            <text:list-item>
              <text:p text:style-name="P17">“Zine #08 – ??? (Not yet discovered).”</text:p>
            </text:list-item>
          </text:list>
        </text:list-item>
      </text:list>
      <text:p text:style-name="Text_20_body"><text:span text:style-name="Strong_20_Emphasis">Sorting &amp; Filters:</text:span></text:p>
      <text:list xml:id="list3349633746541121946" text:style-name="L17">
        <text:list-item>
          <text:p text:style-name="P18">Sort by:</text:p>
          <text:list>
            <text:list-item>
              <text:p text:style-name="P18"><text:soft-page-break/>Number</text:p>
            </text:list-item>
            <text:list-item>
              <text:p text:style-name="P18">Category</text:p>
            </text:list-item>
            <text:list-item>
              <text:p text:style-name="P18">Recently found.</text:p>
            </text:list-item>
          </text:list>
        </text:list-item>
        <text:list-item>
          <text:p text:style-name="P18">Filter:</text:p>
          <text:list>
            <text:list-item>
              <text:p text:style-name="P18"><text:span text:style-name="Strong_20_Emphasis">Unlocked only</text:span> toggle.</text:p>
            </text:list-item>
          </text:list>
        </text:list-item>
      </text:list>
      <text:p text:style-name="Horizontal_20_Line"/>
      <text:h text:style-name="Heading_20_3" text:outline-level="3">13.2 Item Encyclopedia</text:h>
      <text:p text:style-name="Text_20_body"><text:span text:style-name="Strong_20_Emphasis">Access:</text:span> Journal → <text:span text:style-name="Source_20_Text">Compendium</text:span> → <text:span text:style-name="Source_20_Text">Items</text:span></text:p>
      <text:p text:style-name="Text_20_body"><text:span text:style-name="Strong_20_Emphasis">List Structure:</text:span></text:p>
      <text:list xml:id="list879115200516775458" text:style-name="L18">
        <text:list-item>
          <text:p text:style-name="P19">All items Nyx has <text:span text:style-name="Strong_20_Emphasis">ever acquired or seen in shops</text:span>.</text:p>
        </text:list-item>
        <text:list-item>
          <text:p text:style-name="P19">Show type tags:</text:p>
          <text:list>
            <text:list-item>
              <text:p text:style-name="P19"><text:span text:style-name="Source_20_Text">[Consumable]</text:span>, <text:span text:style-name="Source_20_Text">[Lost]</text:span>, <text:span text:style-name="Source_20_Text">[Rare]</text:span>, <text:span text:style-name="Source_20_Text">[Psychedelic]</text:span>, <text:span text:style-name="Source_20_Text">[Zine]</text:span> (for reference), maybe <text:span text:style-name="Source_20_Text">[Key]</text:span>.</text:p>
            </text:list-item>
          </text:list>
        </text:list-item>
      </text:list>
      <text:p text:style-name="Text_20_body"><text:span text:style-name="Strong_20_Emphasis">Detail View:</text:span></text:p>
      <text:list xml:id="list966368912889264239" text:style-name="L19">
        <text:list-item>
          <text:p text:style-name="P20"><text:span text:style-name="Strong_20_Emphasis">Name &amp; Icon</text:span></text:p>
        </text:list-item>
        <text:list-item>
          <text:p text:style-name="P20"><text:span text:style-name="Strong_20_Emphasis">Tags</text:span> (type tags).</text:p>
        </text:list-item>
        <text:list-item>
          <text:p text:style-name="P20"><text:span text:style-name="Strong_20_Emphasis">Short Description:</text:span> the narrative description (like you already wrote for each).</text:p>
        </text:list-item>
        <text:list-item>
          <text:p text:style-name="P20"><text:span text:style-name="Strong_20_Emphasis">Mechanical Effect</text:span>:</text:p>
          <text:list>
            <text:list-item>
              <text:p text:style-name="P20">HP/Resolve changes, status effects, Dream impact, Arete nudges (in general terms).</text:p>
            </text:list-item>
            <text:list-item>
              <text:p text:style-name="P20">E.g. “Moderate HP restore; slight Emotional Arete bonus when used in Town.”</text:p>
            </text:list-item>
          </text:list>
        </text:list-item>
        <text:list-item>
          <text:p text:style-name="P20"><text:span text:style-name="Strong_20_Emphasis">Gift Reactions (Learned):</text:span></text:p>
          <text:list>
            <text:list-item>
              <text:p text:style-name="P20">For each NPC (or at least core friends), a simple grid:</text:p>
              <text:list>
                <text:list-item>
                  <text:p text:style-name="P20">Love / Like / Neutral / Dislike / Hate</text:p>
                </text:list-item>
                <text:list-item>
                  <text:p text:style-name="P20">Unknown entries show as <text:span text:style-name="Source_20_Text">?</text:span>.</text:p>
                </text:list-item>
              </text:list>
            </text:list-item>
            <text:list-item>
              <text:p text:style-name="P20">Example:</text:p>
              <text:list>
                <text:list-item>
                  <text:p text:style-name="P20">Rowan: ❤ (loves)</text:p>
                </text:list-item>
                <text:list-item>
                  <text:p text:style-name="P20">Mina: ✕ (dislikes)</text:p>
                </text:list-item>
                <text:list-item>
                  <text:p text:style-name="P20">Theo: ? (unknown; not tested)</text:p>
                </text:list-item>
              </text:list>
            </text:list-item>
            <text:list-item>
              <text:p text:style-name="P20">Only show reactions you’ve actually experienced.</text:p>
            </text:list-item>
          </text:list>
        </text:list-item>
        <text:list-item>
          <text:p text:style-name="P20"><text:span text:style-name="Strong_20_Emphasis">Discovery Notes:</text:span></text:p>
          <text:list>
            <text:list-item>
              <text:p text:style-name="P20">Where you first saw/bought/found it.</text:p>
            </text:list-item>
          </text:list>
        </text:list-item>
      </text:list>
      <text:p text:style-name="Text_20_body"><text:span text:style-name="Strong_20_Emphasis">Locked vs Unlocked:</text:span></text:p>
      <text:list xml:id="list4464651237118429016" text:style-name="L20">
        <text:list-item>
          <text:p text:style-name="P21"><text:soft-page-break/>If seen in a shop but never bought:</text:p>
          <text:list>
            <text:list-item>
              <text:p text:style-name="P21">Show name + brief description, but <text:span text:style-name="Strong_20_Emphasis">effects unknown</text:span> (“I don’t know what this does yet.”).</text:p>
            </text:list-item>
          </text:list>
        </text:list-item>
        <text:list-item>
          <text:p text:style-name="P21">After first use/gift:</text:p>
          <text:list>
            <text:list-item>
              <text:p text:style-name="P21">Reveal full mechanical effects + gift reactions.</text:p>
            </text:list-item>
          </text:list>
        </text:list-item>
      </text:list>
      <text:p text:style-name="Text_20_body"><text:span text:style-name="Strong_20_Emphasis">Filters:</text:span></text:p>
      <text:list xml:id="list8188760155631504433" text:style-name="L21">
        <text:list-item>
          <text:p text:style-name="P22">By tag: Consumable / Lost / Rare / Psychedelic / Key.</text:p>
        </text:list-item>
        <text:list-item>
          <text:p text:style-name="P22">By effect:</text:p>
          <text:list>
            <text:list-item>
              <text:p text:style-name="P22">Healing / Buff / Debuff / Dream-altering / Gift-focused (if you want advanced filtering).</text:p>
            </text:list-item>
          </text:list>
        </text:list-item>
      </text:list>
      <text:p text:style-name="Horizontal_20_Line"/>
      <text:h text:style-name="Heading_20_2" text:outline-level="2">14. Achievements &amp; Titles</text:h>
      <text:h text:style-name="Heading_20_3" text:outline-level="3">14.1 Achievements</text:h>
      <text:p text:style-name="Text_20_body"><text:span text:style-name="Strong_20_Emphasis">Goal:</text:span> Quietly celebrate patterns and reinforce themes, <text:span text:style-name="Strong_20_Emphasis">not</text:span> gamify trauma. There’s no giant “ACHIEVEMENT UNLOCKED” fireworks; it’s subtle but present.</text:p>
      <text:p text:style-name="Text_20_body"><text:span text:style-name="Strong_20_Emphasis">Categories:</text:span></text:p>
      <text:list xml:id="list1177985361986404818" text:style-name="L22">
        <text:list-item>
          <text:p text:style-name="P23"><text:span text:style-name="Strong_20_Emphasis">Routine &amp; Self-Care</text:span></text:p>
        </text:list-item>
        <text:list-item>
          <text:p text:style-name="P23"><text:span text:style-name="Strong_20_Emphasis">Relationships &amp; Empathy</text:span></text:p>
        </text:list-item>
        <text:list-item>
          <text:p text:style-name="P23"><text:span text:style-name="Strong_20_Emphasis">Dream &amp; Confrontation</text:span></text:p>
        </text:list-item>
        <text:list-item>
          <text:p text:style-name="P23"><text:span text:style-name="Strong_20_Emphasis">Meta &amp; Patterns (time meddling, avoidance)</text:span></text:p>
        </text:list-item>
      </text:list>
      <text:p text:style-name="Text_20_body"><text:span text:style-name="Strong_20_Emphasis">Examples (Soft Achievements):</text:span></text:p>
      <text:list xml:id="list3975787578121681944" text:style-name="L23">
        <text:list-item>
          <text:p text:style-name="P24"><text:span text:style-name="Strong_20_Emphasis">“Sleeping on Time”</text:span></text:p>
          <text:list>
            <text:list-item>
              <text:p text:style-name="P24">Condition: Choose to go to sleep before Night segment ends 7 days in a row.</text:p>
            </text:list-item>
            <text:list-item>
              <text:p text:style-name="P24">Journal note: “I’m getting better at not pushing myself past empty.”</text:p>
            </text:list-item>
            <text:list-item>
              <text:p text:style-name="P24">Minor permanent buff: tiny bump to Physical &amp; Emotional Harmony.</text:p>
            </text:list-item>
          </text:list>
        </text:list-item>
        <text:list-item>
          <text:p text:style-name="P24"><text:span text:style-name="Strong_20_Emphasis">“Night Owl”</text:span></text:p>
          <text:list>
            <text:list-item>
              <text:p text:style-name="P24">Condition: Stay up late every night for a full week.</text:p>
            </text:list-item>
            <text:list-item>
              <text:p text:style-name="P24">Effect: Increases chance of certain Nightmares (Bedframe Siren, Anxiety Gnats).</text:p>
            </text:list-item>
            <text:list-item>
              <text:p text:style-name="P24">No direct stat buff, but unlocks special Dream dialogue.</text:p>
            </text:list-item>
          </text:list>
        </text:list-item>
        <text:list-item>
          <text:p text:style-name="P24"><text:span text:style-name="Strong_20_Emphasis">“Returned All Lost Things”</text:span></text:p>
          <text:list>
            <text:list-item>
              <text:p text:style-name="P24">Condition: Complete all [Lost] item quests positively.</text:p>
            </text:list-item>
            <text:list-item>
              <text:p text:style-name="P24">Outcome: Dream’s Guilt Drips reduced significantly; Archivist comments on your sense of responsibility.</text:p>
            </text:list-item>
          </text:list>
        </text:list-item>
        <text:list-item>
          <text:p text:style-name="P24"><text:soft-page-break/><text:span text:style-name="Strong_20_Emphasis">“Never Asked for Help”</text:span></text:p>
          <text:list>
            <text:list-item>
              <text:p text:style-name="P24">Condition: Throughout a run, never choose “ask for help” options in major scenes.</text:p>
            </text:list-item>
            <text:list-item>
              <text:p text:style-name="P24">Outcome: Certain endings more likely to tilt toward <text:span text:style-name="Strong_20_Emphasis">self-sacrifice or collapse</text:span>; special Achievements entry with a heavy, meta note.</text:p>
            </text:list-item>
          </text:list>
        </text:list-item>
        <text:list-item>
          <text:p text:style-name="P24"><text:span text:style-name="Strong_20_Emphasis">“Boundary Maker”</text:span></text:p>
          <text:list>
            <text:list-item>
              <text:p text:style-name="P24">Condition: Use healthy boundary-setting choices in a variety of relationships.</text:p>
            </text:list-item>
            <text:list-item>
              <text:p text:style-name="P24">Outcome: Slight Social/Emotional Harmony boost; some Dream entities (Guilt Drips, Buzzing Haloes) become less oppressive.</text:p>
            </text:list-item>
          </text:list>
        </text:list-item>
        <text:list-item>
          <text:p text:style-name="P24"><text:span text:style-name="Strong_20_Emphasis">“Fear Cartographer”</text:span></text:p>
          <text:list>
            <text:list-item>
              <text:p text:style-name="P24">Condition: Encounter all major Nightmares at least once.</text:p>
            </text:list-item>
            <text:list-item>
              <text:p text:style-name="P24">Outcome: Dream Log fills with an extra summary page; Archivist has special commentary.</text:p>
            </text:list-item>
          </text:list>
        </text:list-item>
        <text:list-item>
          <text:p text:style-name="P24"><text:span text:style-name="Strong_20_Emphasis">“Time’s Favorite Experiment”</text:span></text:p>
          <text:list>
            <text:list-item>
              <text:p text:style-name="P24">Condition: Reach a high time meddling score (many rewinds).</text:p>
            </text:list-item>
            <text:list-item>
              <text:p text:style-name="P24">Outcome: Meta ending branch made more accessible; Ferryman &amp; Archivist get special lines.</text:p>
            </text:list-item>
          </text:list>
        </text:list-item>
      </text:list>
      <text:p text:style-name="Text_20_body">Achievements appear:</text:p>
      <text:list xml:id="list3074278470737081907" text:style-name="L24">
        <text:list-item>
          <text:p text:style-name="P25">As a <text:span text:style-name="Strong_20_Emphasis">quiet pop-up</text:span> in the top corner (symbol + short line),</text:p>
        </text:list-item>
        <text:list-item>
          <text:p text:style-name="P25">And as a logged entry in Journal → <text:span text:style-name="Source_20_Text">Achievements</text:span>.</text:p>
        </text:list-item>
      </text:list>
      <text:p text:style-name="Text_20_body">No explicit player-facing points; it’s about <text:span text:style-name="Strong_20_Emphasis">pattern recognition</text:span> and mild buffs/story weight.</text:p>
      <text:p text:style-name="Horizontal_20_Line"/>
      <text:h text:style-name="Heading_20_3" text:outline-level="3">14.2 Titles</text:h>
      <text:p text:style-name="Text_20_body"><text:span text:style-name="Strong_20_Emphasis">Goal:</text:span> Titles are <text:span text:style-name="Strong_20_Emphasis">psychic labels</text:span> the Dream uses for Nyx based on behavior patterns. They:</text:p>
      <text:list xml:id="list8924264835874027196" text:style-name="L25">
        <text:list-item>
          <text:p text:style-name="P26">Influence <text:span text:style-name="Strong_20_Emphasis">Dream flavor text</text:span>.</text:p>
        </text:list-item>
        <text:list-item>
          <text:p text:style-name="P26">Slightly influence <text:span text:style-name="Strong_20_Emphasis">endings</text:span> and occasionally <text:span text:style-name="Strong_20_Emphasis">fight narration</text:span>.</text:p>
        </text:list-item>
        <text:list-item>
          <text:p text:style-name="P26">You can see your current active Title in Journal → <text:span text:style-name="Source_20_Text">Arete Snapshot</text:span> or in a small label in Dream UI.</text:p>
        </text:list-item>
      </text:list>
      <text:p text:style-name="Text_20_body"><text:span text:style-name="Strong_20_Emphasis">Examples:</text:span></text:p>
      <text:list xml:id="list8336926163273101939" text:style-name="L26">
        <text:list-item>
          <text:p text:style-name="P27"><text:span text:style-name="Strong_20_Emphasis">The Seeker</text:span></text:p>
          <text:list>
            <text:list-item>
              <text:p text:style-name="P27">Conditions: High Spiritual &amp; Psychological Harmony, many introspective choices, lots of Zines read.</text:p>
            </text:list-item>
            <text:list-item>
              <text:p text:style-name="P27">Effects:</text:p>
              <text:list>
                <text:list-item>
                  <text:p text:style-name="P27">Dream: slightly more hints in boss text.</text:p>
                </text:list-item>
                <text:list-item>
                  <text:p text:style-name="P27">Ending: Integrated Healing endings lean into “ongoing curiosity, not final <text:soft-page-break/>answers.”</text:p>
                </text:list-item>
              </text:list>
            </text:list-item>
          </text:list>
        </text:list-item>
        <text:list-item>
          <text:p text:style-name="P27"><text:span text:style-name="Strong_20_Emphasis">The Caretaker</text:span></text:p>
          <text:list>
            <text:list-item>
              <text:p text:style-name="P27">Conditions: High Emotional Harmony, frequent choices that protect others over Nyx.</text:p>
            </text:list-item>
            <text:list-item>
              <text:p text:style-name="P27">Effects:</text:p>
              <text:list>
                <text:list-item>
                  <text:p text:style-name="P27">Dream: Guilt Drips less aggressive, but Self-Sacrifice ending paths more accessible.</text:p>
                </text:list-item>
              </text:list>
            </text:list-item>
          </text:list>
        </text:list-item>
        <text:list-item>
          <text:p text:style-name="P27"><text:span text:style-name="Strong_20_Emphasis">The Avoidant</text:span></text:p>
          <text:list>
            <text:list-item>
              <text:p text:style-name="P27">Conditions: Frequent “walk away / run / wake” decisions; low Emotional/Spiritual Arete.</text:p>
            </text:list-item>
            <text:list-item>
              <text:p text:style-name="P27">Effects:</text:p>
              <text:list>
                <text:list-item>
                  <text:p text:style-name="P27">Dream: more Panic Elevators, more unresolved loops.</text:p>
                </text:list-item>
                <text:list-item>
                  <text:p text:style-name="P27">Ending: Stagnation or Collapse endings more weighted.</text:p>
                </text:list-item>
              </text:list>
            </text:list-item>
          </text:list>
        </text:list-item>
        <text:list-item>
          <text:p text:style-name="P27"><text:span text:style-name="Strong_20_Emphasis">The Jester</text:span></text:p>
          <text:list>
            <text:list-item>
              <text:p text:style-name="P27">Conditions: Heavy reliance on humor/self-deprecation, many scenes with Cas &amp; Laughtrack patterns.</text:p>
            </text:list-item>
            <text:list-item>
              <text:p text:style-name="P27">Effects:</text:p>
              <text:list>
                <text:list-item>
                  <text:p text:style-name="P27">Dream: Laughtrack lines sharper, but you have slightly improved resilience to shame-based attacks.</text:p>
                </text:list-item>
              </text:list>
            </text:list-item>
          </text:list>
        </text:list-item>
        <text:list-item>
          <text:p text:style-name="P27"><text:span text:style-name="Strong_20_Emphasis">The Archivist</text:span></text:p>
          <text:list>
            <text:list-item>
              <text:p text:style-name="P27">Conditions: Read many zines, check Journal frequently, high Psychological Harmony.</text:p>
            </text:list-item>
            <text:list-item>
              <text:p text:style-name="P27">Effects:</text:p>
              <text:list>
                <text:list-item>
                  <text:p text:style-name="P27">Dream: Archivist Without Eyes becomes more collaborative, offering occasional “meta summary” hints.</text:p>
                </text:list-item>
              </text:list>
            </text:list-item>
          </text:list>
        </text:list-item>
        <text:list-item>
          <text:p text:style-name="P27"><text:span text:style-name="Strong_20_Emphasis">The Wanderer</text:span></text:p>
          <text:list>
            <text:list-item>
              <text:p text:style-name="P27">Conditions: Explore many locations, but with low relationship commitments (few high bonds).</text:p>
            </text:list-item>
            <text:list-item>
              <text:p text:style-name="P27">Effects:</text:p>
              <text:list>
                <text:list-item>
                  <text:p text:style-name="P27">Dream: more liminal spaces, more Silent Horizon overlap.</text:p>
                </text:list-item>
              </text:list>
            </text:list-item>
          </text:list>
        </text:list-item>
      </text:list>
      <text:p text:style-name="Text_20_body">Nyx can switch Titles over time as patterns change. Some endings may reference the most persistent Title you held near the end.</text:p>
      <text:p text:style-name="Horizontal_20_Line"/>
      <text:h text:style-name="Heading_20_2" text:outline-level="2">15. Extras Menu</text:h>
      <text:p text:style-name="Text_20_body"><text:span text:style-name="Strong_20_Emphasis">Access:</text:span> Main menu → <text:span text:style-name="Source_20_Text">Extras</text:span><text:line-break/>Unlock progressively as the player makes progress in any run.</text:p>
      <text:h text:style-name="Heading_20_3" text:outline-level="3"><text:soft-page-break/>15.1 CG Gallery</text:h>
      <text:list xml:id="list7580823223240129175" text:style-name="L27">
        <text:list-item>
          <text:p text:style-name="P28">Divided into tabs:</text:p>
          <text:list>
            <text:list-item>
              <text:p text:style-name="P28"><text:span text:style-name="Source_20_Text">Story</text:span> (main plot CGs)</text:p>
            </text:list-item>
            <text:list-item>
              <text:p text:style-name="P28"><text:span text:style-name="Source_20_Text">Friends</text:span> (Rowan/Mina/Theo/Cas/Jax/Talia key scenes)</text:p>
            </text:list-item>
            <text:list-item>
              <text:p text:style-name="P28"><text:span text:style-name="Source_20_Text">Dream</text:span> (major Nightmares, bosses)</text:p>
            </text:list-item>
            <text:list-item>
              <text:p text:style-name="P28"><text:span text:style-name="Source_20_Text">Endings</text:span> (ending CG variants)</text:p>
            </text:list-item>
          </text:list>
        </text:list-item>
      </text:list>
      <text:p text:style-name="Text_20_body"><text:span text:style-name="Strong_20_Emphasis">Behavior:</text:span></text:p>
      <text:list xml:id="list7361191198902273691" text:style-name="L28">
        <text:list-item>
          <text:p text:style-name="P29">Locked CGs show as silhouettes or blurred thumbnails.</text:p>
        </text:list-item>
        <text:list-item>
          <text:p text:style-name="P29">Unlocked ones:</text:p>
          <text:list>
            <text:list-item>
              <text:p text:style-name="P29">Show full art.</text:p>
            </text:list-item>
            <text:list-item>
              <text:p text:style-name="P29">Option: <text:span text:style-name="Source_20_Text">View</text:span> (full screen) + <text:span text:style-name="Source_20_Text">Hide UI</text:span>.</text:p>
            </text:list-item>
            <text:list-item>
              <text:p text:style-name="P29">Some have <text:span text:style-name="Strong_20_Emphasis">“replay scene”</text:span> button that replays a shortened, non-branching version of that moment.</text:p>
            </text:list-item>
          </text:list>
        </text:list-item>
      </text:list>
      <text:p text:style-name="Horizontal_20_Line"/>
      <text:h text:style-name="Heading_20_3" text:outline-level="3">15.2 Music Player</text:h>
      <text:p text:style-name="Text_20_body">Tabs:</text:p>
      <text:list xml:id="list5480639602026240181" text:style-name="L29">
        <text:list-item>
          <text:p text:style-name="P30"><text:span text:style-name="Source_20_Text">Town Tracks</text:span> – day themes, shops, park, festivals.</text:p>
        </text:list-item>
        <text:list-item>
          <text:p text:style-name="P30"><text:span text:style-name="Source_20_Text">Dream Tracks</text:span> – battle themes, ambient tracks per domain.</text:p>
        </text:list-item>
        <text:list-item>
          <text:p text:style-name="P30"><text:span text:style-name="Source_20_Text">Jax Live</text:span> – songs that Jax performed in-game.</text:p>
        </text:list-item>
      </text:list>
      <text:p text:style-name="Text_20_body"><text:span text:style-name="Strong_20_Emphasis">Unlock Rules:</text:span></text:p>
      <text:list xml:id="list8674288601226234041" text:style-name="L30">
        <text:list-item>
          <text:p text:style-name="P31">A track appears after you encounter it at least once in the story.</text:p>
        </text:list-item>
        <text:list-item>
          <text:p text:style-name="P31">Some special tracks only appear after certain endings or Apotheosis events.</text:p>
        </text:list-item>
      </text:list>
      <text:p text:style-name="Text_20_body"><text:span text:style-name="Strong_20_Emphasis">Track Detail:</text:span></text:p>
      <text:list xml:id="list982396780032121758" text:style-name="L31">
        <text:list-item>
          <text:p text:style-name="P32">Title + short note:</text:p>
          <text:list>
            <text:list-item>
              <text:p text:style-name="P32">“Played during the first Flooded Heart battle.”</text:p>
            </text:list-item>
            <text:list-item>
              <text:p text:style-name="P32">“The song Jax played at the boardwalk festival.”</text:p>
            </text:list-item>
          </text:list>
        </text:list-item>
        <text:list-item>
          <text:p text:style-name="P32">Simple controls: play, pause, next, shuffle.</text:p>
        </text:list-item>
      </text:list>
      <text:p text:style-name="Horizontal_20_Line"/>
      <text:h text:style-name="Heading_20_3" text:outline-level="3">15.3 Achievements &amp; Titles View</text:h>
      <text:list xml:id="list4985831286557692146" text:style-name="L32">
        <text:list-item>
          <text:p text:style-name="P33">A clean list of:</text:p>
          <text:list>
            <text:list-item>
              <text:p text:style-name="P33">Achievements earned (with date and run info).</text:p>
            </text:list-item>
            <text:list-item>
              <text:p text:style-name="P33"><text:soft-page-break/>Titles you’ve unlocked in any run, with brief description.</text:p>
            </text:list-item>
          </text:list>
        </text:list-item>
        <text:list-item>
          <text:p text:style-name="P33">You can see <text:span text:style-name="Strong_20_Emphasis">meta commentary</text:span>:</text:p>
          <text:list>
            <text:list-item>
              <text:p text:style-name="P33">“You wore this Title the longest in Run 2” or similar.</text:p>
            </text:list-item>
          </text:list>
        </text:list-item>
      </text:list>
      <text:p text:style-name="Horizontal_20_Line"/>
      <text:h text:style-name="Heading_20_3" text:outline-level="3">15.4 Concept Art / Behind-the-Scenes (Optional)</text:h>
      <text:p text:style-name="Text_20_body">If you include them:</text:p>
      <text:list xml:id="list7972969769897792790" text:style-name="L33">
        <text:list-item>
          <text:p text:style-name="P34">Tabs:</text:p>
          <text:list>
            <text:list-item>
              <text:p text:style-name="P34"><text:span text:style-name="Source_20_Text">Characters</text:span> – concept evolution of Nyx, Rowan, Mina, etc.</text:p>
            </text:list-item>
            <text:list-item>
              <text:p text:style-name="P34"><text:span text:style-name="Source_20_Text">Dreamscapes</text:span> – sketches of Flooded Heart, Flesh Cathedral, etc.</text:p>
            </text:list-item>
            <text:list-item>
              <text:p text:style-name="P34"><text:span text:style-name="Source_20_Text">UI &amp; Icons</text:span> – early designs of Arete graphs, Journal, etc.</text:p>
            </text:list-item>
          </text:list>
        </text:list-item>
      </text:list>
      <text:p text:style-name="Text_20_body"><text:span text:style-name="Strong_20_Emphasis">Unlock Conditions:</text:span></text:p>
      <text:list xml:id="list1729166254321693322" text:style-name="L34">
        <text:list-item>
          <text:p text:style-name="P35">Some unlocked by story progress (first ending reached).</text:p>
        </text:list-item>
        <text:list-item>
          <text:p text:style-name="P35">Some by specific achievements (“Fear Cartographer” unlocks Nightmare concept art).</text:p>
        </text:list-item>
      </text:list>
      <text:p text:style-name="Horizontal_20_Line"/>
      <text:p text:style-name="Text_20_body">This meta layer:</text:p>
      <text:list xml:id="list1228410288791432144" text:style-name="L35">
        <text:list-item>
          <text:p text:style-name="P36">Gives the player <text:span text:style-name="Strong_20_Emphasis">rich feedback</text:span> through <text:span text:style-name="Strong_20_Emphasis">Journal</text:span>, <text:span text:style-name="Strong_20_Emphasis">Compendium</text:span>, <text:span text:style-name="Strong_20_Emphasis">Achievements/Titles</text:span>, and <text:span text:style-name="Strong_20_Emphasis">Extras</text:span>, without breaking immersion with raw numbers and gamification.</text:p>
        </text:list-item>
        <text:list-item>
          <text:p text:style-name="P36">Reinforces the central themes: memory, pattern recognition, emotional growth, and how Nyx’s internal state is <text:span text:style-name="Strong_20_Emphasis">seen and responded to</text:span> by the world and the Dream.</text:p>
        </text:list-item>
      </text:list>
      <text:p text:style-name="Text_20_body">Alright, let’s wire these meta-systems into something that feels alive, coherent, and totally TSUKIDERE.</text:p>
      <text:p text:style-name="Text_20_body">I’ll cover:</text:p>
      <text:list xml:id="list1929503486437333867" text:style-name="L36">
        <text:list-item>
          <text:p text:style-name="P37"><text:span text:style-name="Strong_20_Emphasis">Auto-Tracking Journal</text:span></text:p>
        </text:list-item>
        <text:list-item>
          <text:p text:style-name="P37"><text:span text:style-name="Strong_20_Emphasis">Player Notes (Nyx’s own pages)</text:span></text:p>
        </text:list-item>
        <text:list-item>
          <text:p text:style-name="P37"><text:span text:style-name="Strong_20_Emphasis">FEAR/FORM – Collectible Card Game / Fear Deck</text:span></text:p>
        </text:list-item>
        <text:list-item>
          <text:p text:style-name="P37"><text:span text:style-name="Strong_20_Emphasis">Memory Polaroid Wall</text:span></text:p>
        </text:list-item>
      </text:list>
      <text:p text:style-name="Horizontal_20_Line"/>
      <text:h text:style-name="Heading_20_2" text:outline-level="2">1. Auto-Tracking Journal</text:h>
      <text:p text:style-name="Text_20_body">The Journal is partly <text:span text:style-name="Strong_20_Emphasis">Nyx’s notebook</text:span>, partly <text:span text:style-name="Strong_20_Emphasis">game HUD</text:span>. It updates itself automatically but is written in Nyx’s “voice.”</text:p>
      <text:p text:style-name="Text_20_body">Access: from the pause/menu screen as <text:span text:style-name="Source_20_Text">Journal</text:span>, with tabs:</text:p>
      <text:list xml:id="list5973715917196252206" text:style-name="L37">
        <text:list-item>
          <text:p text:style-name="P38"><text:span text:style-name="Strong_20_Emphasis">Today</text:span></text:p>
        </text:list-item>
        <text:list-item>
          <text:p text:style-name="P38"><text:soft-page-break/><text:span text:style-name="Strong_20_Emphasis">People</text:span></text:p>
        </text:list-item>
        <text:list-item>
          <text:p text:style-name="P38"><text:span text:style-name="Strong_20_Emphasis">Dreams</text:span></text:p>
        </text:list-item>
        <text:list-item>
          <text:p text:style-name="P38">(Plus existing Arete view / Compendium you already specced.)</text:p>
        </text:list-item>
      </text:list>
      <text:h text:style-name="Heading_20_3" text:outline-level="3">1.1 Today – Auto Daily Summary</text:h>
      <text:p text:style-name="Text_20_body">Every <text:span text:style-name="Emphasis">end of day</text:span> (right before Dream or at sleep), the game generates a <text:span text:style-name="Strong_20_Emphasis">Today</text:span> entry.</text:p>
      <text:p text:style-name="Text_20_body"><text:span text:style-name="Strong_20_Emphasis">Layout:</text:span></text:p>
      <text:list xml:id="list5853180618259232267" text:style-name="L38">
        <text:list-item>
          <text:p text:style-name="P39"><text:span text:style-name="Strong_20_Emphasis">Header:</text:span></text:p>
          <text:list>
            <text:list-item>
              <text:p text:style-name="P39">Date (e.g., “Day 07 – Saturday”).</text:p>
            </text:list-item>
            <text:list-item>
              <text:p text:style-name="P39">Symbols for <text:span text:style-name="Strong_20_Emphasis">weather</text:span> and <text:span text:style-name="Strong_20_Emphasis">moon phase</text:span>.</text:p>
            </text:list-item>
            <text:list-item>
              <text:p text:style-name="P39">Short auto-generated tagline, e.g.:</text:p>
              <text:list>
                <text:list-item>
                  <text:p text:style-name="P39">“Today tasted like cold coffee.”</text:p>
                </text:list-item>
                <text:list-item>
                  <text:p text:style-name="P39">“I tried to be honest. It went… okay.”</text:p>
                </text:list-item>
              </text:list>
            </text:list-item>
          </text:list>
        </text:list-item>
        <text:list-item>
          <text:p text:style-name="P39"><text:span text:style-name="Strong_20_Emphasis">Section A: Key Events</text:span></text:p>
        </text:list-item>
      </text:list>
      <text:p text:style-name="Text_20_body">A bullet list (3–7 lines) created from flags set during the day:</text:p>
      <text:list xml:id="list265277262733544356" text:style-name="L39">
        <text:list-item>
          <text:p text:style-name="P40">“I skipped breakfast again.”</text:p>
        </text:list-item>
        <text:list-item>
          <text:p text:style-name="P40">“I told Rowan I was ‘fine’ when I wasn’t.”</text:p>
        </text:list-item>
        <text:list-item>
          <text:p text:style-name="P40">“Mina showed me a breathing exercise and I actually tried it.”</text:p>
        </text:list-item>
        <text:list-item>
          <text:p text:style-name="P40">“Returned Abby’s clip. She smiled so hard it hurt.”</text:p>
        </text:list-item>
      </text:list>
      <text:p text:style-name="Text_20_body">Each bullet is linked to:</text:p>
      <text:list xml:id="list8481072932755909686" text:style-name="L40">
        <text:list-item>
          <text:p text:style-name="P41">An <text:span text:style-name="Strong_20_Emphasis">event flag</text:span> and</text:p>
        </text:list-item>
        <text:list-item>
          <text:p text:style-name="P41">Relevant <text:span text:style-name="Strong_20_Emphasis">Arete nudges</text:span> &amp; <text:span text:style-name="Strong_20_Emphasis">relationship changes</text:span>.</text:p>
        </text:list-item>
      </text:list>
      <text:p text:style-name="Text_20_body"><text:span text:style-name="Strong_20_Emphasis">Internally</text:span>, every important choice is tagged like:</text:p>
      <text:p text:style-name="Preformatted_20_Text"><text:span text:style-name="Source_20_Text">log_event:</text:span></text:p>
      <text:p text:style-name="Preformatted_20_Text"><text:span text:style-name="Source_20_Text"><text:s text:c="2"/>id: "snapped_at_abby"</text:span></text:p>
      <text:p text:style-name="Preformatted_20_Text"><text:span text:style-name="Source_20_Text"><text:s text:c="2"/>text_today: "I snapped at Abby. She didn’t deserve that."</text:span></text:p>
      <text:p text:style-name="Preformatted_20_Text"><text:span text:style-name="Source_20_Text"><text:s text:c="2"/>arete_effects:</text:span></text:p>
      <text:p text:style-name="Preformatted_20_Text"><text:span text:style-name="Source_20_Text"><text:s text:c="4"/>- Emotional: -1 (Empathy)</text:span></text:p>
      <text:p text:style-name="P1"><text:span text:style-name="Source_20_Text"><text:s text:c="4"/>- Social: -1 (Care for Younger)</text:span></text:p>
      <text:p text:style-name="Text_20_body">The <text:span text:style-name="Strong_20_Emphasis">Today</text:span> page then shows:</text:p>
      <text:p text:style-name="Quotations">“I snapped at Abby. She didn’t deserve that.<text:line-break/>[Emotional –1 (Empathy), Social –1 (Care for Younger)]”</text:p>
      <text:p text:style-name="Text_20_body">You can decide how explicit to be:</text:p>
      <text:list xml:id="list4643954663560414163" text:style-name="L41">
        <text:list-item>
          <text:p text:style-name="P42"><text:span text:style-name="Strong_20_Emphasis">Full meta version</text:span> (for a more transparent system): show the tiny Arete notes.</text:p>
        </text:list-item>
        <text:list-item>
          <text:p text:style-name="P42"><text:span text:style-name="Strong_20_Emphasis">Soft version</text:span>: just subtle color coding / icon and no numbers.</text:p>
        </text:list-item>
      </text:list>
      <text:p text:style-name="Text_20_body"><text:soft-page-break/>You can keep the numbers in dev mode and show only narrative text to players, if you’d rather stay fully diegetic.</text:p>
      <text:p text:style-name="Horizontal_20_Line"/>
      <text:list xml:id="list1466500338293059968" text:style-name="L42">
        <text:list-item>
          <text:p text:style-name="P43"><text:span text:style-name="Strong_20_Emphasis">Section B: Today’s Inner State</text:span></text:p>
        </text:list-item>
      </text:list>
      <text:p text:style-name="Text_20_body">Short paragraph generated from today’s <text:span text:style-name="Strong_20_Emphasis">net Arete changes</text:span>:</text:p>
      <text:list xml:id="list2392760576695327072" text:style-name="L43">
        <text:list-item>
          <text:p text:style-name="P44">If Emotional took hits, but Social improved:</text:p>
        </text:list-item>
      </text:list>
      <text:p text:style-name="Quotations">“I felt like I was fraying at the edges, but at least I wasn’t alone.”</text:p>
      <text:list xml:id="list1795925947635283013" text:style-name="L44">
        <text:list-item>
          <text:p text:style-name="P45">If Physical improved &amp; you slept on time:</text:p>
        </text:list-item>
      </text:list>
      <text:p text:style-name="Quotations">“My body still complains, but less loudly. I might actually be able to do this.”</text:p>
      <text:list xml:id="list1761984761478765309" text:style-name="L45">
        <text:list-item>
          <text:p text:style-name="P46">If Social/Emotional Harmony spiked:</text:p>
        </text:list-item>
      </text:list>
      <text:p text:style-name="Quotations">“I remembered what it feels like to laugh without immediately regretting it.”</text:p>
      <text:p text:style-name="Horizontal_20_Line"/>
      <text:h text:style-name="Heading_20_3" text:outline-level="3">1.2 People – Auto NPC Profiles (Core + Others)</text:h>
      <text:p text:style-name="Text_20_body">This is the <text:span text:style-name="Strong_20_Emphasis">“contacts”</text:span> section of the Journal, where Nyx keeps track of people.</text:p>
      <text:p text:style-name="Text_20_body">Each NPC entry updates automatically as:</text:p>
      <text:list xml:id="list7149246404826024368" text:style-name="L46">
        <text:list-item>
          <text:p text:style-name="P47"><text:span text:style-name="Source_20_Text">bond_[npc]</text:span> and <text:span text:style-name="Source_20_Text">trust_[npc]</text:span> change</text:p>
        </text:list-item>
        <text:list-item>
          <text:p text:style-name="P47">Gifts are given</text:p>
        </text:list-item>
        <text:list-item>
          <text:p text:style-name="P47">Key scenes happen.</text:p>
        </text:list-item>
      </text:list>
      <text:p text:style-name="Text_20_body"><text:span text:style-name="Strong_20_Emphasis">Per-NPC Layout (for core friend group and more):</text:span></text:p>
      <text:list xml:id="list7614430948247354804" text:style-name="L47">
        <text:list-item>
          <text:p text:style-name="P48"><text:span text:style-name="Strong_20_Emphasis">Name + portrait + tagline.</text:span></text:p>
        </text:list-item>
        <text:list-item>
          <text:p text:style-name="P48"><text:span text:style-name="Strong_20_Emphasis">Bond &amp; Trust Indicators:</text:span></text:p>
          <text:list>
            <text:list-item>
              <text:p text:style-name="P48">Visual bars or symbols with textual labels:</text:p>
              <text:list>
                <text:list-item>
                  <text:p text:style-name="P48">“Acquaintance / Friend / Close / Deep / Apotheosis”.</text:p>
                </text:list-item>
              </text:list>
            </text:list-item>
            <text:list-item>
              <text:p text:style-name="P48">No raw numbers shown.</text:p>
            </text:list-item>
          </text:list>
        </text:list-item>
        <text:list-item>
          <text:p text:style-name="P48"><text:span text:style-name="Strong_20_Emphasis">Known Preferences (Gift &amp; Behavior):</text:span></text:p>
          <text:list>
            <text:list-item>
              <text:p text:style-name="P48">“Likes:”</text:p>
              <text:list>
                <text:list-item>
                  <text:p text:style-name="P48">Items: (unlocked once you give them and see positive reaction)</text:p>
                  <text:list>
                    <text:list-item>
                      <text:p text:style-name="P48">“Sweet drinks, skateboard stuff, late-night boardwalk.”</text:p>
                    </text:list-item>
                    <text:list-item>
                      <text:p text:style-name="P48">“Music zines, quiet coffee.”</text:p>
                    </text:list-item>
                  </text:list>
                </text:list-item>
                <text:list-item>
                  <text:p text:style-name="P48">Behaviors:</text:p>
                  <text:list>
                    <text:list-item>
                      <text:p text:style-name="P48">“Showing up when they ask.”</text:p>
                    </text:list-item>
                    <text:list-item>
                      <text:p text:style-name="P48"><text:soft-page-break/>“Listening when they talk.”</text:p>
                    </text:list-item>
                  </text:list>
                </text:list-item>
              </text:list>
            </text:list-item>
            <text:list-item>
              <text:p text:style-name="P48">“Dislikes:”</text:p>
              <text:list>
                <text:list-item>
                  <text:p text:style-name="P48">Items: “Overly sugary junk”, etc.</text:p>
                </text:list-item>
                <text:list-item>
                  <text:p text:style-name="P48">Behaviors: “Being mocked for their fears.”</text:p>
                </text:list-item>
              </text:list>
            </text:list-item>
          </text:list>
        </text:list-item>
      </text:list>
      <text:p text:style-name="Text_20_body">Unknown entries show as <text:span text:style-name="Source_20_Text">???</text:span> until discovered.</text:p>
      <text:list xml:id="list3069791248543025155" text:style-name="L48">
        <text:list-item>
          <text:p text:style-name="P49"><text:span text:style-name="Strong_20_Emphasis">Shared Memories:</text:span></text:p>
          <text:list>
            <text:list-item>
              <text:p text:style-name="P49">A short timeline of important moments:</text:p>
              <text:list>
                <text:list-item>
                  <text:p text:style-name="P49">“We watched the sunset and I actually told them I’m not okay.”</text:p>
                </text:list-item>
                <text:list-item>
                  <text:p text:style-name="P49">“We fought about their latest stunt.”</text:p>
                </text:list-item>
                <text:list-item>
                  <text:p text:style-name="P49">“They came to my defense in front of everyone.”</text:p>
                </text:list-item>
              </text:list>
            </text:list-item>
          </text:list>
        </text:list-item>
      </text:list>
      <text:p text:style-name="Text_20_body">Clicking a memory gives a <text:span text:style-name="Strong_20_Emphasis">one-sentence</text:span> recap or a still CG (full replays live in Extras).</text:p>
      <text:list xml:id="list2725183795533801093" text:style-name="L49">
        <text:list-item>
          <text:p text:style-name="P50"><text:span text:style-name="Strong_20_Emphasis">Dream Presence (if Apotheosis unlocked):</text:span></text:p>
          <text:list>
            <text:list-item>
              <text:p text:style-name="P50">Notes appear:</text:p>
              <text:list>
                <text:list-item>
                  <text:p text:style-name="P50">“They show up in the Dream sometimes now, like a streak of light when I’m about to fall.”</text:p>
                </text:list-item>
              </text:list>
            </text:list-item>
            <text:list-item>
              <text:p text:style-name="P50">If not yet apotheosized:</text:p>
              <text:list>
                <text:list-item>
                  <text:p text:style-name="P50">“I haven’t seen them here, but maybe I’ve just been too out of it.”</text:p>
                </text:list-item>
              </text:list>
            </text:list-item>
          </text:list>
        </text:list-item>
      </text:list>
      <text:p text:style-name="Text_20_body">This People section is fully <text:span text:style-name="Strong_20_Emphasis">auto-maintained</text:span> from flags and relationship events.</text:p>
      <text:p text:style-name="Horizontal_20_Line"/>
      <text:h text:style-name="Heading_20_3" text:outline-level="3">1.3 Dreams – Entities, Domains, Insights</text:h>
      <text:p text:style-name="Text_20_body">This is the Nightmare “bestiary,” but written like Nyx’s dream diary.</text:p>
      <text:p text:style-name="Text_20_body"><text:span text:style-name="Strong_20_Emphasis">List View:</text:span></text:p>
      <text:list xml:id="list1406328386447669375" text:style-name="L50">
        <text:list-item>
          <text:p text:style-name="P51">For each entity encountered at least once (mob or boss):</text:p>
          <text:list>
            <text:list-item>
              <text:p text:style-name="P51">Name (or Nyx’s nickname if true name unknown).</text:p>
            </text:list-item>
            <text:list-item>
              <text:p text:style-name="P51">Domain tag (Physical / Psychological / Social / Emotional / Spiritual).</text:p>
            </text:list-item>
            <text:list-item>
              <text:p text:style-name="P51">Status: “Seen”, “Fought”, “Integrated”, “Avoided”.</text:p>
            </text:list-item>
          </text:list>
        </text:list-item>
      </text:list>
      <text:p text:style-name="Text_20_body"><text:span text:style-name="Strong_20_Emphasis">Detail View:</text:span></text:p>
      <text:list xml:id="list2899359727752912123" text:style-name="L51">
        <text:list-item>
          <text:p text:style-name="P52"><text:span text:style-name="Strong_20_Emphasis">Name &amp; Domain:</text:span></text:p>
          <text:list>
            <text:list-item>
              <text:p text:style-name="P52">“Flooded Heart – Emotional Domain”</text:p>
            </text:list-item>
            <text:list-item>
              <text:p text:style-name="P52">“Audience of Teeth – Social/Emotional Domain”</text:p>
            </text:list-item>
          </text:list>
        </text:list-item>
        <text:list-item>
          <text:p text:style-name="P52"><text:span text:style-name="Strong_20_Emphasis">Appearance Summary:</text:span></text:p>
          <text:list>
            <text:list-item>
              <text:p text:style-name="P52">Nyx’s description:</text:p>
              <text:list>
                <text:list-item>
                  <text:p text:style-name="P52"><text:soft-page-break/>“A huge heart hanging over a room that keeps filling with water. It feels familiar and wrong at the same time.”</text:p>
                </text:list-item>
              </text:list>
            </text:list-item>
          </text:list>
        </text:list-item>
        <text:list-item>
          <text:p text:style-name="P52"><text:span text:style-name="Strong_20_Emphasis">What I Learned:</text:span></text:p>
          <text:list>
            <text:list-item>
              <text:p text:style-name="P52">Automatically updated bullet points based on how you fought or connected:</text:p>
              <text:list>
                <text:list-item>
                  <text:p text:style-name="P52">“It gets louder when I try to ignore what I’m feeling.”</text:p>
                </text:list-item>
                <text:list-item>
                  <text:p text:style-name="P52">“It calms down when I acknowledge I’m overwhelmed instead of pretending I’m fine.”</text:p>
                </text:list-item>
                <text:list-item>
                  <text:p text:style-name="P52">“It seems tied to the way I apologize to people.”</text:p>
                </text:list-item>
              </text:list>
            </text:list-item>
          </text:list>
        </text:list-item>
        <text:list-item>
          <text:p text:style-name="P52"><text:span text:style-name="Strong_20_Emphasis">Resolutions Logged:</text:span></text:p>
          <text:list>
            <text:list-item>
              <text:p text:style-name="P52">For each major encounter:</text:p>
              <text:list>
                <text:list-item>
                  <text:p text:style-name="P52">“Night 3: I ran away as soon as it raised the water.”</text:p>
                </text:list-item>
                <text:list-item>
                  <text:p text:style-name="P52">“Night 10: I stayed and let myself cry instead of fighting. It quieted.”</text:p>
                </text:list-item>
              </text:list>
            </text:list-item>
          </text:list>
        </text:list-item>
      </text:list>
      <text:p text:style-name="Text_20_body">The Dreams tab becomes a <text:span text:style-name="Strong_20_Emphasis">mirror of progress</text:span>: how Nyx is transforming their relationship with their fears.</text:p>
      <text:p text:style-name="Horizontal_20_Line"/>
      <text:h text:style-name="Heading_20_2" text:outline-level="2">2. Player Notes (Nyx’s Own Pages)</text:h>
      <text:p text:style-name="Text_20_body">On top of the auto-tracking Journal, Nyx has <text:span text:style-name="Strong_20_Emphasis">free-form-ish “Notes” pages</text:span>—not exactly free text, but <text:span text:style-name="Strong_20_Emphasis">pre-authored prompts</text:span> the player chooses from.</text:p>
      <text:h text:style-name="Heading_20_3" text:outline-level="3">2.1 How It Works</text:h>
      <text:p text:style-name="Text_20_body">At certain times:</text:p>
      <text:list xml:id="list1912798686543777455" text:style-name="L52">
        <text:list-item>
          <text:p text:style-name="P53">End of day</text:p>
        </text:list-item>
        <text:list-item>
          <text:p text:style-name="P53">After a big scene</text:p>
        </text:list-item>
        <text:list-item>
          <text:p text:style-name="P53">After losing or winning a major Dream fight</text:p>
        </text:list-item>
      </text:list>
      <text:p text:style-name="Text_20_body">Nyx can choose to <text:span text:style-name="Strong_20_Emphasis">write a note</text:span>.</text:p>
      <text:p text:style-name="Text_20_body">UI:</text:p>
      <text:list xml:id="list8385163228955361227" text:style-name="L53">
        <text:list-item>
          <text:p text:style-name="P54">Journal → <text:span text:style-name="Source_20_Text">Notes</text:span> tab, or pop-up prompt: “Do you want to write something about today?”</text:p>
        </text:list-item>
      </text:list>
      <text:p text:style-name="Text_20_body">Nyx chooses from a small set of emotional reflections, e.g.:</text:p>
      <text:list xml:id="list4677043720191507348" text:style-name="L54">
        <text:list-item>
          <text:p text:style-name="P55">“Today felt like I was watching myself from outside my own head.”</text:p>
        </text:list-item>
        <text:list-item>
          <text:p text:style-name="P55">“I’m genuinely proud of how I handled that conversation.”</text:p>
        </text:list-item>
        <text:list-item>
          <text:p text:style-name="P55">“I feel empty. Not sad. Just… off.”</text:p>
        </text:list-item>
        <text:list-item>
          <text:p text:style-name="P55">“I’m scared I hurt them more than I helped.”</text:p>
        </text:list-item>
        <text:list-item>
          <text:p text:style-name="P55">“For once, I’m actually hopeful.”</text:p>
        </text:list-item>
      </text:list>
      <text:p text:style-name="Text_20_body"><text:soft-page-break/>When you choose one:</text:p>
      <text:list xml:id="list6846680479095246339" text:style-name="L55">
        <text:list-item>
          <text:p text:style-name="P56">It is <text:span text:style-name="Strong_20_Emphasis">saved</text:span> as an entry with:</text:p>
          <text:list>
            <text:list-item>
              <text:p text:style-name="P56">Date</text:p>
            </text:list-item>
            <text:list-item>
              <text:p text:style-name="P56">Emotion label (e.g. distance, pride, emptiness, guilt, hope)</text:p>
            </text:list-item>
            <text:list-item>
              <text:p text:style-name="P56">Optional small Arete nudge.</text:p>
            </text:list-item>
          </text:list>
        </text:list-item>
      </text:list>
      <text:h text:style-name="Heading_20_3" text:outline-level="3">2.2 Feeding Later Dream Scenes</text:h>
      <text:p text:style-name="Text_20_body">These Notes become <text:span text:style-name="Strong_20_Emphasis">raw material</text:span> for The Dream:</text:p>
      <text:list xml:id="list332140283095148641" text:style-name="L56">
        <text:list-item>
          <text:p text:style-name="P57">Certain Nightmares (Flooded Heart, Audience of Teeth, Glass Cradle, Silent Horizon) can <text:span text:style-name="Strong_20_Emphasis">quote or distort</text:span> Nyx’s past Notes:</text:p>
          <text:list>
            <text:list-item>
              <text:p text:style-name="P57">Dream line:</text:p>
              <text:p text:style-name="P235">“You wrote: ‘I feel empty. Not sad.’ Did you think the page would hold it for you?”</text:p>
            </text:list-item>
          </text:list>
        </text:list-item>
        <text:list-item>
          <text:p text:style-name="P57">In some integration scenes, an entity may <text:span text:style-name="Strong_20_Emphasis">reference patterns</text:span> in notes:</text:p>
          <text:list>
            <text:list-item>
              <text:p text:style-name="P57">“You keep saying you’re proud of ‘handling things’ but you never mention resting.”</text:p>
            </text:list-item>
          </text:list>
        </text:list-item>
        <text:list-item>
          <text:p text:style-name="P57">High density of certain emotional notes influences:</text:p>
          <text:list>
            <text:list-item>
              <text:p text:style-name="P57">The thematic weight of future Dreams (more emptiness, more guilt, etc.).</text:p>
            </text:list-item>
            <text:list-item>
              <text:p text:style-name="P57">Which endings are weighted (e.g., many notes about hope vs many about numbness).</text:p>
            </text:list-item>
          </text:list>
        </text:list-item>
      </text:list>
      <text:p text:style-name="Text_20_body">You can also gate some <text:span text:style-name="Strong_20_Emphasis">special Connect options</text:span> behind note patterns:</text:p>
      <text:list xml:id="list6048761736946292924" text:style-name="L57">
        <text:list-item>
          <text:p text:style-name="P58">If Nyx has written multiple honest guilt notes → unlock an option like:</text:p>
          <text:list>
            <text:list-item>
              <text:p text:style-name="P58">“I’ve been writing about how I’m afraid I hurt people, and I still don’t know how to stop.”</text:p>
            </text:list-item>
          </text:list>
        </text:list-item>
      </text:list>
      <text:p text:style-name="Text_20_body">Which gives special leverage in Guilt-related boss fights.</text:p>
      <text:p text:style-name="Horizontal_20_Line"/>
      <text:h text:style-name="Heading_20_2" text:outline-level="2">3. FEAR/FORM – Collectible Card Game / Fear Deck</text:h>
      <text:p text:style-name="Text_20_body">A small, in-universe, Jungian/Tarot-styled card game that mirrors the Dream.</text:p>
      <text:h text:style-name="Heading_20_3" text:outline-level="3">3.1 Theme &amp; Lore</text:h>
      <text:list xml:id="list6397023372531043703" text:style-name="L58">
        <text:list-item>
          <text:p text:style-name="P59">Name: <text:span text:style-name="Strong_20_Emphasis">FEAR/FORM</text:span></text:p>
        </text:list-item>
        <text:list-item>
          <text:p text:style-name="P59">In-universe explanation:</text:p>
          <text:list>
            <text:list-item>
              <text:p text:style-name="P59">A local card game that “started as a student art project,” but suspiciously mirrors Nyx’s real Nightmares and archetypes.</text:p>
            </text:list-item>
            <text:list-item>
              <text:p text:style-name="P59">Cards show:</text:p>
              <text:list>
                <text:list-item>
                  <text:p text:style-name="P59"><text:soft-page-break/><text:span text:style-name="Strong_20_Emphasis">Dream entities</text:span> (Nightmares, bosses).</text:p>
                </text:list-item>
                <text:list-item>
                  <text:p text:style-name="P59"><text:span text:style-name="Strong_20_Emphasis">Fears</text:span> (abandonment, failure, shame).</text:p>
                </text:list-item>
                <text:list-item>
                  <text:p text:style-name="P59"><text:span text:style-name="Strong_20_Emphasis">Coping forms</text:span> (skills, allies, archetypes).</text:p>
                </text:list-item>
              </text:list>
            </text:list-item>
          </text:list>
        </text:list-item>
      </text:list>
      <text:p text:style-name="Text_20_body">Aesthetics:</text:p>
      <text:list xml:id="list2641408649719336773" text:style-name="L59">
        <text:list-item>
          <text:p text:style-name="P60">Mixed <text:span text:style-name="Strong_20_Emphasis">weird-web</text:span>, pseudo-Tarot art, minimal numbers, vivid symbols.</text:p>
        </text:list-item>
        <text:list-item>
          <text:p text:style-name="P60">Each card has:</text:p>
          <text:list>
            <text:list-item>
              <text:p text:style-name="P60">Number or symbol (inspired by <text:span text:style-name="Strong_20_Emphasis">Major/Minor Arcana</text:span>).</text:p>
            </text:list-item>
            <text:list-item>
              <text:p text:style-name="P60">A <text:span text:style-name="Strong_20_Emphasis">directional pattern</text:span> (N/E/S/W) with small numbers (like FF-style card games).</text:p>
            </text:list-item>
            <text:list-item>
              <text:p text:style-name="P60">A <text:span text:style-name="Strong_20_Emphasis">color</text:span> for domain (Physical red, Emotional blue, etc.).</text:p>
            </text:list-item>
          </text:list>
        </text:list-item>
      </text:list>
      <text:h text:style-name="Heading_20_3" text:outline-level="3">3.2 Where to Play</text:h>
      <text:p text:style-name="Text_20_body">Nyx can play FEAR/FORM with NPCs in:</text:p>
      <text:list xml:id="list7504974117293499549" text:style-name="L60">
        <text:list-item>
          <text:p text:style-name="P61"><text:span text:style-name="Strong_20_Emphasis">Arcades</text:span> (with Cas, Milo, kids)</text:p>
        </text:list-item>
        <text:list-item>
          <text:p text:style-name="P61"><text:span text:style-name="Strong_20_Emphasis">Coffee Shop</text:span> (Mina, Theo in quiet moments)</text:p>
        </text:list-item>
        <text:list-item>
          <text:p text:style-name="P61"><text:span text:style-name="Strong_20_Emphasis">Strawberry Park</text:span> (Abby, Kayla on benches)</text:p>
        </text:list-item>
        <text:list-item>
          <text:p text:style-name="P61"><text:span text:style-name="Strong_20_Emphasis">Bus Station</text:span> (Mack, random Townies during downtime)</text:p>
        </text:list-item>
        <text:list-item>
          <text:p text:style-name="P61">Occasionally <text:span text:style-name="Strong_20_Emphasis">Library/Common Room</text:span> (Theo, Omar).</text:p>
        </text:list-item>
      </text:list>
      <text:p text:style-name="Text_20_body">Some NPCs are casual; others are very good and have special decks.</text:p>
      <text:p text:style-name="Horizontal_20_Line"/>
      <text:h text:style-name="Heading_20_3" text:outline-level="3">3.3 Basic Rules (Lightweight)</text:h>
      <text:p text:style-name="Text_20_body">Think <text:span text:style-name="Strong_20_Emphasis">Triple Triad-ish</text:span>, but with Jung/Tarot flavor.</text:p>
      <text:p text:style-name="Text_20_body"><text:span text:style-name="Strong_20_Emphasis">Board:</text:span></text:p>
      <text:list xml:id="list4296328880755944318" text:style-name="L61">
        <text:list-item>
          <text:p text:style-name="P62">3x3 grid.</text:p>
        </text:list-item>
        <text:list-item>
          <text:p text:style-name="P62">Players take turns placing cards; each card has <text:span text:style-name="Strong_20_Emphasis">4 values</text:span>: top, right, bottom, left.</text:p>
        </text:list-item>
      </text:list>
      <text:p text:style-name="Text_20_body"><text:span text:style-name="Strong_20_Emphasis">Card Structure:</text:span></text:p>
      <text:list xml:id="list8318791880564307283" text:style-name="L62">
        <text:list-item>
          <text:p text:style-name="P63">Rank (loosely like Minor Arcana: 1–10, Page, Knight, Queen, King analogs).</text:p>
        </text:list-item>
        <text:list-item>
          <text:p text:style-name="P63"><text:span text:style-name="Strong_20_Emphasis">Arcana/Archetype</text:span> (Major Arcana equivalent: The Fool, The Tower, The Star, etc. OR Dream entity names).</text:p>
        </text:list-item>
        <text:list-item>
          <text:p text:style-name="P63">Domain color (Physical / Psychological / Social / Emotional / Spiritual).</text:p>
        </text:list-item>
        <text:list-item>
          <text:p text:style-name="P63">4 directional values (0–9).</text:p>
        </text:list-item>
        <text:list-item>
          <text:p text:style-name="P63">Special Sigil (optional): a little Jungian symbol or alignment icon.</text:p>
        </text:list-item>
      </text:list>
      <text:p text:style-name="Text_20_body"><text:span text:style-name="Strong_20_Emphasis">Turn:</text:span></text:p>
      <text:list xml:id="list1824006420689121650" text:style-name="L63">
        <text:list-item>
          <text:p text:style-name="P64">Each player has a hand of 5 cards.</text:p>
        </text:list-item>
        <text:list-item>
          <text:p text:style-name="P64"><text:soft-page-break/>Players alternate placing a card on the grid.</text:p>
        </text:list-item>
        <text:list-item>
          <text:p text:style-name="P64">When you place a card adjacent to an opponent’s card:</text:p>
          <text:list>
            <text:list-item>
              <text:p text:style-name="P64">Compare the touching sides (your right vs their left, etc.).</text:p>
            </text:list-item>
            <text:list-item>
              <text:p text:style-name="P64">If your value is <text:span text:style-name="Strong_20_Emphasis">higher</text:span>, you <text:span text:style-name="Strong_20_Emphasis">flip</text:span> that card to your color (as in Triple Triad).</text:p>
            </text:list-item>
          </text:list>
        </text:list-item>
      </text:list>
      <text:p text:style-name="Text_20_body"><text:span text:style-name="Strong_20_Emphasis">Tarot / Jungian Twist:</text:span></text:p>
      <text:list xml:id="list6897061817819149986" text:style-name="L64">
        <text:list-item>
          <text:p text:style-name="P65">Some cards have <text:span text:style-name="Strong_20_Emphasis">Arcana Effects</text:span> based on suit or archetype:</text:p>
          <text:list>
            <text:list-item>
              <text:p text:style-name="P65"><text:span text:style-name="Strong_20_Emphasis">Major Arcana Cards</text:span> (boss-level or key archetypes):</text:p>
              <text:list>
                <text:list-item>
                  <text:p text:style-name="P65">Once per game, they can <text:span text:style-name="Strong_20_Emphasis">invert</text:span> a direction comparison (low wins instead of high) or flip multiple cards if conditions are met (like Tower, Death, etc.).</text:p>
                </text:list-item>
                <text:list-item>
                  <text:p text:style-name="P65">Example:</text:p>
                  <text:list>
                    <text:list-item>
                      <text:p text:style-name="P65"><text:span text:style-name="Strong_20_Emphasis">The Tower / Flooded Heart Card:</text:span> if placed on center tile, it checks all four neighbors and flips those of lower Emotional color or same suit.</text:p>
                    </text:list-item>
                  </text:list>
                </text:list-item>
              </text:list>
            </text:list-item>
            <text:list-item>
              <text:p text:style-name="P65"><text:span text:style-name="Strong_20_Emphasis">Court Cards / Archetypes</text:span> (Page/Knight/Queen/King analogs):</text:p>
              <text:list>
                <text:list-item>
                  <text:p text:style-name="P65">Minor situational effects, such as:</text:p>
                  <text:list>
                    <text:list-item>
                      <text:p text:style-name="P65">Boosting adjacent cards of same domain color.</text:p>
                    </text:list-item>
                    <text:list-item>
                      <text:p text:style-name="P65">Protecting from a flip once.</text:p>
                    </text:list-item>
                  </text:list>
                </text:list-item>
              </text:list>
            </text:list-item>
          </text:list>
        </text:list-item>
        <text:list-item>
          <text:p text:style-name="P65"><text:span text:style-name="Strong_20_Emphasis">Domain Colors</text:span>:</text:p>
          <text:list>
            <text:list-item>
              <text:p text:style-name="P65">If you surround a card with three cards of the <text:span text:style-name="Strong_20_Emphasis">same domain color</text:span>, they form a “complex” and gain +1 to all sides (temporarily).</text:p>
            </text:list-item>
          </text:list>
        </text:list-item>
      </text:list>
      <text:p text:style-name="Text_20_body">Simple enough to play quickly, but with flavor.</text:p>
      <text:p text:style-name="Horizontal_20_Line"/>
      <text:h text:style-name="Heading_20_3" text:outline-level="3">3.4 Progression &amp; Rewards</text:h>
      <text:p text:style-name="Text_20_body"><text:span text:style-name="Strong_20_Emphasis">Deck Building:</text:span></text:p>
      <text:list xml:id="list3589090097889198455" text:style-name="L65">
        <text:list-item>
          <text:p text:style-name="P66">Nyx starts with a basic “Starter Deck” of neutral minor fears and coping archetypes.</text:p>
        </text:list-item>
        <text:list-item>
          <text:p text:style-name="P66">Winning against NPCs can:</text:p>
          <text:list>
            <text:list-item>
              <text:p text:style-name="P66">Win <text:span text:style-name="Strong_20_Emphasis">one card</text:span> from their deck (limited pool).</text:p>
            </text:list-item>
            <text:list-item>
              <text:p text:style-name="P66">Unlock <text:span text:style-name="Strong_20_Emphasis">new packs</text:span> at shops (toy store, arcade, bookstore) for small $ amounts.</text:p>
            </text:list-item>
            <text:list-item>
              <text:p text:style-name="P66">Some Rare / Major Arcana cards only obtained via particular quests, Zines, or Dream milestones.</text:p>
            </text:list-item>
          </text:list>
        </text:list-item>
      </text:list>
      <text:p text:style-name="Text_20_body"><text:span text:style-name="Strong_20_Emphasis">Benefits:</text:span></text:p>
      <text:list xml:id="list4400818978348046585" text:style-name="L66">
        <text:list-item>
          <text:p text:style-name="P67"><text:span text:style-name="Strong_20_Emphasis">Relationship Growth:</text:span></text:p>
          <text:list>
            <text:list-item>
              <text:p text:style-name="P67">Playing regularly with certain NPCs:</text:p>
              <text:list>
                <text:list-item>
                  <text:p text:style-name="P67">Increases bond/trust a little.</text:p>
                </text:list-item>
                <text:list-item>
                  <text:p text:style-name="P67"><text:soft-page-break/>Unlocks <text:span text:style-name="Strong_20_Emphasis">FEAR/FORM-specific scenes</text:span> where they talk about why they like certain cards (revealing their fears and coping styles).</text:p>
                </text:list-item>
              </text:list>
            </text:list-item>
          </text:list>
        </text:list-item>
        <text:list-item>
          <text:p text:style-name="P67"><text:span text:style-name="Strong_20_Emphasis">Unlocking Zines &amp; Rare Items:</text:span></text:p>
          <text:list>
            <text:list-item>
              <text:p text:style-name="P67">Collecting specific card combos (e.g., three boss cards from Emotional domain) can:</text:p>
              <text:list>
                <text:list-item>
                  <text:p text:style-name="P67">Trigger a <text:span text:style-name="Strong_20_Emphasis">reward</text:span>: a new Zine becomes available in some shop or library.</text:p>
                </text:list-item>
                <text:list-item>
                  <text:p text:style-name="P67">Give you a <text:span text:style-name="Strong_20_Emphasis">Rare item</text:span> or <text:span text:style-name="Strong_20_Emphasis">Dream hint</text:span> (e.g. clue about Flooded Heart’s connect condition).</text:p>
                </text:list-item>
              </text:list>
            </text:list-item>
          </text:list>
        </text:list-item>
        <text:list-item>
          <text:p text:style-name="P67"><text:span text:style-name="Strong_20_Emphasis">Dream Hints:</text:span></text:p>
          <text:list>
            <text:list-item>
              <text:p text:style-name="P67">Some advanced matches:</text:p>
              <text:list>
                <text:list-item>
                  <text:p text:style-name="P67">NPCs comment directly about how certain cards reflect real-life fears:</text:p>
                  <text:list>
                    <text:list-item>
                      <text:p text:style-name="P67">“Funny how you keep playing the ‘Abandonment’ card last.”</text:p>
                    </text:list-item>
                    <text:list-item>
                      <text:p text:style-name="P67">In Dream, related Nightmares will recognize or respond to those patterns.</text:p>
                    </text:list-item>
                  </text:list>
                </text:list-item>
              </text:list>
            </text:list-item>
          </text:list>
        </text:list-item>
      </text:list>
      <text:p text:style-name="Text_20_body"><text:span text:style-name="Strong_20_Emphasis">Complexity vs Scope:</text:span></text:p>
      <text:list xml:id="list42804083543668394" text:style-name="L67">
        <text:list-item>
          <text:p text:style-name="P68">Core rules are simple: numbers + flips on a 3x3.</text:p>
        </text:list-item>
        <text:list-item>
          <text:p text:style-name="P68">Jung/Tarot flavor is mainly in:</text:p>
          <text:list>
            <text:list-item>
              <text:p text:style-name="P68">Card art</text:p>
            </text:list-item>
            <text:list-item>
              <text:p text:style-name="P68">Names &amp; effects</text:p>
            </text:list-item>
            <text:list-item>
              <text:p text:style-name="P68">Post-game conversations, rather than ultra-deep mechanics.</text:p>
            </text:list-item>
          </text:list>
        </text:list-item>
      </text:list>
      <text:p text:style-name="Horizontal_20_Line"/>
      <text:h text:style-name="Heading_20_2" text:outline-level="2">4. Memory Polaroid Wall</text:h>
      <text:h text:style-name="Heading_20_3" text:outline-level="3">4.1 Location &amp; Look</text:h>
      <text:p text:style-name="Text_20_body">In Nyx’s room (Player Home), one wall is dedicated to <text:span text:style-name="Strong_20_Emphasis">polaroid-like frames</text:span>.</text:p>
      <text:list xml:id="list8577764475277533239" text:style-name="L68">
        <text:list-item>
          <text:p text:style-name="P69">Initially:</text:p>
          <text:list>
            <text:list-item>
              <text:p text:style-name="P69">A few pinned blank polaroids with scribbles like “maybe someday.”</text:p>
            </text:list-item>
          </text:list>
        </text:list-item>
        <text:list-item>
          <text:p text:style-name="P69">As story progresses:</text:p>
          <text:list>
            <text:list-item>
              <text:p text:style-name="P69">New polaroids appear for key scenes.</text:p>
            </text:list-item>
            <text:list-item>
              <text:p text:style-name="P69">Some stay blank with only a label; others show full or partial CG.</text:p>
            </text:list-item>
          </text:list>
        </text:list-item>
      </text:list>
      <text:p text:style-name="Text_20_body">Interact via:</text:p>
      <text:list xml:id="list233060314548509811" text:style-name="L69">
        <text:list-item>
          <text:p text:style-name="P70">Walking up to the wall and pressing interact.</text:p>
        </text:list-item>
        <text:list-item>
          <text:p text:style-name="P70">Or selecting it from a hotspot in the room.</text:p>
        </text:list-item>
      </text:list>
      <text:h text:style-name="Heading_20_3" text:outline-level="3"><text:soft-page-break/>4.2 How Polaroids Are Generated</text:h>
      <text:p text:style-name="Text_20_body"><text:span text:style-name="Strong_20_Emphasis">Each “key scene”</text:span> (high-impact Town or Dream moment) can have a polaroid entry:</text:p>
      <text:list xml:id="list1109698407040022006" text:style-name="L70">
        <text:list-item>
          <text:p text:style-name="P71">First Dream Entrance</text:p>
        </text:list-item>
        <text:list-item>
          <text:p text:style-name="P71">Major boss confrontations</text:p>
        </text:list-item>
        <text:list-item>
          <text:p text:style-name="P71">Core friend vulnerability scenes</text:p>
        </text:list-item>
        <text:list-item>
          <text:p text:style-name="P71">Holiday events</text:p>
        </text:list-item>
        <text:list-item>
          <text:p text:style-name="P71">Ending moments</text:p>
        </text:list-item>
      </text:list>
      <text:p text:style-name="Text_20_body">Each polaroid is defined by:</text:p>
      <text:p text:style-name="Preformatted_20_Text"><text:span text:style-name="Source_20_Text">polaroid_id</text:span></text:p>
      <text:p text:style-name="Preformatted_20_Text"><text:span text:style-name="Source_20_Text">label</text:span></text:p>
      <text:p text:style-name="Preformatted_20_Text"><text:span text:style-name="Source_20_Text">state <text:s text:c="7"/># locked / outline / partial / full</text:span></text:p>
      <text:p text:style-name="Preformatted_20_Text"><text:span text:style-name="Source_20_Text">cg_reference # optional CG id</text:span></text:p>
      <text:p text:style-name="Preformatted_20_Text"><text:span text:style-name="Source_20_Text">short_text <text:s text:c="2"/># one or two lines from Nyx</text:span></text:p>
      <text:p text:style-name="Preformatted_20_Text"><text:span text:style-name="Source_20_Text">linked_flags # what must be true to fill it in fully</text:span></text:p>
      <text:p text:style-name="P1"><text:span text:style-name="Source_20_Text">linked_entities # maybe Dream entities tied (for Perfect Group Photo etc)</text:span></text:p>
      <text:p text:style-name="Text_20_body"><text:span text:style-name="Strong_20_Emphasis">States:</text:span></text:p>
      <text:list xml:id="list4111027414840847784" text:style-name="L71">
        <text:list-item>
          <text:p text:style-name="P72"><text:span text:style-name="Strong_20_Emphasis">Outline Only:</text:span></text:p>
          <text:list>
            <text:list-item>
              <text:p text:style-name="P72">You haven’t reached the scene yet. Faint frame with no image.</text:p>
            </text:list-item>
            <text:list-item>
              <text:p text:style-name="P72">Hovering: “There should be something here. I just… haven’t lived it yet.”</text:p>
            </text:list-item>
          </text:list>
        </text:list-item>
        <text:list-item>
          <text:p text:style-name="P72"><text:span text:style-name="Strong_20_Emphasis">Partial / Glitched:</text:span></text:p>
          <text:list>
            <text:list-item>
              <text:p text:style-name="P72">You saw an early or compromised version, or you were dissociated.</text:p>
            </text:list-item>
            <text:list-item>
              <text:p text:style-name="P72">Image is blurred or partially filled. Text hints at something missing:</text:p>
              <text:list>
                <text:list-item>
                  <text:p text:style-name="P72">“I was there, but I wasn’t really present.”</text:p>
                </text:list-item>
              </text:list>
            </text:list-item>
            <text:list-item>
              <text:p text:style-name="P72">Might be how scenes look if you avoid/deny certain emotional beats or choose denial endings.</text:p>
            </text:list-item>
          </text:list>
        </text:list-item>
        <text:list-item>
          <text:p text:style-name="P72"><text:span text:style-name="Strong_20_Emphasis">Full:</text:span></text:p>
          <text:list>
            <text:list-item>
              <text:p text:style-name="P72">Scene reached with core emotional content intact.</text:p>
            </text:list-item>
            <text:list-item>
              <text:p text:style-name="P72">Clear polaroid art or small CG crop; Nyx’s short caption.</text:p>
            </text:list-item>
          </text:list>
        </text:list-item>
      </text:list>
      <text:p text:style-name="Horizontal_20_Line"/>
      <text:h text:style-name="Heading_20_3" text:outline-level="3">4.3 Hover / Inspect Behavior</text:h>
      <text:p text:style-name="Text_20_body">When you move the cursor or selector over a polaroid:</text:p>
      <text:list xml:id="list177349008100211067" text:style-name="L72">
        <text:list-item>
          <text:p text:style-name="P73"><text:span text:style-name="Strong_20_Emphasis">Thumbnail enlarges</text:span> slightly.</text:p>
        </text:list-item>
        <text:list-item>
          <text:p text:style-name="P73">Nyx’s <text:span text:style-name="Strong_20_Emphasis">caption text</text:span> appears:</text:p>
          <text:list>
            <text:list-item>
              <text:p text:style-name="P73">“The night Rowan finally admitted they were scared of being left behind.”</text:p>
            </text:list-item>
            <text:list-item>
              <text:p text:style-name="P73">“The moment I realized I didn’t want to disappear.”</text:p>
            </text:list-item>
          </text:list>
        </text:list-item>
      </text:list>
      <text:p text:style-name="Text_20_body"><text:soft-page-break/>If clicked/selected:</text:p>
      <text:list xml:id="list237235305564147530" text:style-name="L73">
        <text:list-item>
          <text:p text:style-name="P74">Option:</text:p>
          <text:list>
            <text:list-item>
              <text:p text:style-name="P74"><text:span text:style-name="Source_20_Text">Look</text:span> – Nyx adds a line of new commentary, based on current Arete or story state.</text:p>
            </text:list-item>
            <text:list-item>
              <text:p text:style-name="P74"><text:span text:style-name="Source_20_Text">Remember</text:span> – fade to black and play a short “impression” animation/sound (like an echo), not full scene replay (that’s Extras territory).</text:p>
            </text:list-item>
          </text:list>
        </text:list-item>
      </text:list>
      <text:p text:style-name="Horizontal_20_Line"/>
      <text:h text:style-name="Heading_20_3" text:outline-level="3">4.4 Tie-In to Perfect Group Photo &amp; Dream Entities</text:h>
      <text:p text:style-name="Text_20_body"><text:span text:style-name="Strong_20_Emphasis">Perfect Group Photo</text:span> and some social/identity Nightmares directly tie into the Polaroid Wall:</text:p>
      <text:list xml:id="list1556186620153611123" text:style-name="L74">
        <text:list-item>
          <text:p text:style-name="P75">In Dream:</text:p>
          <text:list>
            <text:list-item>
              <text:p text:style-name="P75">Boss/elite scenes:</text:p>
              <text:list>
                <text:list-item>
                  <text:p text:style-name="P75">Perfect Group Photo might drag polaroid frames into the Dream space, reordering or corrupting them.</text:p>
                </text:list-item>
                <text:list-item>
                  <text:p text:style-name="P75">It uses imagery of “idealized memories” vs “how it actually went.”</text:p>
                </text:list-item>
              </text:list>
            </text:list-item>
          </text:list>
        </text:list-item>
        <text:list-item>
          <text:p text:style-name="P75">If you consistently avoid certain emotional truths:</text:p>
          <text:list>
            <text:list-item>
              <text:p text:style-name="P75">Some polaroids remain <text:span text:style-name="Strong_20_Emphasis">permanently partial</text:span> or glitchy.</text:p>
            </text:list-item>
            <text:list-item>
              <text:p text:style-name="P75">Perfect Group Photo references them:</text:p>
              <text:p text:style-name="P236">“You keep cropping out the parts where you didn’t perform well enough.”</text:p>
            </text:list-item>
          </text:list>
        </text:list-item>
        <text:list-item>
          <text:p text:style-name="P75">Integrated / healthier resolutions:</text:p>
          <text:list>
            <text:list-item>
              <text:p text:style-name="P75">After integration with that entity:</text:p>
              <text:list>
                <text:list-item>
                  <text:p text:style-name="P75">Some glitchy polaroids <text:span text:style-name="Strong_20_Emphasis">re-render</text:span> properly, showing more accurate, compassionate images.</text:p>
                </text:list-item>
                <text:list-item>
                  <text:p text:style-name="P75">Nyx writes new captions shifting from self-hate to nuance:</text:p>
                  <text:list>
                    <text:list-item>
                      <text:p text:style-name="P75">From: “I ruined everything that night.”</text:p>
                    </text:list-item>
                    <text:list-item>
                      <text:p text:style-name="P75">To: “We were all scared and messy. It still mattered.”</text:p>
                    </text:list-item>
                  </text:list>
                </text:list-item>
              </text:list>
            </text:list-item>
          </text:list>
        </text:list-item>
      </text:list>
      <text:p text:style-name="Horizontal_20_Line"/>
      <text:h text:style-name="Heading_20_3" text:outline-level="3">4.5 Meta &amp; Ending Influence</text:h>
      <text:list xml:id="list558320331149242952" text:style-name="L75">
        <text:list-item>
          <text:p text:style-name="P76"><text:span text:style-name="Strong_20_Emphasis">Polaroid completion</text:span> becomes a visual measure of how much Nyx has genuinely <text:span text:style-name="Emphasis">processed</text:span> vs repressed.</text:p>
        </text:list-item>
        <text:list-item>
          <text:p text:style-name="P76">Certain endings check:</text:p>
          <text:list>
            <text:list-item>
              <text:p text:style-name="P76">How many key polaroids are:</text:p>
              <text:list>
                <text:list-item>
                  <text:p text:style-name="P76">Blank</text:p>
                </text:list-item>
                <text:list-item>
                  <text:p text:style-name="P76">Partial</text:p>
                </text:list-item>
                <text:list-item>
                  <text:p text:style-name="P76"><text:soft-page-break/>Full</text:p>
                </text:list-item>
              </text:list>
            </text:list-item>
          </text:list>
        </text:list-item>
      </text:list>
      <text:p text:style-name="Text_20_body">This can tilt outcomes:</text:p>
      <text:list xml:id="list639055211490961263" text:style-name="L76">
        <text:list-item>
          <text:p text:style-name="P77">Many <text:span text:style-name="Strong_20_Emphasis">blank</text:span> = Stagnation / Avoidance weight.</text:p>
        </text:list-item>
        <text:list-item>
          <text:p text:style-name="P77">Many <text:span text:style-name="Strong_20_Emphasis">partial/glitched</text:span> = High-functioning Denial weight.</text:p>
        </text:list-item>
        <text:list-item>
          <text:p text:style-name="P77">Many <text:span text:style-name="Strong_20_Emphasis">full</text:span> = Integrated Healing weight.</text:p>
        </text:list-item>
      </text:list>
      <text:p text:style-name="Text_20_body">Additionally, the <text:span text:style-name="Strong_20_Emphasis">Time-Meddling</text:span> meta ending might show a wall of polaroids <text:span text:style-name="Strong_20_Emphasis">overlapping</text:span> or repeating the same moment in different versions.</text:p>
      <text:p text:style-name="Horizontal_20_Line"/>
      <text:p text:style-name="Text_20_body">All together, these additions:</text:p>
      <text:list xml:id="list8769133311989846270" text:style-name="L77">
        <text:list-item>
          <text:p text:style-name="P78">The <text:span text:style-name="Strong_20_Emphasis">auto-tracking Journal</text:span> gives a living diary that reflects choices and Arete.</text:p>
        </text:list-item>
        <text:list-item>
          <text:p text:style-name="P78"><text:span text:style-name="Strong_20_Emphasis">Player Notes</text:span> let Nyx speak in their own words and feed deeper, more personal </text:p>
        </text:list-item>
        <text:list-item>
          <text:p text:style-name="P78">Dream reactions.</text:p>
        </text:list-item>
        <text:list-item>
          <text:p text:style-name="P78"><text:span text:style-name="Strong_20_Emphasis">FEAR/FORM</text:span> adds a playful, thematic minigame that expands relationships and Dream understanding without overcomplicating combat.</text:p>
        </text:list-item>
        <text:list-item>
          <text:p text:style-name="P78">The <text:span text:style-name="Strong_20_Emphasis">Memory Polaroid Wall</text:span> gives a visual, emotional ledger of key life events, perfectly intertwined with social Nightmares like Perfect Group Photo and your ending structure.</text:p>
        </text:list-item>
      </text:list>
      <text:p text:style-name="Standard"/>
      <text:p text:style-name="Text_20_body">Here we go, last big chunk of the design bible ✍️<text:line-break/>This one wires in the remaining “meta” systems that make the world feel lived-in and replayable.</text:p>
      <text:p text:style-name="Text_20_body">I’ll cover:</text:p>
      <text:list xml:id="list5298361047816795870" text:style-name="L78">
        <text:list-item>
          <text:p text:style-name="P79"><text:span text:style-name="Strong_20_Emphasis">E. Town Bulletin Board</text:span></text:p>
        </text:list-item>
        <text:list-item>
          <text:p text:style-name="P79"><text:span text:style-name="Strong_20_Emphasis">F. Dream Challenge Rooms / Trials</text:span></text:p>
        </text:list-item>
        <text:list-item>
          <text:p text:style-name="P79"><text:span text:style-name="Strong_20_Emphasis">G. Gift Memory UI</text:span></text:p>
        </text:list-item>
        <text:list-item>
          <text:p text:style-name="P79"><text:span text:style-name="Strong_20_Emphasis">H. NPC Minigames</text:span></text:p>
        </text:list-item>
        <text:list-item>
          <text:p text:style-name="P79"><text:span text:style-name="Strong_20_Emphasis">I. Dream Tuning Options</text:span></text:p>
        </text:list-item>
      </text:list>
      <text:p text:style-name="Horizontal_20_Line"/>
      <text:h text:style-name="Heading_20_2" text:outline-level="2">E. Town Bulletin Board</text:h>
      <text:p text:style-name="Text_20_body">A diegetic version of the quest log, visible in the <text:span text:style-name="Strong_20_Emphasis">real world</text:span>.</text:p>
      <text:h text:style-name="Heading_20_3" text:outline-level="3">E.1 Location &amp; Presentation</text:h>
      <text:list xml:id="list7143986259271205988" text:style-name="L79">
        <text:list-item>
          <text:p text:style-name="P80"><text:span text:style-name="Strong_20_Emphasis">Primary location:</text:span></text:p>
          <text:list>
            <text:list-item>
              <text:p text:style-name="P80"><text:span text:style-name="Strong_20_Emphasis">Community Hall</text:span> (Boardwalk cluster) <text:span text:style-name="Strong_20_Emphasis">and/or</text:span> a smaller version at the <text:span text:style-name="Strong_20_Emphasis">Bus Station</text:span>.</text:p>
            </text:list-item>
          </text:list>
        </text:list-item>
        <text:list-item>
          <text:p text:style-name="P80">Visually:</text:p>
          <text:list>
            <text:list-item>
              <text:p text:style-name="P80">A big corkboard or wall covered with flyers, sticky notes, printed events, handwritten <text:soft-page-break/>ads.</text:p>
            </text:list-item>
            <text:list-item>
              <text:p text:style-name="P80">Sections:</text:p>
              <text:list>
                <text:list-item>
                  <text:p text:style-name="P80">“Help Wanted”</text:p>
                </text:list-item>
                <text:list-item>
                  <text:p text:style-name="P80">“Missing / Lost”</text:p>
                </text:list-item>
                <text:list-item>
                  <text:p text:style-name="P80">“Events”</text:p>
                </text:list-item>
                <text:list-item>
                  <text:p text:style-name="P80">Seasonal panel (festivals, holidays).</text:p>
                </text:list-item>
              </text:list>
            </text:list-item>
          </text:list>
        </text:list-item>
      </text:list>
      <text:p text:style-name="Text_20_body">Interacting with it opens a <text:span text:style-name="Strong_20_Emphasis">zoomed-in Bulletin UI</text:span>.</text:p>
      <text:p text:style-name="Horizontal_20_Line"/>
      <text:h text:style-name="Heading_20_3" text:outline-level="3">E.2 Mechanics &amp; Interaction</text:h>
      <text:p text:style-name="Text_20_body"><text:span text:style-name="Strong_20_Emphasis">Basic interaction flow:</text:span></text:p>
      <text:list xml:id="list5722577820810504773" text:style-name="L80">
        <text:list-item>
          <text:p text:style-name="P81">Nyx approaches the board.</text:p>
        </text:list-item>
        <text:list-item>
          <text:p text:style-name="P81">Press interact to open Bulletin UI.</text:p>
        </text:list-item>
        <text:list-item>
          <text:p text:style-name="P81">They can navigate:</text:p>
          <text:list>
            <text:list-item>
              <text:p text:style-name="P81">Tabs: <text:span text:style-name="Source_20_Text">Help Wanted</text:span>, <text:span text:style-name="Source_20_Text">Lost &amp; Found</text:span>, <text:span text:style-name="Source_20_Text">Events</text:span>.</text:p>
            </text:list-item>
            <text:list-item>
              <text:p text:style-name="P81">Individual flyers (each representing a <text:span text:style-name="Strong_20_Emphasis">quest</text:span> or <text:span text:style-name="Strong_20_Emphasis">hint</text:span>).</text:p>
            </text:list-item>
          </text:list>
        </text:list-item>
      </text:list>
      <text:p text:style-name="Text_20_body"><text:span text:style-name="Strong_20_Emphasis">Taking a flyer = Start Quest</text:span></text:p>
      <text:list xml:id="list8237777905069634361" text:style-name="L81">
        <text:list-item>
          <text:p text:style-name="P82">When Nyx “takes” or “notes” a flyer:</text:p>
          <text:list>
            <text:list-item>
              <text:p text:style-name="P82">A <text:span text:style-name="Strong_20_Emphasis">quest object</text:span> is activated (if not already active).</text:p>
            </text:list-item>
            <text:list-item>
              <text:p text:style-name="P82">The Journal’s quest log gets an entry.</text:p>
            </text:list-item>
            <text:list-item>
              <text:p text:style-name="P82">The flyer gets a small visual change:</text:p>
              <text:list>
                <text:list-item>
                  <text:p text:style-name="P82">A corner ripped off,</text:p>
                </text:list-item>
                <text:list-item>
                  <text:p text:style-name="P82">A stamp (“In progress”), or</text:p>
                </text:list-item>
                <text:list-item>
                  <text:p text:style-name="P82">A faint highlight.</text:p>
                </text:list-item>
              </text:list>
            </text:list-item>
          </text:list>
        </text:list-item>
      </text:list>
      <text:p text:style-name="Text_20_body"><text:span text:style-name="Strong_20_Emphasis">Completing a quest = Updating the Board</text:span></text:p>
      <text:list xml:id="list4781177472874820221" text:style-name="L82">
        <text:list-item>
          <text:p text:style-name="P83">Once completed:</text:p>
          <text:list>
            <text:list-item>
              <text:p text:style-name="P83">The flyer is:</text:p>
              <text:list>
                <text:list-item>
                  <text:p text:style-name="P83">Replaced with a “Thank you!” note, or</text:p>
                </text:list-item>
                <text:list-item>
                  <text:p text:style-name="P83">Crossed out / pinned over with a new flyer, or</text:p>
                </text:list-item>
                <text:list-item>
                  <text:p text:style-name="P83">Moved to a “Completed” section.</text:p>
                </text:list-item>
              </text:list>
            </text:list-item>
            <text:list-item>
              <text:p text:style-name="P83">Optional flavor text:</text:p>
              <text:list>
                <text:list-item>
                  <text:p text:style-name="P83">“THANK YOU to whoever returned Abby’s hair clip – she hasn’t stopped smiling.”</text:p>
                </text:list-item>
              </text:list>
            </text:list-item>
          </text:list>
        </text:list-item>
      </text:list>
      <text:p text:style-name="Text_20_body"><text:soft-page-break/>The board thus becomes a visible <text:span text:style-name="Strong_20_Emphasis">town memory log</text:span>.</text:p>
      <text:p text:style-name="Horizontal_20_Line"/>
      <text:h text:style-name="Heading_20_3" text:outline-level="3">E.3 Types of Bulletin Entries</text:h>
      <text:list xml:id="list3625282410777382029" text:style-name="L83">
        <text:list-item>
          <text:p text:style-name="P84"><text:span text:style-name="Strong_20_Emphasis">Side Tasks (Help Wanted)</text:span></text:p>
          <text:list>
            <text:list-item>
              <text:p text:style-name="P84">Example flyers:</text:p>
              <text:list>
                <text:list-item>
                  <text:p text:style-name="P84">“Help Needed Setting Up for Lantern Walk – Community Hall, Evening.”</text:p>
                </text:list-item>
                <text:list-item>
                  <text:p text:style-name="P84">“Extra Hands Required at Brothers Pizza for Friday Rush.”</text:p>
                </text:list-item>
              </text:list>
            </text:list-item>
            <text:list-item>
              <text:p text:style-name="P84">Taking one:</text:p>
              <text:list>
                <text:list-item>
                  <text:p text:style-name="P84">Activates job-like quests that give <text:span text:style-name="Strong_20_Emphasis">money, affection, Arete nudges</text:span>.</text:p>
                </text:list-item>
              </text:list>
            </text:list-item>
          </text:list>
        </text:list-item>
        <text:list-item>
          <text:p text:style-name="P84"><text:span text:style-name="Strong_20_Emphasis">Lost Item Hints (Lost &amp; Found)</text:span></text:p>
          <text:list>
            <text:list-item>
              <text:p text:style-name="P84">Example flyers:</text:p>
              <text:list>
                <text:list-item>
                  <text:p text:style-name="P84">“FOUND: Strawberry Hair Clip by Strawberry Park.”</text:p>
                </text:list-item>
                <text:list-item>
                  <text:p text:style-name="P84">“LOST: Bus Token – sentimental value, please return to driver.”</text:p>
                </text:list-item>
              </text:list>
            </text:list-item>
            <text:list-item>
              <text:p text:style-name="P84">They don’t hand you the item; they provide <text:span text:style-name="Strong_20_Emphasis">clues</text:span>:</text:p>
              <text:list>
                <text:list-item>
                  <text:p text:style-name="P84">Where you might find the item or who it belongs to.</text:p>
                </text:list-item>
              </text:list>
            </text:list-item>
            <text:list-item>
              <text:p text:style-name="P84">This gently nudges the player toward [Lost] quests without a giant exclamation mark over people’s heads.</text:p>
            </text:list-item>
          </text:list>
        </text:list-item>
        <text:list-item>
          <text:p text:style-name="P84"><text:span text:style-name="Strong_20_Emphasis">Events (Festivals, Concerts, Meetings)</text:span></text:p>
          <text:list>
            <text:list-item>
              <text:p text:style-name="P84">Flyers for:</text:p>
              <text:list>
                <text:list-item>
                  <text:p text:style-name="P84">Concerts at the Boardwalk.</text:p>
                </text:list-item>
                <text:list-item>
                  <text:p text:style-name="P84">Park festivals.</text:p>
                </text:list-item>
                <text:list-item>
                  <text:p text:style-name="P84">Movie premieres.</text:p>
                </text:list-item>
                <text:list-item>
                  <text:p text:style-name="P84">Group sessions (Dr. Morrell), holiday events.</text:p>
                </text:list-item>
              </text:list>
            </text:list-item>
            <text:list-item>
              <text:p text:style-name="P84">Show:</text:p>
              <text:list>
                <text:list-item>
                  <text:p text:style-name="P84"><text:span text:style-name="Strong_20_Emphasis">Date &amp; segment</text:span> (e.g., “Saturday Evening only”).</text:p>
                </text:list-item>
                <text:list-item>
                  <text:p text:style-name="P84">Brief description of what to expect, e.g. “Live music, food stalls, fireworks.”</text:p>
                </text:list-item>
              </text:list>
            </text:list-item>
          </text:list>
        </text:list-item>
      </text:list>
      <text:p text:style-name="Text_20_body"><text:span text:style-name="Strong_20_Emphasis">If you miss an event:</text:span></text:p>
      <text:list xml:id="list3380428159817293902" text:style-name="L84">
        <text:list-item>
          <text:p text:style-name="P85">The flyer changes:</text:p>
          <text:list>
            <text:list-item>
              <text:p text:style-name="P85">“Thank you for coming!” if you did attend.</text:p>
            </text:list-item>
            <text:list-item>
              <text:p text:style-name="P85">“Hope to see you next year” if you didn’t.</text:p>
            </text:list-item>
          </text:list>
        </text:list-item>
        <text:list-item>
          <text:p text:style-name="P85">Quest log marks that event as <text:span text:style-name="Strong_20_Emphasis">missed</text:span> (if it had a quest attached).</text:p>
        </text:list-item>
      </text:list>
      <text:p text:style-name="Horizontal_20_Line"/>
      <text:h text:style-name="Heading_20_3" text:outline-level="3"><text:soft-page-break/>E.4 Integration with Arete &amp; Relationships</text:h>
      <text:list xml:id="list46106455169553331" text:style-name="L85">
        <text:list-item>
          <text:p text:style-name="P86"><text:span text:style-name="Strong_20_Emphasis">Following through</text:span> on flyers → small <text:span text:style-name="Strong_20_Emphasis">Harmony nudges</text:span>:</text:p>
          <text:list>
            <text:list-item>
              <text:p text:style-name="P86">Helping with community events → Social/Emotional Harmony.</text:p>
            </text:list-item>
            <text:list-item>
              <text:p text:style-name="P86">Working support shifts → Physical/Psychological Harmony.</text:p>
            </text:list-item>
          </text:list>
        </text:list-item>
        <text:list-item>
          <text:p text:style-name="P86"><text:span text:style-name="Strong_20_Emphasis">Ignoring repeated pleas for help</text:span> (especially from recurring names):</text:p>
          <text:list>
            <text:list-item>
              <text:p text:style-name="P86">May increase <text:span text:style-name="Strong_20_Emphasis">Emotional or Social Strife</text:span> (guilt, isolation).</text:p>
            </text:list-item>
            <text:list-item>
              <text:p text:style-name="P86">Related Nightmares (Guilt Drips, Audience of Teeth) gain new lines referencing “ignored bulletin pleas.”</text:p>
            </text:list-item>
          </text:list>
        </text:list-item>
        <text:list-item>
          <text:p text:style-name="P86">NPC affection:</text:p>
          <text:list>
            <text:list-item>
              <text:p text:style-name="P86">Some flyers are essentially <text:span text:style-name="Strong_20_Emphasis">public requests</text:span> from core NPCs (Rowan’s call for help setting up a pop-up, Jax’s gig promotion, etc.).</text:p>
            </text:list-item>
            <text:list-item>
              <text:p text:style-name="P86">Responding or ignoring affects those arcs.</text:p>
            </text:list-item>
          </text:list>
        </text:list-item>
      </text:list>
      <text:p text:style-name="Text_20_body">The Bulletin Board is the town’s <text:span text:style-name="Strong_20_Emphasis">collective quest log</text:span>, while the Journal’s quest tab is the <text:span text:style-name="Strong_20_Emphasis">personal</text:span> one.</text:p>
      <text:p text:style-name="Horizontal_20_Line"/>
      <text:h text:style-name="Heading_20_2" text:outline-level="2">F. Dream “Challenge Rooms” / Trials</text:h>
      <text:p text:style-name="Text_20_body">Optional, extra-difficult Dream arenas for players who want more depth without forcing difficulty spikes in the main story.</text:p>
      <text:h text:style-name="Heading_20_3" text:outline-level="3">F.1 Concept &amp; Access</text:h>
      <text:p text:style-name="Text_20_body"><text:span text:style-name="Strong_20_Emphasis">Challenge Rooms</text:span> are discrete, self-contained Dream spaces:</text:p>
      <text:list xml:id="list6450754566861970054" text:style-name="L86">
        <text:list-item>
          <text:p text:style-name="P87">More intense than regular Dream corridors.</text:p>
        </text:list-item>
        <text:list-item>
          <text:p text:style-name="P87">Focused around a <text:span text:style-name="Strong_20_Emphasis">specific theme</text:span> or <text:span text:style-name="Strong_20_Emphasis">mechanic</text:span> (panic, shame, time pressure, etc.).</text:p>
        </text:list-item>
      </text:list>
      <text:p text:style-name="Text_20_body"><text:span text:style-name="Strong_20_Emphasis">Access Methods:</text:span></text:p>
      <text:list xml:id="list5306168010781963539" text:style-name="L87">
        <text:list-item>
          <text:p text:style-name="P88">Via <text:span text:style-name="Strong_20_Emphasis">special objects</text:span> in Dream hubs or Town that act as keys:</text:p>
          <text:list>
            <text:list-item>
              <text:p text:style-name="P88"><text:span text:style-name="Strong_20_Emphasis">Lantern of Echoes:</text:span> reveal a hidden door to a Trial when lit in certain Dream locations.</text:p>
            </text:list-item>
            <text:list-item>
              <text:p text:style-name="P88"><text:span text:style-name="Strong_20_Emphasis">Dream Salt:</text:span> sprinkle it on a Dream floor sigil to open a Trial gate.</text:p>
            </text:list-item>
            <text:list-item>
              <text:p text:style-name="P88">Other Rare/Psychedelic items may hint at or unlock particular rooms.</text:p>
            </text:list-item>
          </text:list>
        </text:list-item>
        <text:list-item>
          <text:p text:style-name="P88">Also occasionally:</text:p>
          <text:list>
            <text:list-item>
              <text:p text:style-name="P88">Via the <text:span text:style-name="Strong_20_Emphasis">Archivist Without Eyes</text:span> or <text:span text:style-name="Strong_20_Emphasis">Ferryman</text:span> offering “optional doors”:</text:p>
              <text:list>
                <text:list-item>
                  <text:p text:style-name="P88">“You’ve been circling this feeling. Want to jump straight into it?”</text:p>
                </text:list-item>
              </text:list>
            </text:list-item>
          </text:list>
        </text:list-item>
      </text:list>
      <text:p text:style-name="Text_20_body">You <text:span text:style-name="Strong_20_Emphasis">opt in</text:span>. Nothing critical is locked behind Trials.</text:p>
      <text:p text:style-name="Horizontal_20_Line"/>
      <text:h text:style-name="Heading_20_3" text:outline-level="3"><text:soft-page-break/>F.2 Structure of a Trial</text:h>
      <text:p text:style-name="Text_20_body">Each Trial has:</text:p>
      <text:list xml:id="list8167777681884085773" text:style-name="L88">
        <text:list-item>
          <text:p text:style-name="P89"><text:span text:style-name="Strong_20_Emphasis">Entrance Room</text:span>:</text:p>
          <text:list>
            <text:list-item>
              <text:p text:style-name="P89">Brief flavor text from Archivist/Ferryman/Janitor.</text:p>
            </text:list-item>
            <text:list-item>
              <text:p text:style-name="P89">A choice:</text:p>
              <text:list>
                <text:list-item>
                  <text:p text:style-name="P89"><text:span text:style-name="Source_20_Text">Proceed</text:span></text:p>
                </text:list-item>
                <text:list-item>
                  <text:p text:style-name="P89"><text:span text:style-name="Source_20_Text">Not tonight</text:span> (back out).</text:p>
                </text:list-item>
              </text:list>
            </text:list-item>
          </text:list>
        </text:list-item>
        <text:list-item>
          <text:p text:style-name="P89"><text:span text:style-name="Strong_20_Emphasis">Arena or Sequence</text:span>:</text:p>
          <text:list>
            <text:list-item>
              <text:p text:style-name="P89">1–3 fights or setpieces centered on a specific domain + mechanic.</text:p>
            </text:list-item>
            <text:list-item>
              <text:p text:style-name="P89">Examples:</text:p>
              <text:list>
                <text:list-item>
                  <text:p text:style-name="P89">Rapid waves of Anxiety Gnats with increasing pressure (time-limited Cope test).</text:p>
                </text:list-item>
                <text:list-item>
                  <text:p text:style-name="P89">Social gauntlet with variations of Audience of Teeth combos.</text:p>
                </text:list-item>
              </text:list>
            </text:list-item>
          </text:list>
        </text:list-item>
        <text:list-item>
          <text:p text:style-name="P89"><text:span text:style-name="Strong_20_Emphasis">Resolution Room</text:span>:</text:p>
          <text:list>
            <text:list-item>
              <text:p text:style-name="P89">Reward chest, NPC cameo, or new Connect option.</text:p>
            </text:list-item>
            <text:list-item>
              <text:p text:style-name="P89">Reflective flavor text referencing Nyx’s growth or avoidance.</text:p>
            </text:list-item>
          </text:list>
        </text:list-item>
      </text:list>
      <text:p text:style-name="Text_20_body"><text:span text:style-name="Strong_20_Emphasis">Difficulty Traits:</text:span></text:p>
      <text:list xml:id="list8267632790286920362" text:style-name="L89">
        <text:list-item>
          <text:p text:style-name="P90">Enemies in Trials:</text:p>
          <text:list>
            <text:list-item>
              <text:p text:style-name="P90">Hit harder and have sharper mechanics than main-story equivalents.</text:p>
            </text:list-item>
            <text:list-item>
              <text:p text:style-name="P90">Sometimes require specific <text:span text:style-name="Strong_20_Emphasis">Connect</text:span> or <text:span text:style-name="Strong_20_Emphasis">Cope</text:span> patterns to win effectively.</text:p>
            </text:list-item>
          </text:list>
        </text:list-item>
        <text:list-item>
          <text:p text:style-name="P90">Trials may:</text:p>
          <text:list>
            <text:list-item>
              <text:p text:style-name="P90">Limit item use, or</text:p>
            </text:list-item>
            <text:list-item>
              <text:p text:style-name="P90">Impose strange rules (e.g., every Confront increases Strife, but Connect is strongly rewarded).</text:p>
            </text:list-item>
          </text:list>
        </text:list-item>
      </text:list>
      <text:p text:style-name="Horizontal_20_Line"/>
      <text:h text:style-name="Heading_20_3" text:outline-level="3">F.3 Rewards</text:h>
      <text:p text:style-name="Text_20_body">Trials offer high-value, optional rewards:</text:p>
      <text:list xml:id="list8557523427563805553" text:style-name="L90">
        <text:list-item>
          <text:p text:style-name="P91"><text:span text:style-name="Strong_20_Emphasis">Zines:</text:span></text:p>
          <text:list>
            <text:list-item>
              <text:p text:style-name="P91">Special or early-access issues that don’t appear in standard shops.</text:p>
            </text:list-item>
            <text:list-item>
              <text:p text:style-name="P91">E.g. a rare Zine about “Time Loops,” boosting Time Meddling-specific interactions.</text:p>
            </text:list-item>
          </text:list>
        </text:list-item>
        <text:list-item>
          <text:p text:style-name="P91"><text:span text:style-name="Strong_20_Emphasis">Unique Abilities:</text:span></text:p>
          <text:list>
            <text:list-item>
              <text:p text:style-name="P91">New Cope/Connect moves:</text:p>
              <text:list>
                <text:list-item>
                  <text:p text:style-name="P91">“Hold the Line”: sustain Resist vs a specific domain.</text:p>
                </text:list-item>
                <text:list-item>
                  <text:p text:style-name="P91"><text:soft-page-break/>“Name the Pattern”: once per fight, reveal a boss’s hidden trigger.</text:p>
                </text:list-item>
              </text:list>
            </text:list-item>
          </text:list>
        </text:list-item>
        <text:list-item>
          <text:p text:style-name="P91"><text:span text:style-name="Strong_20_Emphasis">Psychedelic Items:</text:span></text:p>
          <text:list>
            <text:list-item>
              <text:p text:style-name="P91">Stronger variants, e.g. advanced Dream Salt, extra potent Lucid Capsules, unique chalices.</text:p>
            </text:list-item>
          </text:list>
        </text:list-item>
        <text:list-item>
          <text:p text:style-name="P91"><text:span text:style-name="Strong_20_Emphasis">Rare Upgrades:</text:span></text:p>
          <text:list>
            <text:list-item>
              <text:p text:style-name="P91">Upgrades to existing Rare items (Lantern of Echoes glows stronger, giving more info; Quiet Hourglass gains an extra charge in limited contexts).</text:p>
            </text:list-item>
          </text:list>
        </text:list-item>
      </text:list>
      <text:p text:style-name="Text_20_body">Rewards are meaningful but <text:span text:style-name="Strong_20_Emphasis">not required</text:span> to beat the game.</text:p>
      <text:p text:style-name="Horizontal_20_Line"/>
      <text:h text:style-name="Heading_20_3" text:outline-level="3">F.4 Arete &amp; Narrative Impact</text:h>
      <text:list xml:id="list8354890483587896936" text:style-name="L91">
        <text:list-item>
          <text:p text:style-name="P92">Completing Trials:</text:p>
          <text:list>
            <text:list-item>
              <text:p text:style-name="P92">Tends to raise <text:span text:style-name="Strong_20_Emphasis">Harmony</text:span> in the domain they’re themed around, if done with healthy Connect/Cope and not pure brute-force.</text:p>
            </text:list-item>
            <text:list-item>
              <text:p text:style-name="P92">Can also add <text:span text:style-name="Strong_20_Emphasis">Strife</text:span> if you push through with self-destructive tactics (tons of Desperate skills, repeated avoidance of emotional options).</text:p>
            </text:list-item>
          </text:list>
        </text:list-item>
        <text:list-item>
          <text:p text:style-name="P92">Repeatedly avoiding offered Trials:</text:p>
          <text:list>
            <text:list-item>
              <text:p text:style-name="P92">Not punished heavily, but:</text:p>
              <text:list>
                <text:list-item>
                  <text:p text:style-name="P92">Archivist/Ferryman might comment:</text:p>
                  <text:p text:style-name="P237">“There are rooms you keep walking past. They won’t vanish just because you look away.”</text:p>
                </text:list-item>
                <text:list-item>
                  <text:p text:style-name="P92">Slight predisposition toward <text:span text:style-name="Strong_20_Emphasis">Stagnation / High-Functioning Denial</text:span> endings if never engaging with your “optional” hard stuff.</text:p>
                </text:list-item>
              </text:list>
            </text:list-item>
          </text:list>
        </text:list-item>
      </text:list>
      <text:p text:style-name="Horizontal_20_Line"/>
      <text:h text:style-name="Heading_20_2" text:outline-level="2">G. Gift Memory UI</text:h>
      <text:p text:style-name="Text_20_body">This is the friendlier layer on top of the item system: Nyx remembers how gifts went, and the game helps the player remember too.</text:p>
      <text:h text:style-name="Heading_20_3" text:outline-level="3">G.1 Location &amp; Access</text:h>
      <text:p text:style-name="Text_20_body">Shown in:</text:p>
      <text:list xml:id="list2309257363858408456" text:style-name="L92">
        <text:list-item>
          <text:p text:style-name="P93"><text:span text:style-name="Strong_20_Emphasis">Journal → People → [NPC] → Gifts</text:span> section, <text:span text:style-name="Strong_20_Emphasis">and/or</text:span></text:p>
        </text:list-item>
        <text:list-item>
          <text:p text:style-name="P93"><text:span text:style-name="Strong_20_Emphasis">Compendium → Items → [Item] → Gift Reactions</text:span> section.</text:p>
        </text:list-item>
      </text:list>
      <text:p text:style-name="Text_20_body">So you can check either by <text:span text:style-name="Strong_20_Emphasis">person</text:span> or by <text:span text:style-name="Strong_20_Emphasis">item</text:span>.</text:p>
      <text:p text:style-name="Horizontal_20_Line"/>
      <text:h text:style-name="Heading_20_3" text:outline-level="3"><text:soft-page-break/>G.2 Per-NPC Gift Grid</text:h>
      <text:p text:style-name="Text_20_body"><text:span text:style-name="Strong_20_Emphasis">Structure per NPC:</text:span></text:p>
      <text:p text:style-name="Text_20_body">A small “grid” of:</text:p>
      <text:list xml:id="list6144020716084760099" text:style-name="L93">
        <text:list-item>
          <text:p text:style-name="P94"><text:span text:style-name="Strong_20_Emphasis">Known items given</text:span> (by category or individually)</text:p>
        </text:list-item>
        <text:list-item>
          <text:p text:style-name="P94">With reaction tiers:</text:p>
          <text:list>
            <text:list-item>
              <text:p text:style-name="P94">❤ Loved</text:p>
            </text:list-item>
            <text:list-item>
              <text:p text:style-name="P94">▲ Liked</text:p>
            </text:list-item>
            <text:list-item>
              <text:p text:style-name="P94">● Neutral</text:p>
            </text:list-item>
            <text:list-item>
              <text:p text:style-name="P94">✕ Disliked</text:p>
            </text:list-item>
            <text:list-item>
              <text:p text:style-name="P94">? Hated</text:p>
            </text:list-item>
          </text:list>
        </text:list-item>
      </text:list>
      <text:p text:style-name="Text_20_body">Initially unknown fields show as <text:span text:style-name="Source_20_Text">?</text:span>.</text:p>
      <text:p text:style-name="Text_20_body">Example (Rowan):</text:p>
      <text:list xml:id="list1084479959406348915" text:style-name="L94">
        <text:list-item>
          <text:p text:style-name="P95">Loved:</text:p>
          <text:list>
            <text:list-item>
              <text:p text:style-name="P95">Sea Salt Caramels</text:p>
            </text:list-item>
            <text:list-item>
              <text:p text:style-name="P95">Festival Nachos</text:p>
            </text:list-item>
            <text:list-item>
              <text:p text:style-name="P95">Certain skate/surf-related items</text:p>
            </text:list-item>
          </text:list>
        </text:list-item>
        <text:list-item>
          <text:p text:style-name="P95">Liked:</text:p>
          <text:list>
            <text:list-item>
              <text:p text:style-name="P95">Brothers Slice</text:p>
            </text:list-item>
            <text:list-item>
              <text:p text:style-name="P95">Music zines</text:p>
            </text:list-item>
          </text:list>
        </text:list-item>
        <text:list-item>
          <text:p text:style-name="P95">Neutral:</text:p>
          <text:list>
            <text:list-item>
              <text:p text:style-name="P95">Cheap candies, basic snacks</text:p>
            </text:list-item>
          </text:list>
        </text:list-item>
        <text:list-item>
          <text:p text:style-name="P95">Disliked:</text:p>
          <text:list>
            <text:list-item>
              <text:p text:style-name="P95">Overly “healthy” or “adult” items (some tea types, dull gifts)</text:p>
            </text:list-item>
          </text:list>
        </text:list-item>
        <text:list-item>
          <text:p text:style-name="P95">Hated:</text:p>
          <text:list>
            <text:list-item>
              <text:p text:style-name="P95">Items that implicitly shame him (diet books, self-help that reads as condescending, etc.)</text:p>
            </text:list-item>
          </text:list>
        </text:list-item>
      </text:list>
      <text:p text:style-name="Text_20_body"><text:span text:style-name="Strong_20_Emphasis">How it fills:</text:span></text:p>
      <text:list xml:id="list1148522107619454948" text:style-name="L95">
        <text:list-item>
          <text:p text:style-name="P96">Whenever you give an item and see a gift reaction:</text:p>
          <text:list>
            <text:list-item>
              <text:p text:style-name="P96">The reaction is logged.</text:p>
            </text:list-item>
            <text:list-item>
              <text:p text:style-name="P96">The grid updates for that NPC + item category.</text:p>
            </text:list-item>
          </text:list>
        </text:list-item>
      </text:list>
      <text:p text:style-name="Text_20_body">Multiple experiences can refine the classification:</text:p>
      <text:list xml:id="list3714751876719248697" text:style-name="L96">
        <text:list-item>
          <text:p text:style-name="P97">If they respond lukewarm twice, that item is <text:span text:style-name="Strong_20_Emphasis">Locked as Neutral</text:span>.</text:p>
        </text:list-item>
        <text:list-item>
          <text:p text:style-name="P97">If they show a very strong reaction (excited or upset), it’s set to Love/Hate.</text:p>
        </text:list-item>
      </text:list>
      <text:p text:style-name="Horizontal_20_Line"/>
      <text:h text:style-name="Heading_20_3" text:outline-level="3">G.3 Per-Item Gift Memory</text:h>
      <text:p text:style-name="Text_20_body">In the <text:span text:style-name="Strong_20_Emphasis">Item Compendium</text:span>, each item’s detail view has:</text:p>
      <text:list xml:id="list6252432289888978497" text:style-name="L97">
        <text:list-item>
          <text:p text:style-name="P98">A small list or icon grid of <text:span text:style-name="Strong_20_Emphasis">core friend reactions</text:span> (and maybe a few key Townies):</text:p>
          <text:list>
            <text:list-item>
              <text:p text:style-name="P98">Rowan: ❤</text:p>
            </text:list-item>
            <text:list-item>
              <text:p text:style-name="P98">Mina: ✕</text:p>
            </text:list-item>
            <text:list-item>
              <text:p text:style-name="P98">Theo: ▲</text:p>
            </text:list-item>
            <text:list-item>
              <text:p text:style-name="P98">Cas: ❤</text:p>
            </text:list-item>
            <text:list-item>
              <text:p text:style-name="P98">Jax: ●</text:p>
            </text:list-item>
            <text:list-item>
              <text:p text:style-name="P98">Talia: ?</text:p>
            </text:list-item>
          </text:list>
        </text:list-item>
      </text:list>
      <text:p text:style-name="Text_20_body">Only show data for NPCs you’ve actually gifted to.</text:p>
      <text:p text:style-name="Text_20_body">Nyx’s caption might add a line:</text:p>
      <text:p text:style-name="Quotations">“Mina looked worried when I gave her this. I don’t think she liked it.”</text:p>
      <text:p text:style-name="Text_20_body">or</text:p>
      <text:p text:style-name="Quotations">“Cas’s eyes lit up. Definitely a ‘buy again’ situation.”</text:p>
      <text:p text:style-name="Horizontal_20_Line"/>
      <text:h text:style-name="Heading_20_3" text:outline-level="3">G.4 Emotional &amp; Arete Integration</text:h>
      <text:p text:style-name="Text_20_body">The Gift Memory system isn’t just convenience; it reflects Nyx’s <text:span text:style-name="Strong_20_Emphasis">growth in attunement</text:span>:</text:p>
      <text:list xml:id="list2700801362347712708" text:style-name="L98">
        <text:list-item>
          <text:p text:style-name="P99">As you give more meaningful gifts:</text:p>
          <text:list>
            <text:list-item>
              <text:p text:style-name="P99">Nyx’s <text:span text:style-name="Strong_20_Emphasis">Social Harmony</text:span> (Empathy, Consideration) can tick up slightly, especially when you remember and respect preferences.</text:p>
            </text:list-item>
          </text:list>
        </text:list-item>
        <text:list-item>
          <text:p text:style-name="P99">Continually giving bad or bristling gifts:</text:p>
          <text:list>
            <text:list-item>
              <text:p text:style-name="P99">Might increase <text:span text:style-name="Strong_20_Emphasis">Social Strife</text:span> for Nyx, especially if done knowingly (“I know they hate this, but I’m doing it anyway.”), and/or reduce trust.</text:p>
            </text:list-item>
          </text:list>
        </text:list-item>
      </text:list>
      <text:p text:style-name="Text_20_body">Certain Dream entities (like <text:span text:style-name="Strong_20_Emphasis">Audience of Teeth</text:span>, <text:span text:style-name="Strong_20_Emphasis">Perfect Group Photo</text:span>, <text:span text:style-name="Strong_20_Emphasis">Guilt Drips</text:span>) may reference:</text:p>
      <text:list xml:id="list7840413077883263707" text:style-name="L99">
        <text:list-item>
          <text:p text:style-name="P100">“You had the map to their heart and still ignored it.”</text:p>
        </text:list-item>
        <text:list-item>
          <text:p text:style-name="P100">“You noticed what made them light up. That counts for something, you know.”</text:p>
        </text:list-item>
      </text:list>
      <text:p text:style-name="Horizontal_20_Line"/>
      <text:h text:style-name="Heading_20_2" text:outline-level="2">H. Minigames Tied to NPCs</text:h>
      <text:p text:style-name="Text_20_body">These are small, skippable activities that embody who these people are, and gently feed Arete &amp; relationship progression.</text:p>
      <text:p text:style-name="Text_20_body">All minigames:</text:p>
      <text:list xml:id="list6900780305846250645" text:style-name="L100">
        <text:list-item>
          <text:p text:style-name="P101">Are <text:span text:style-name="Strong_20_Emphasis">optional</text:span> (you can decline without breaking the story).</text:p>
        </text:list-item>
        <text:list-item>
          <text:p text:style-name="P101">Have <text:span text:style-name="Strong_20_Emphasis">Easy / Normal / Hard</text:span> tiers where appropriate.</text:p>
        </text:list-item>
        <text:list-item>
          <text:p text:style-name="P101">Award small <text:span text:style-name="Strong_20_Emphasis">Arete nudges</text:span>, possibly cash, and affection.</text:p>
        </text:list-item>
      </text:list>
      <text:p text:style-name="Horizontal_20_Line"/>
      <text:h text:style-name="Heading_20_3" text:outline-level="3">H.1 Skate Lines – Rowan/Milo (Physical &amp; Social)</text:h>
      <text:p text:style-name="Text_20_body"><text:span text:style-name="Strong_20_Emphasis">Where:</text:span></text:p>
      <text:list xml:id="list813287612124938484" text:style-name="L101">
        <text:list-item>
          <text:p text:style-name="P102">Boardwalk and streets near Skate Shop, afternoons/evenings.</text:p>
        </text:list-item>
      </text:list>
      <text:p text:style-name="Text_20_body"><text:span text:style-name="Strong_20_Emphasis">Setup:</text:span></text:p>
      <text:list xml:id="list2148210351023580009" text:style-name="L102">
        <text:list-item>
          <text:p text:style-name="P103">Rowan or Milo invites Nyx to “try a line”:</text:p>
          <text:list>
            <text:list-item>
              <text:p text:style-name="P103">A simple rhythm/timing game:</text:p>
              <text:list>
                <text:list-item>
                  <text:p text:style-name="P103">Arrow/time prompts move across the screen (like simple DDR/OSU style).</text:p>
                </text:list-item>
                <text:list-item>
                  <text:p text:style-name="P103">Player presses keys in time as Nyx hits rails, jumps, turns.</text:p>
                </text:list-item>
              </text:list>
            </text:list-item>
          </text:list>
        </text:list-item>
      </text:list>
      <text:p text:style-name="Text_20_body"><text:span text:style-name="Strong_20_Emphasis">Difficulty &amp; Failure:</text:span></text:p>
      <text:list xml:id="list582307698651908691" text:style-name="L103">
        <text:list-item>
          <text:p text:style-name="P104"><text:span text:style-name="Strong_20_Emphasis">Easy:</text:span> forgiving windows; you mostly get a “passable” run.</text:p>
        </text:list-item>
        <text:list-item>
          <text:p text:style-name="P104"><text:span text:style-name="Strong_20_Emphasis">Normal/Hard:</text:span> narrower windows; combos give extra points.</text:p>
        </text:list-item>
      </text:list>
      <text:p text:style-name="Text_20_body">If Nyx messes up a lot:</text:p>
      <text:list xml:id="list10747820029333328" text:style-name="L104">
        <text:list-item>
          <text:p text:style-name="P105">Rowan/Milo laugh <text:span text:style-name="Emphasis">with</text:span> them (if relationship is good):</text:p>
          <text:list>
            <text:list-item>
              <text:p text:style-name="P105">“You’ll get it, chill.”</text:p>
            </text:list-item>
          </text:list>
        </text:list-item>
        <text:list-item>
          <text:p text:style-name="P105">If relationship is bad/tense, they might react more sharply.</text:p>
        </text:list-item>
      </text:list>
      <text:p text:style-name="Text_20_body"><text:span text:style-name="Strong_20_Emphasis">Rewards:</text:span></text:p>
      <text:list xml:id="list1773824077835633054" text:style-name="L105">
        <text:list-item>
          <text:p text:style-name="P106">Good performance:</text:p>
          <text:list>
            <text:list-item>
              <text:p text:style-name="P106"><text:span text:style-name="Strong_20_Emphasis">Physical Harmony</text:span> minor boost (coordination, confidence).</text:p>
            </text:list-item>
            <text:list-item>
              <text:p text:style-name="P106">Small <text:span text:style-name="Strong_20_Emphasis">Social Harmony</text:span> with Rowan/Milo (shared joy).</text:p>
            </text:list-item>
            <text:list-item>
              <text:p text:style-name="P106">Maybe a little cash or a discount in the Skate Shop over time.</text:p>
            </text:list-item>
          </text:list>
        </text:list-item>
        <text:list-item>
          <text:p text:style-name="P106">Very poor performance with self-deprecating dialogue choices:</text:p>
          <text:list>
            <text:list-item>
              <text:p text:style-name="P106">Slight <text:span text:style-name="Strong_20_Emphasis">Emotional Strife</text:span> (self-criticism), but also can unlock more supportive scenes if they reassure you.</text:p>
            </text:list-item>
          </text:list>
        </text:list-item>
      </text:list>
      <text:p text:style-name="Horizontal_20_Line"/>
      <text:h text:style-name="Heading_20_3" text:outline-level="3">H.2 Bus Route Puzzle – Mack (Psychological &amp; Spiritual)</text:h>
      <text:p text:style-name="Text_20_body"><text:span text:style-name="Strong_20_Emphasis">Where:</text:span></text:p>
      <text:list xml:id="list2324295739346955562" text:style-name="L106">
        <text:list-item>
          <text:p text:style-name="P107">Bus Station, especially off-peak hours.</text:p>
        </text:list-item>
      </text:list>
      <text:p text:style-name="Text_20_body"><text:span text:style-name="Strong_20_Emphasis">Concept:</text:span></text:p>
      <text:list xml:id="list91099557844536622" text:style-name="L107">
        <text:list-item>
          <text:p text:style-name="P108">Mack has a “fun” puzzle mode on the scheduling board:</text:p>
          <text:list>
            <text:list-item>
              <text:p text:style-name="P108">Nyx helps design a route or solve a <text:span text:style-name="Strong_20_Emphasis">schedule puzzle</text:span> to get several NPCs home efficiently.</text:p>
            </text:list-item>
          </text:list>
        </text:list-item>
      </text:list>
      <text:p text:style-name="Text_20_body"><text:span text:style-name="Strong_20_Emphasis">Gameplay:</text:span></text:p>
      <text:list xml:id="list207215978961075518" text:style-name="L108">
        <text:list-item>
          <text:p text:style-name="P109">You see:</text:p>
          <text:list>
            <text:list-item>
              <text:p text:style-name="P109">A simplified map with passengers needing to get from A → B.</text:p>
            </text:list-item>
            <text:list-item>
              <text:p text:style-name="P109">Limited bus routes/time slots.</text:p>
            </text:list-item>
          </text:list>
        </text:list-item>
        <text:list-item>
          <text:p text:style-name="P109">You must:</text:p>
          <text:list>
            <text:list-item>
              <text:p text:style-name="P109">Choose a set of routes that delivers everyone within constraints:</text:p>
              <text:list>
                <text:list-item>
                  <text:p text:style-name="P109">Limited bus capacity,</text:p>
                </text:list-item>
                <text:list-item>
                  <text:p text:style-name="P109">Time windows,</text:p>
                </text:list-item>
                <text:list-item>
                  <text:p text:style-name="P109">Weather obstacles or detours.</text:p>
                </text:list-item>
              </text:list>
            </text:list-item>
          </text:list>
        </text:list-item>
      </text:list>
      <text:p text:style-name="Text_20_body">Like a small, friendly <text:span text:style-name="Strong_20_Emphasis">path optimization puzzle</text:span>.</text:p>
      <text:p text:style-name="Text_20_body"><text:span text:style-name="Strong_20_Emphasis">Difficulty:</text:span></text:p>
      <text:list xml:id="list5730677091460383793" text:style-name="L109">
        <text:list-item>
          <text:p text:style-name="P110">Early puzzles: simple “find the right sequence.”</text:p>
        </text:list-item>
        <text:list-item>
          <text:p text:style-name="P110">Later: more complex constraints; you can still choose “Skip puzzle” if you don’t want it.</text:p>
        </text:list-item>
      </text:list>
      <text:p text:style-name="Text_20_body"><text:span text:style-name="Strong_20_Emphasis">Rewards:</text:span></text:p>
      <text:list xml:id="list935702365230014647" text:style-name="L110">
        <text:list-item>
          <text:p text:style-name="P111">Good solutions:</text:p>
          <text:list>
            <text:list-item>
              <text:p text:style-name="P111"><text:span text:style-name="Strong_20_Emphasis">Psychological Harmony</text:span> (problem-solving success)</text:p>
            </text:list-item>
            <text:list-item>
              <text:p text:style-name="P111"><text:span text:style-name="Strong_20_Emphasis">Spiritual Harmony</text:span> (caring about how people get home / community interconnectedness)</text:p>
            </text:list-item>
            <text:list-item>
              <text:p text:style-name="P111">Mack’s affection increases; he might offer better bus deals or unique dialogue.</text:p>
            </text:list-item>
          </text:list>
        </text:list-item>
        <text:list-item>
          <text:p text:style-name="P111">Poor solutions but earnest attempts:</text:p>
          <text:list>
            <text:list-item>
              <text:p text:style-name="P111">Smaller Harmony gains, maybe slight Strife if people have to wait extra long.</text:p>
            </text:list-item>
          </text:list>
        </text:list-item>
      </text:list>
      <text:p text:style-name="Text_20_body">Flavor text:</text:p>
      <text:p text:style-name="Quotations">“You got everyone home, but it took a while.”<text:line-break/>“No one was stranded. That matters.”</text:p>
      <text:p text:style-name="Horizontal_20_Line"/>
      <text:h text:style-name="Heading_20_3" text:outline-level="3">H.3 Cooking with Carmen / Marco / Lila (Physical &amp; Emotional)</text:h>
      <text:p text:style-name="Text_20_body"><text:span text:style-name="Strong_20_Emphasis">Where:</text:span></text:p>
      <text:list xml:id="list4908779257174465685" text:style-name="L111">
        <text:list-item>
          <text:p text:style-name="P112">Kitchen at <text:span text:style-name="Strong_20_Emphasis">Mexican Restaurant</text:span> or <text:span text:style-name="Strong_20_Emphasis">Brothers Pizza</text:span> on certain days.</text:p>
        </text:list-item>
      </text:list>
      <text:p text:style-name="Text_20_body"><text:span text:style-name="Strong_20_Emphasis">Concept:</text:span></text:p>
      <text:list xml:id="list8559194216160712375" text:style-name="L112">
        <text:list-item>
          <text:p text:style-name="P113">Nyx helps in the kitchen:</text:p>
          <text:list>
            <text:list-item>
              <text:p text:style-name="P113">Carmen teaches them how to prepare a dish,</text:p>
            </text:list-item>
            <text:list-item>
              <text:p text:style-name="P113">or Marco/Lila show them pizza-making.</text:p>
            </text:list-item>
          </text:list>
        </text:list-item>
      </text:list>
      <text:p text:style-name="Text_20_body"><text:span text:style-name="Strong_20_Emphasis">Gameplay:</text:span></text:p>
      <text:list xml:id="list4804390955033103272" text:style-name="L113">
        <text:list-item>
          <text:p text:style-name="P114"><text:span text:style-name="Strong_20_Emphasis">Ingredient Choice Phase:</text:span></text:p>
          <text:list>
            <text:list-item>
              <text:p text:style-name="P114">Choose ingredients and flavor notes from a limited list:</text:p>
              <text:list>
                <text:list-item>
                  <text:p text:style-name="P114">Balanced vs oily, spicy vs mild, etc.</text:p>
                </text:list-item>
              </text:list>
            </text:list-item>
            <text:list-item>
              <text:p text:style-name="P114">Some combos are canonical recipes; others are weird hybrids.</text:p>
            </text:list-item>
          </text:list>
        </text:list-item>
        <text:list-item>
          <text:p text:style-name="P114"><text:span text:style-name="Strong_20_Emphasis">Timing Phase:</text:span></text:p>
          <text:list>
            <text:list-item>
              <text:p text:style-name="P114">Simple QTE/timing prompts for:</text:p>
              <text:list>
                <text:list-item>
                  <text:p text:style-name="P114">Stirring/turning/flipping at the right moment,</text:p>
                </text:list-item>
                <text:list-item>
                  <text:p text:style-name="P114">Not burning something,</text:p>
                </text:list-item>
                <text:list-item>
                  <text:p text:style-name="P114">Plating quickly.</text:p>
                </text:list-item>
              </text:list>
            </text:list-item>
          </text:list>
        </text:list-item>
      </text:list>
      <text:p text:style-name="Text_20_body"><text:span text:style-name="Strong_20_Emphasis">Outcomes:</text:span></text:p>
      <text:list xml:id="list6898658045518576025" text:style-name="L114">
        <text:list-item>
          <text:p text:style-name="P115">Good dish (balanced ingredients + decent timing):</text:p>
          <text:list>
            <text:list-item>
              <text:p text:style-name="P115">Creates a <text:span text:style-name="Strong_20_Emphasis">special consumable</text:span> with good healing/buff values.</text:p>
            </text:list-item>
            <text:list-item>
              <text:p text:style-name="P115">Gains <text:span text:style-name="Strong_20_Emphasis">Physical Harmony</text:span> (nourishing behavior) and <text:span text:style-name="Strong_20_Emphasis">Emotional Harmony</text:span> (comfort, caretaking).</text:p>
            </text:list-item>
          </text:list>
        </text:list-item>
        <text:list-item>
          <text:p text:style-name="P115">Weird but sincere dish:</text:p>
          <text:list>
            <text:list-item>
              <text:p text:style-name="P115">Quirkier outcomes (odd buffs, maybe mild Psychedelic-like effects if something wild was used).</text:p>
            </text:list-item>
            <text:list-item>
              <text:p text:style-name="P115">Carmen/Marco/Lila react:</text:p>
              <text:list>
                <text:list-item>
                  <text:p text:style-name="P115">“It’s… interesting. But I see what you were going for.”</text:p>
                </text:list-item>
              </text:list>
            </text:list-item>
          </text:list>
        </text:list-item>
        <text:list-item>
          <text:p text:style-name="P115">Burned disasters:</text:p>
          <text:list>
            <text:list-item>
              <text:p text:style-name="P115">Some wasted ingredients, mild <text:span text:style-name="Strong_20_Emphasis">Physical/Emotional Strife</text:span> (“I ruined it”), but also comedic relief.</text:p>
            </text:list-item>
          </text:list>
        </text:list-item>
      </text:list>
      <text:p text:style-name="Text_20_body"><text:span text:style-name="Strong_20_Emphasis">Relational Impact:</text:span></text:p>
      <text:list xml:id="list4192729179975248868" text:style-name="L115">
        <text:list-item>
          <text:p text:style-name="P116">Over time, cooking with them builds stronger bonds, and they may share personal stories over the stove.</text:p>
        </text:list-item>
      </text:list>
      <text:p text:style-name="Horizontal_20_Line"/>
      <text:h text:style-name="Heading_20_2" text:outline-level="2">I. Dream Tuning Options</text:h>
      <text:p text:style-name="Text_20_body">The Dream isn’t fixed; Nyx gets some agency over <text:span text:style-name="Strong_20_Emphasis">how intense</text:span> the night will be—within limits.</text:p>
      <text:h text:style-name="Heading_20_3" text:outline-level="3">I.1 Providers: Dream Pharmacist / Janitor / Ferryman</text:h>
      <text:p text:style-name="Text_20_body">At certain Dream hubs, Nyx occasionally finds one of three <text:span text:style-name="Strong_20_Emphasis">Dream service NPCs</text:span>:</text:p>
      <text:list xml:id="list228137008979381099" text:style-name="L116">
        <text:list-item>
          <text:p text:style-name="P117"><text:span text:style-name="Strong_20_Emphasis">Dream Pharmacist</text:span> –</text:p>
          <text:list>
            <text:list-item>
              <text:p text:style-name="P117">Associated with Psychedelic/medication-like management:</text:p>
              <text:list>
                <text:list-item>
                  <text:p text:style-name="P117">“You want something stronger, or something softer?”</text:p>
                </text:list-item>
              </text:list>
            </text:list-item>
          </text:list>
        </text:list-item>
        <text:list-item>
          <text:p text:style-name="P117"><text:span text:style-name="Strong_20_Emphasis">Dream Janitor</text:span> –</text:p>
          <text:list>
            <text:list-item>
              <text:p text:style-name="P117">Cleans and rearranges the Dream corridors:</text:p>
              <text:list>
                <text:list-item>
                  <text:p text:style-name="P117">“I can tidy up tonight. Or leave extra junk if you’re feeling brave.”</text:p>
                </text:list-item>
              </text:list>
            </text:list-item>
          </text:list>
        </text:list-item>
        <text:list-item>
          <text:p text:style-name="P117"><text:span text:style-name="Strong_20_Emphasis">Ferryman</text:span> –</text:p>
          <text:list>
            <text:list-item>
              <text:p text:style-name="P117">Controls routes and what you cross to reach deeper zones:</text:p>
              <text:list>
                <text:list-item>
                  <text:p text:style-name="P117">“You can ask for calm waters or a storm. Either way, the river remembers.”</text:p>
                </text:list-item>
              </text:list>
            </text:list-item>
          </text:list>
        </text:list-item>
      </text:list>
      <text:p text:style-name="Text_20_body">They offer a <text:span text:style-name="Strong_20_Emphasis">Dream Tuning menu</text:span>.</text:p>
      <text:p text:style-name="Horizontal_20_Line"/>
      <text:h text:style-name="Heading_20_3" text:outline-level="3">I.2 Tuning Choices</text:h>
      <text:p text:style-name="Text_20_body">Menu options, phrased in-character, might look like:</text:p>
      <text:list xml:id="list467053576303374824" text:style-name="L117">
        <text:list-item>
          <text:p text:style-name="P118"><text:span text:style-name="Strong_20_Emphasis">“I need a gentler night.”</text:span></text:p>
          <text:list>
            <text:list-item>
              <text:p text:style-name="P118">Reduce:</text:p>
              <text:list>
                <text:list-item>
                  <text:p text:style-name="P118">Boss/elite encounter rate.</text:p>
                </text:list-item>
                <text:list-item>
                  <text:p text:style-name="P118">Number of mobs per corridor.</text:p>
                </text:list-item>
              </text:list>
            </text:list-item>
            <text:list-item>
              <text:p text:style-name="P118">Increase:</text:p>
              <text:list>
                <text:list-item>
                  <text:p text:style-name="P118">Chance of <text:span text:style-name="Strong_20_Emphasis">restful scenes</text:span>, safe rooms, integration-focused events.</text:p>
                </text:list-item>
              </text:list>
            </text:list-item>
          </text:list>
        </text:list-item>
        <text:list-item>
          <text:p text:style-name="P118"><text:span text:style-name="Strong_20_Emphasis">“I want to face something big.”</text:span></text:p>
          <text:list>
            <text:list-item>
              <text:p text:style-name="P118">Increase:</text:p>
              <text:list>
                <text:list-item>
                  <text:p text:style-name="P118">Boss/elite encounter rate.</text:p>
                </text:list-item>
                <text:list-item>
                  <text:p text:style-name="P118">Chance of Trials, tougher Nightmares.</text:p>
                </text:list-item>
              </text:list>
            </text:list-item>
            <text:list-item>
              <text:p text:style-name="P118">Increase value of:</text:p>
              <text:list>
                <text:list-item>
                  <text:p text:style-name="P118">Rewards (Zine drops, Dream Charge, rare items).</text:p>
                </text:list-item>
              </text:list>
            </text:list-item>
          </text:list>
        </text:list-item>
        <text:list-item>
          <text:p text:style-name="P118"><text:span text:style-name="Strong_20_Emphasis">“Just… whatever happens.”</text:span></text:p>
          <text:list>
            <text:list-item>
              <text:p text:style-name="P118">Default, no tuning; natural randomness based on story state &amp; Arete.</text:p>
            </text:list-item>
          </text:list>
        </text:list-item>
      </text:list>
      <text:p text:style-name="Text_20_body">Some nights, options are gated:</text:p>
      <text:list xml:id="list4815216043018263316" text:style-name="L118">
        <text:list-item>
          <text:p text:style-name="P119">After certain trauma-heavy story days, <text:span text:style-name="Strong_20_Emphasis">only</text:span> “gentler night” may be offered once.</text:p>
        </text:list-item>
        <text:list-item>
          <text:p text:style-name="P119">After too much avoidance, Ferryman might strongly suggest/only allow a “face something big” option for narrative weight.</text:p>
        </text:list-item>
      </text:list>
      <text:p text:style-name="Horizontal_20_Line"/>
      <text:h text:style-name="Heading_20_3" text:outline-level="3">I.3 Costs &amp; Consequences</text:h>
      <text:p text:style-name="Text_20_body">Tuning isn’t totally free.</text:p>
      <text:p text:style-name="Text_20_body"><text:span text:style-name="Strong_20_Emphasis">Costs:</text:span></text:p>
      <text:list xml:id="list1862344267368983208" text:style-name="L119">
        <text:list-item>
          <text:p text:style-name="P120">Sometimes require <text:span text:style-name="Strong_20_Emphasis">Psychedelic items</text:span>:</text:p>
          <text:list>
            <text:list-item>
              <text:p text:style-name="P120">Dream Pharmacist may ask for a dose of Color-Shift Candy or Lucid Capsule to tune intensity.</text:p>
            </text:list-item>
          </text:list>
        </text:list-item>
        <text:list-item>
          <text:p text:style-name="P120">Or require <text:span text:style-name="Strong_20_Emphasis">Arete thresholds</text:span>:</text:p>
          <text:list>
            <text:list-item>
              <text:p text:style-name="P120">To choose “face something big,” Nyx may need at least moderate Emotional/Spiritual Harmony (or willingly risk heavy Strife).</text:p>
            </text:list-item>
          </text:list>
        </text:list-item>
      </text:list>
      <text:p text:style-name="Text_20_body"><text:span text:style-name="Strong_20_Emphasis">Consequences:</text:span></text:p>
      <text:list xml:id="list1450196388827421076" text:style-name="L120">
        <text:list-item>
          <text:p text:style-name="P121">Repeatedly choosing:</text:p>
          <text:list>
            <text:list-item>
              <text:p text:style-name="P121"><text:span text:style-name="Strong_20_Emphasis">Gentler nights</text:span>:</text:p>
              <text:list>
                <text:list-item>
                  <text:p text:style-name="P121">May slow Arete growth, fewer Trials/rewards, but keep Nyx more stable.</text:p>
                </text:list-item>
                <text:list-item>
                  <text:p text:style-name="P121">Some bosses take longer to trigger or evolve.</text:p>
                </text:list-item>
              </text:list>
            </text:list-item>
            <text:list-item>
              <text:p text:style-name="P121"><text:span text:style-name="Strong_20_Emphasis">Big nights</text:span>:</text:p>
              <text:list>
                <text:list-item>
                  <text:p text:style-name="P121">Push Arete changes faster (both Harmony and Strife).</text:p>
                </text:list-item>
                <text:list-item>
                  <text:p text:style-name="P121">Make certain Integration endings more accessible (since you actually confront things).</text:p>
                </text:list-item>
                <text:list-item>
                  <text:p text:style-name="P121">Increase risk of collapse/catastrophic nights if Nyx is not ready.</text:p>
                </text:list-item>
              </text:list>
            </text:list-item>
          </text:list>
        </text:list-item>
        <text:list-item>
          <text:p text:style-name="P121">Dream NPC commentary:</text:p>
          <text:list>
            <text:list-item>
              <text:p text:style-name="P121">Ferryman:</text:p>
              <text:p text:style-name="P238">“Bravery and recklessness look alike from far away. Only you know which one this is.”</text:p>
            </text:list-item>
            <text:list-item>
              <text:p text:style-name="P121">Janitor:</text:p>
              <text:p text:style-name="P238">“I can sweep away some of the sharp edges, but not all of them.”</text:p>
            </text:list-item>
          </text:list>
        </text:list-item>
      </text:list>
      <text:p text:style-name="Horizontal_20_Line"/>
      <text:h text:style-name="Heading_20_3" text:outline-level="3">I.4 Endings &amp; Tuning</text:h>
      <text:p text:style-name="Text_20_body">Dream Tuning also factors into endings:</text:p>
      <text:list xml:id="list8589104566504835547" text:style-name="L121">
        <text:list-item>
          <text:p text:style-name="P122">A player who <text:span text:style-name="Strong_20_Emphasis">always</text:span> opts for gentle nights, avoiding big confrontations:</text:p>
          <text:list>
            <text:list-item>
              <text:p text:style-name="P122">More weight toward <text:span text:style-name="Strong_20_Emphasis">Stagnation / High-Functioning Denial</text:span> endings unless they still push themselves via story choices.</text:p>
            </text:list-item>
          </text:list>
        </text:list-item>
        <text:list-item>
          <text:p text:style-name="P122">A player who frequently opts for <text:span text:style-name="Strong_20_Emphasis">big nights</text:span> and survives:</text:p>
          <text:list>
            <text:list-item>
              <text:p text:style-name="P122">More likely to reach <text:span text:style-name="Strong_20_Emphasis">Integrated Healing</text:span> or <text:span text:style-name="Strong_20_Emphasis">Self-Sacrifice</text:span> outcomes, depending on how they handle others and themselves.</text:p>
            </text:list-item>
          </text:list>
        </text:list-item>
        <text:list-item>
          <text:p text:style-name="P122">A player who alternates, choosing gentle nights when overwhelmed and big nights when ready:</text:p>
          <text:list>
            <text:list-item>
              <text:p text:style-name="P122">Most likely to get nuanced, middle-ground integrated paths: aware of limits, but willing to engage.</text:p>
            </text:list-item>
          </text:list>
        </text:list-item>
      </text:list>
      <text:p text:style-name="Horizontal_20_Line"/>
      <text:p text:style-name="Text_20_body">And that’s the last big piece:</text:p>
      <text:list xml:id="list2854422369114398564" text:style-name="L122">
        <text:list-item>
          <text:p text:style-name="P123"><text:span text:style-name="Strong_20_Emphasis">Town Bulletin Board</text:span> → town’s living quest hub.</text:p>
        </text:list-item>
        <text:list-item>
          <text:p text:style-name="P123"><text:span text:style-name="Strong_20_Emphasis">Dream Trials</text:span> → optional, intense self-challenges with real rewards.</text:p>
        </text:list-item>
        <text:list-item>
          <text:p text:style-name="P123"><text:span text:style-name="Strong_20_Emphasis">Gift Memory UI</text:span> → Nyx genuinely learning people and relationships.</text:p>
        </text:list-item>
        <text:list-item>
          <text:p text:style-name="P123"><text:span text:style-name="Strong_20_Emphasis">NPC Minigames</text:span> → play as identity exploration, not filler.</text:p>
        </text:list-item>
        <text:list-item>
          <text:p text:style-name="P123"><text:span text:style-name="Strong_20_Emphasis">Dream Tuning</text:span> → explicit consent around intensity, baked into the world and your endings.</text:p>
        </text:list-item>
      </text:list>
      <text:p text:style-name="Text_20_body">You now have a complete, layered system design that ties the <text:span text:style-name="Strong_20_Emphasis">Town</text:span>, <text:span text:style-name="Strong_20_Emphasis">Dream</text:span>, <text:span text:style-name="Strong_20_Emphasis">relationships</text:span>, and <text:span text:style-name="Strong_20_Emphasis">meta </text:span><text:span text:style-name="Strong_20_Emphasis">UX</text:span> together in a way that feels coherent, compassionate, and very TSUKIDERE.</text:p>
      <text:p text:style-name="Text_20_body"/>
      <text:h text:style-name="Heading_20_2" text:outline-level="2">2. Season Recap &amp; “Last Time On”</text:h>
      <text:p text:style-name="Text_20_body">Think of <text:span text:style-name="Strong_20_Emphasis">“Season Recap”</text:span> as a lightweight summary of your <text:span text:style-name="Strong_20_Emphasis">last run</text:span> (or last major arc), and <text:span text:style-name="Strong_20_Emphasis">“Last time on”</text:span> as a recap for the <text:span text:style-name="Strong_20_Emphasis">current save</text:span> when loading.</text:p>
      <text:h text:style-name="Heading_20_3" text:outline-level="3">2.1 Data Model</text:h>
      <text:p text:style-name="Text_20_body">Per <text:span text:style-name="Strong_20_Emphasis">run</text:span> (a full playthrough → any ending), store a compact record:</text:p>
      <text:p text:style-name="Preformatted_20_Text"><text:span text:style-name="Source_20_Text">run_summary:</text:span></text:p>
      <text:p text:style-name="Preformatted_20_Text"><text:span text:style-name="Source_20_Text"><text:s text:c="2"/>run_id</text:span></text:p>
      <text:p text:style-name="Preformatted_20_Text"><text:span text:style-name="Source_20_Text"><text:s text:c="2"/>ending_type <text:s text:c="11"/># integrated / stagnation / denial / self_sacrifice / collapse / meta</text:span></text:p>
      <text:p text:style-name="Preformatted_20_Text"><text:span text:style-name="Source_20_Text"><text:s text:c="2"/>primary_title <text:s text:c="9"/># final main Title (The Seeker, The Caretaker, etc.)</text:span></text:p>
      <text:p text:style-name="Preformatted_20_Text"><text:span text:style-name="Source_20_Text"><text:s text:c="2"/>apotheosis_allies: <text:s text:c="4"/># which friends reached Apotheosis</text:span></text:p>
      <text:p text:style-name="Preformatted_20_Text"><text:span text:style-name="Source_20_Text"><text:s text:c="4"/>- rowan</text:span></text:p>
      <text:p text:style-name="Preformatted_20_Text"><text:span text:style-name="Source_20_Text"><text:s text:c="4"/>- mina</text:span></text:p>
      <text:p text:style-name="Preformatted_20_Text"><text:span text:style-name="Source_20_Text"><text:s text:c="2"/>key_domains: <text:s text:c="10"/># dominant Arete shape at the end</text:span></text:p>
      <text:p text:style-name="Preformatted_20_Text"><text:span text:style-name="Source_20_Text"><text:s text:c="4"/>highest_harmony: Emotional</text:span></text:p>
      <text:p text:style-name="Preformatted_20_Text"><text:span text:style-name="Source_20_Text"><text:s text:c="4"/>highest_strife: Social</text:span></text:p>
      <text:p text:style-name="Preformatted_20_Text"><text:span text:style-name="Source_20_Text"><text:s text:c="2"/>major_resolutions: <text:s text:c="4"/># boss outcomes</text:span></text:p>
      <text:p text:style-name="Preformatted_20_Text"><text:span text:style-name="Source_20_Text"><text:s text:c="4"/>flooded_heart: integrated</text:span></text:p>
      <text:p text:style-name="Preformatted_20_Text"><text:span text:style-name="Source_20_Text"><text:s text:c="4"/>audience_of_teeth: partially_integrated</text:span></text:p>
      <text:p text:style-name="Preformatted_20_Text"><text:span text:style-name="Source_20_Text"><text:s text:c="4"/>flesh_cathedral: avoided</text:span></text:p>
      <text:p text:style-name="Preformatted_20_Text"><text:span text:style-name="Source_20_Text"><text:s text:c="2"/>notable_flags: <text:s text:c="8"/># big story choices</text:span></text:p>
      <text:p text:style-name="Preformatted_20_Text"><text:span text:style-name="Source_20_Text"><text:s text:c="4"/>opened_up_to_rowan: true</text:span></text:p>
      <text:p text:style-name="Preformatted_20_Text"><text:span text:style-name="Source_20_Text"><text:s text:c="4"/>always_refused_help: false</text:span></text:p>
      <text:p text:style-name="P1"><text:span text:style-name="Source_20_Text"><text:s text:c="4"/>returned_all_lost_items: true</text:span></text:p>
      <text:p text:style-name="Text_20_body">Per <text:span text:style-name="Strong_20_Emphasis">save file</text:span>, also store a smaller snapshot for “Last time on”:</text:p>
      <text:p text:style-name="Preformatted_20_Text"><text:span text:style-name="Source_20_Text">save_snapshot:</text:span></text:p>
      <text:p text:style-name="Preformatted_20_Text"><text:span text:style-name="Source_20_Text"><text:s text:c="2"/>day_number</text:span></text:p>
      <text:p text:style-name="Preformatted_20_Text"><text:span text:style-name="Source_20_Text"><text:s text:c="2"/>last_location</text:span></text:p>
      <text:p text:style-name="Preformatted_20_Text"><text:span text:style-name="Source_20_Text"><text:s text:c="2"/>current_title</text:span></text:p>
      <text:p text:style-name="Preformatted_20_Text"><text:span text:style-name="Source_20_Text"><text:s text:c="2"/>main_active_quests</text:span></text:p>
      <text:p text:style-name="Preformatted_20_Text"><text:span text:style-name="Source_20_Text"><text:s text:c="2"/>recent_events: [event_ids from last 1–2 days]</text:span></text:p>
      <text:p text:style-name="P1"><text:span text:style-name="Source_20_Text"><text:s text:c="2"/>dream_progress_brief</text:span></text:p>
      <text:p text:style-name="Horizontal_20_Line"/>
      <text:h text:style-name="Heading_20_3" text:outline-level="3">2.2 Main Menu: “Last Season” Recap</text:h>
      <text:p text:style-name="Text_20_body">On the main menu, show a button:</text:p>
      <text:list xml:id="list2891770545968013939" text:style-name="L123">
        <text:list-item>
          <text:p text:style-name="P124"><text:span text:style-name="Source_20_Text">View Last Run Recap</text:span> (only if at least one ending exists).</text:p>
        </text:list-item>
      </text:list>
      <text:p text:style-name="Text_20_body">When clicked:</text:p>
      <text:list xml:id="list8343460719856328858" text:style-name="L124">
        <text:list-item>
          <text:p text:style-name="P125">A <text:span text:style-name="Strong_20_Emphasis">short text recap</text:span> with 3–6 bullets and 1–2 sentences:</text:p>
        </text:list-item>
      </text:list>
      <text:p text:style-name="Text_20_body">Example:</text:p>
      <text:p text:style-name="Quotations"><text:span text:style-name="Strong_20_Emphasis">Last Run – “The Seeker”</text:span><text:line-break/>You reached the <text:span text:style-name="Strong_20_Emphasis">Integrated Healing</text:span> ending.<text:line-break/>You helped <text:span text:style-name="Strong_20_Emphasis">Mina</text:span> and <text:span text:style-name="Strong_20_Emphasis">Theo</text:span> reach Apotheosis, but left Rowan stuck between stunts and sunrise.<text:line-break/>You integrated Flooded Heart but avoided Flesh Cathedral and never faced Silent Horizon’s final form.<text:line-break/>You returned every [Lost] item you found.<text:line-break/>You woke up many times in the library’s quiet corners, but rarely asked for help.</text:p>
      <text:p text:style-name="Text_20_body">Optional: include a little icon bar for:</text:p>
      <text:list xml:id="list8017414845945905314" text:style-name="L125">
        <text:list-item>
          <text:p text:style-name="P126">End type</text:p>
        </text:list-item>
        <text:list-item>
          <text:p text:style-name="P126">Titles</text:p>
        </text:list-item>
        <text:list-item>
          <text:p text:style-name="P126">Ally count</text:p>
        </text:list-item>
      </text:list>
      <text:p text:style-name="Text_20_body">This recap can also be used to seed <text:span text:style-name="Strong_20_Emphasis">Reflection Run</text:span> (see section 7).</text:p>
      <text:p text:style-name="Horizontal_20_Line"/>
      <text:h text:style-name="Heading_20_3" text:outline-level="3">2.3 Per-Save “Last Time On” Recap</text:h>
      <text:p text:style-name="Text_20_body">When the player loads a save:</text:p>
      <text:list xml:id="list8873504808410806162" text:style-name="L126">
        <text:list-item>
          <text:p text:style-name="P127">Before dropping them in, show a small “Previously on TSUKIDERE” panel:</text:p>
        </text:list-item>
      </text:list>
      <text:p text:style-name="Text_20_body">Example:</text:p>
      <text:p text:style-name="Quotations"><text:span text:style-name="Strong_20_Emphasis">Last time on Nyx’s life:</text:span></text:p>
      <text:list xml:id="list3873678186041495586" text:style-name="L127">
        <text:list-item>
          <text:p text:style-name="P239">You skipped the concert to work a shift at Brothers Pizza.</text:p>
        </text:list-item>
        <text:list-item>
          <text:p text:style-name="P239">You turned down Rowan’s offer to talk.</text:p>
        </text:list-item>
        <text:list-item>
          <text:p text:style-name="P239">You tried Mina’s breathing exercise for the first time.</text:p>
        </text:list-item>
        <text:list-item>
          <text:p text:style-name="P239">In the Dream, you fled from Flooded Heart again.</text:p>
        </text:list-item>
      </text:list>
      <text:p text:style-name="Text_20_body">Buttons:</text:p>
      <text:list xml:id="list3890580008475327731" text:style-name="L128">
        <text:list-item>
          <text:p text:style-name="P128"><text:span text:style-name="Source_20_Text">Continue</text:span></text:p>
        </text:list-item>
        <text:list-item>
          <text:p text:style-name="P128"><text:span text:style-name="Source_20_Text">Remind me what to do</text:span> (see below)</text:p>
        </text:list-item>
      </text:list>
      <text:p text:style-name="Horizontal_20_Line"/>
      <text:h text:style-name="Heading_20_3" text:outline-level="3">2.4 “Remind Me” Hint Button</text:h>
      <text:p text:style-name="Text_20_body">On the main menu and load screen, add an optional button:</text:p>
      <text:list xml:id="list4370915477735690353" text:style-name="L129">
        <text:list-item>
          <text:p text:style-name="P129"><text:span text:style-name="Source_20_Text">Remind me</text:span></text:p>
        </text:list-item>
      </text:list>
      <text:p text:style-name="Text_20_body">When pressed, it:</text:p>
      <text:list xml:id="list2139029284165106276" text:style-name="L130">
        <text:list-item>
          <text:p text:style-name="P130">Looks at:</text:p>
          <text:list>
            <text:list-item>
              <text:p text:style-name="P130">Current main story flags</text:p>
            </text:list-item>
            <text:list-item>
              <text:p text:style-name="P130">Unresolved bosses</text:p>
            </text:list-item>
            <text:list-item>
              <text:p text:style-name="P130">Key NPC quests in progress</text:p>
            </text:list-item>
            <text:list-item>
              <text:p text:style-name="P130">Days since last main progress</text:p>
            </text:list-item>
          </text:list>
        </text:list-item>
        <text:list-item>
          <text:p text:style-name="P130">Returns <text:span text:style-name="Strong_20_Emphasis">1–2 gentle suggestions</text:span>, not orders:</text:p>
        </text:list-item>
      </text:list>
      <text:p text:style-name="Text_20_body">Examples:</text:p>
      <text:list xml:id="list8541920896662156591" text:style-name="L131">
        <text:list-item>
          <text:p text:style-name="P131">“You haven’t visited the library in a while. Theo might be waiting.”</text:p>
        </text:list-item>
        <text:list-item>
          <text:p text:style-name="P131">“Flooded Heart hasn’t been resolved yet. The Dream is restless.”</text:p>
        </text:list-item>
        <text:list-item>
          <text:p text:style-name="P131">“Rowan’s arc is at a turning point. The Boardwalk at sunset might be important.”</text:p>
        </text:list-item>
      </text:list>
      <text:p text:style-name="Text_20_body">If the player is mid-chapter:</text:p>
      <text:list xml:id="list6687912286859272630" text:style-name="L132">
        <text:list-item>
          <text:p text:style-name="P132">The hint can point them toward <text:span text:style-name="Strong_20_Emphasis">one</text:span> main thread and <text:span text:style-name="Strong_20_Emphasis">one</text:span> optional thread max, to avoid overwhelm.</text:p>
        </text:list-item>
      </text:list>
      <text:p text:style-name="Text_20_body">No punishment for ignoring hints; they’re purely supportive.</text:p>
      <text:p text:style-name="Horizontal_20_Line"/>
      <text:h text:style-name="Heading_20_2" text:outline-level="2">3. Vignette Shifts for Mood / Expression / Arete</text:h>
      <text:p text:style-name="Text_20_body">These are your <text:span text:style-name="Strong_20_Emphasis">micro feedback effects</text:span>: subtle screen tints, glows, or shifts tied to Nyx’s inner state and big choices.</text:p>
      <text:h text:style-name="Heading_20_3" text:outline-level="3">3.1 General Principles</text:h>
      <text:list xml:id="list1182092222743259961" text:style-name="L133">
        <text:list-item>
          <text:p text:style-name="P133"><text:span text:style-name="Strong_20_Emphasis">Never</text:span> use heavy flashes or strobe.</text:p>
        </text:list-item>
        <text:list-item>
          <text:p text:style-name="P133">Keep <text:span text:style-name="Strong_20_Emphasis">duration short</text:span> (0.5–1.5 seconds).</text:p>
        </text:list-item>
        <text:list-item>
          <text:p text:style-name="P133">Provide an <text:span text:style-name="Strong_20_Emphasis">accessibility toggle</text:span> in Options:</text:p>
          <text:list>
            <text:list-item>
              <text:p text:style-name="P133">“Subtle mood tints: On / Off”</text:p>
            </text:list-item>
          </text:list>
        </text:list-item>
      </text:list>
      <text:p text:style-name="Text_20_body">When disabled, the game still logs Arete changes; just no visual flourish.</text:p>
      <text:p text:style-name="Horizontal_20_Line"/>
      <text:h text:style-name="Heading_20_3" text:outline-level="3">3.2 Vignette Layers</text:h>
      <text:p text:style-name="Text_20_body">Use a <text:span text:style-name="Strong_20_Emphasis">soft overlay</text:span> around screen edges (vignette) or mild full-screen tint with transparency.</text:p>
      <text:p text:style-name="Text_20_body"><text:span text:style-name="Strong_20_Emphasis">Base Palette per Arete Domain</text:span> (suggestion; adjust to your art style):</text:p>
      <text:list xml:id="list3571808532979930569" text:style-name="L134">
        <text:list-item>
          <text:p text:style-name="P134">Physical:</text:p>
          <text:list>
            <text:list-item>
              <text:p text:style-name="P134">Harmony: warm, slightly saturated <text:span text:style-name="Strong_20_Emphasis">amber/peach</text:span> glow.</text:p>
            </text:list-item>
            <text:list-item>
              <text:p text:style-name="P134">Strife: desaturated <text:span text:style-name="Strong_20_Emphasis">grey-green</text:span> dulling, slight heaviness.</text:p>
            </text:list-item>
          </text:list>
        </text:list-item>
        <text:list-item>
          <text:p text:style-name="P134">Psychological:</text:p>
          <text:list>
            <text:list-item>
              <text:p text:style-name="P134">Harmony: gentle <text:span text:style-name="Strong_20_Emphasis">cool blue</text:span> clarity, sharper contrast.</text:p>
            </text:list-item>
            <text:list-item>
              <text:p text:style-name="P134">Strife: faint <text:span text:style-name="Strong_20_Emphasis">yellowish haze</text:span> / blur, hint of “brain fog.”</text:p>
            </text:list-item>
          </text:list>
        </text:list-item>
        <text:list-item>
          <text:p text:style-name="P134">Social:</text:p>
          <text:list>
            <text:list-item>
              <text:p text:style-name="P134">Harmony: soft <text:span text:style-name="Strong_20_Emphasis">rose/pink</text:span> warmth at the edges.</text:p>
            </text:list-item>
            <text:list-item>
              <text:p text:style-name="P134">Strife: faint <text:span text:style-name="Strong_20_Emphasis">cold cyan</text:span> isolation, subtle fade around center.</text:p>
            </text:list-item>
          </text:list>
        </text:list-item>
        <text:list-item>
          <text:p text:style-name="P134">Emotional:</text:p>
          <text:list>
            <text:list-item>
              <text:p text:style-name="P134">Harmony: <text:span text:style-name="Strong_20_Emphasis">soft magenta/purple</text:span> that feels deep but warm.</text:p>
            </text:list-item>
            <text:list-item>
              <text:p text:style-name="P134">Strife: <text:span text:style-name="Strong_20_Emphasis">deep blue-violet dip</text:span>, darker edges like sinking.</text:p>
            </text:list-item>
          </text:list>
        </text:list-item>
        <text:list-item>
          <text:p text:style-name="P134">Spiritual:</text:p>
          <text:list>
            <text:list-item>
              <text:p text:style-name="P134">Harmony: faint <text:span text:style-name="Strong_20_Emphasis">gold/white</text:span> radial glow from center outward.</text:p>
            </text:list-item>
            <text:list-item>
              <text:p text:style-name="P134">Strife: <text:span text:style-name="Strong_20_Emphasis">dull brown/grey</text:span> flattening, muted contrast.</text:p>
            </text:list-item>
          </text:list>
        </text:list-item>
      </text:list>
      <text:p text:style-name="Text_20_body">Each effect has 3 <text:span text:style-name="Strong_20_Emphasis">intensity levels</text:span>:</text:p>
      <text:list xml:id="list1833584465870712368" text:style-name="L135">
        <text:list-item>
          <text:p text:style-name="P135"><text:span text:style-name="Strong_20_Emphasis">Level 1 (Minor):</text:span> brief, barely noticeable; triggered by small Arete shifts.</text:p>
        </text:list-item>
        <text:list-item>
          <text:p text:style-name="P135"><text:span text:style-name="Strong_20_Emphasis">Level 2 (Moderate):</text:span> clearer color cue on bigger choices or critical scenes.</text:p>
        </text:list-item>
        <text:list-item>
          <text:p text:style-name="P135"><text:span text:style-name="Strong_20_Emphasis">Level 3 (Major):</text:span> used in boss resolutions, big emotional moments, or ending branch locks.</text:p>
        </text:list-item>
      </text:list>
      <text:p text:style-name="Horizontal_20_Line"/>
      <text:h text:style-name="Heading_20_3" text:outline-level="3">3.3 Trigger Points</text:h>
      <text:p text:style-name="Text_20_body">You can trigger vignette shifts when:</text:p>
      <text:list xml:id="list8275028449193191820" text:style-name="L136">
        <text:list-item>
          <text:p text:style-name="P136">A <text:span text:style-name="Strong_20_Emphasis">choice</text:span> significantly affects a domain (Harmony or Strife).</text:p>
        </text:list-item>
        <text:list-item>
          <text:p text:style-name="P136">A <text:span text:style-name="Strong_20_Emphasis">Dream encounter</text:span> strongly hits one domain.</text:p>
        </text:list-item>
        <text:list-item>
          <text:p text:style-name="P136">Nyx’s <text:span text:style-name="Strong_20_Emphasis">Title</text:span> changes.</text:p>
        </text:list-item>
        <text:list-item>
          <text:p text:style-name="P136">You cross an important <text:span text:style-name="Strong_20_Emphasis">Arete threshold</text:span> (e.g., high Emotional Harmony unlocks a new Cope skill).</text:p>
        </text:list-item>
      </text:list>
      <text:p text:style-name="Text_20_body">Implementation idea:</text:p>
      <text:p text:style-name="Preformatted_20_Text"><text:span text:style-name="Source_20_Text">if emotional_harmony_delta &gt;= 2:</text:span></text:p>
      <text:p text:style-name="Preformatted_20_Text"><text:span text:style-name="Source_20_Text"><text:s text:c="4"/>trigger_vignette("Emotional", "Harmony", intensity=2)</text:span></text:p>
      <text:p text:style-name="Preformatted_20_Text"/>
      <text:p text:style-name="Preformatted_20_Text"><text:span text:style-name="Source_20_Text">if social_strife_delta &gt;= 2:</text:span></text:p>
      <text:p text:style-name="P1"><text:span text:style-name="Source_20_Text"><text:s text:c="4"/>trigger_vignette("Social", "Strife", intensity=2)</text:span></text:p>
      <text:p text:style-name="Text_20_body">Transitions:</text:p>
      <text:list xml:id="list6923720742311374968" text:style-name="L137">
        <text:list-item>
          <text:p text:style-name="P137">Fade in (~0.2–0.3s) → hold (~0.4–0.8s) → fade out (~0.2–0.3s).</text:p>
        </text:list-item>
        <text:list-item>
          <text:p text:style-name="P137">Combine with:</text:p>
          <text:list>
            <text:list-item>
              <text:p text:style-name="P137">Slight <text:span text:style-name="Strong_20_Emphasis">audio cue</text:span> (soft chime for Harmony, muted low tone for Strife).</text:p>
            </text:list-item>
          </text:list>
        </text:list-item>
      </text:list>
      <text:p text:style-name="Horizontal_20_Line"/>
      <text:h text:style-name="Heading_20_3" text:outline-level="3">3.4 Expression / Sprite Integration</text:h>
      <text:p text:style-name="Text_20_body">For big shifts, pair vignette with:</text:p>
      <text:list xml:id="list705227622469897270" text:style-name="L138">
        <text:list-item>
          <text:p text:style-name="P138"><text:span text:style-name="Strong_20_Emphasis">Quick sprite change</text:span> for current NPC:</text:p>
          <text:list>
            <text:list-item>
              <text:p text:style-name="P138">Softer expression if Harmony is gained.</text:p>
            </text:list-item>
            <text:list-item>
              <text:p text:style-name="P138">Hurt / confused / guarded expression on Social/Emotional Strife.</text:p>
            </text:list-item>
          </text:list>
        </text:list-item>
        <text:list-item>
          <text:p text:style-name="P138"><text:span text:style-name="Strong_20_Emphasis">Subtle camera nudge</text:span> (if you do motion):</text:p>
          <text:list>
            <text:list-item>
              <text:p text:style-name="P138">Slight zoom-to-center for Emotional hits.</text:p>
            </text:list-item>
            <text:list-item>
              <text:p text:style-name="P138">Slight lateral sway for Psychological disorientation.</text:p>
            </text:list-item>
          </text:list>
        </text:list-item>
      </text:list>
      <text:p text:style-name="Text_20_body">These should still be <text:span text:style-name="Strong_20_Emphasis">subtle</text:span>; the writing carries most of the weight.</text:p>
      <text:p text:style-name="Horizontal_20_Line"/>
      <text:h text:style-name="Heading_20_2" text:outline-level="2">5. Gentle Hinting When Stuck</text:h>
      <text:p text:style-name="Text_20_body">The goal: keep the player from drifting aimlessly or hitting a wall, without breaking immersion or railroading them.</text:p>
      <text:h text:style-name="Heading_20_3" text:outline-level="3">5.1 Stuck Detection</text:h>
      <text:p text:style-name="Text_20_body">Two main conditions:</text:p>
      <text:list xml:id="list1559537180350596964" text:style-name="L139">
        <text:list-item>
          <text:p text:style-name="P139"><text:span text:style-name="Strong_20_Emphasis">Time-based Stuckness</text:span></text:p>
          <text:list>
            <text:list-item>
              <text:p text:style-name="P139"><text:span text:style-name="Source_20_Text">X</text:span> in-game days pass without setting any <text:span text:style-name="Strong_20_Emphasis">main story flags</text:span>.</text:p>
            </text:list-item>
            <text:list-item>
              <text:p text:style-name="P139">Example threshold: <text:span text:style-name="Source_20_Text">X = 3</text:span> days (tunable).</text:p>
            </text:list-item>
            <text:list-item>
              <text:p text:style-name="P139">Also track:</text:p>
              <text:list>
                <text:list-item>
                  <text:p text:style-name="P139">Days since <text:span text:style-name="Strong_20_Emphasis">last boss encounter or major Dream progress</text:span>.</text:p>
                </text:list-item>
              </text:list>
            </text:list-item>
          </text:list>
        </text:list-item>
        <text:list-item>
          <text:p text:style-name="P139"><text:span text:style-name="Strong_20_Emphasis">Failure-based Stuckness</text:span></text:p>
          <text:list>
            <text:list-item>
              <text:p text:style-name="P139">Player <text:span text:style-name="Strong_20_Emphasis">fails the same Nightmare boss</text:span> <text:span text:style-name="Source_20_Text">Y</text:span> times.</text:p>
            </text:list-item>
            <text:list-item>
              <text:p text:style-name="P139">Example threshold: <text:span text:style-name="Source_20_Text">Y = 3</text:span> failed attempts.</text:p>
            </text:list-item>
            <text:list-item>
              <text:p text:style-name="P139"><text:soft-page-break/>Optionally count consecutive failures vs cumulative.</text:p>
            </text:list-item>
          </text:list>
        </text:list-item>
      </text:list>
      <text:p text:style-name="Text_20_body">Internally:</text:p>
      <text:p text:style-name="Preformatted_20_Text"><text:span text:style-name="Source_20_Text">days_since_main_progress</text:span></text:p>
      <text:p text:style-name="Preformatted_20_Text"><text:span text:style-name="Source_20_Text">fail_count_boss[boss_id]</text:span></text:p>
      <text:p text:style-name="P1"><text:span text:style-name="Source_20_Text">hint_shown_for_context[boss_id or story_arc]</text:span></text:p>
      <text:p text:style-name="Text_20_body">Only fire a hint if <text:span text:style-name="Strong_20_Emphasis">no hint has been shown recently</text:span> for that context.</text:p>
      <text:p text:style-name="Horizontal_20_Line"/>
      <text:h text:style-name="Heading_20_3" text:outline-level="3">5.2 Hint Sources (Diegetic)</text:h>
      <text:p text:style-name="Text_20_body">Hints come from <text:span text:style-name="Strong_20_Emphasis">in-world characters</text:span>, not UI popups.</text:p>
      <text:p text:style-name="Text_20_body"><text:span text:style-name="Strong_20_Emphasis">Possible hint-givers:</text:span></text:p>
      <text:list xml:id="list8109072960164816370" text:style-name="L140">
        <text:list-item>
          <text:p text:style-name="P140"><text:span text:style-name="Strong_20_Emphasis">Archivist Without Eyes</text:span> – Dream hub.</text:p>
        </text:list-item>
        <text:list-item>
          <text:p text:style-name="P140"><text:span text:style-name="Strong_20_Emphasis">Ferryman</text:span> – between Dream zones.</text:p>
        </text:list-item>
        <text:list-item>
          <text:p text:style-name="P140"><text:span text:style-name="Strong_20_Emphasis">Dream Janitor</text:span> – if you added them.</text:p>
        </text:list-item>
        <text:list-item>
          <text:p text:style-name="P140"><text:span text:style-name="Strong_20_Emphasis">Core friends</text:span> (Rowan, Mina, Theo, Cas, etc.) in Town scenes.</text:p>
        </text:list-item>
        <text:list-item>
          <text:p text:style-name="P140"><text:span text:style-name="Strong_20_Emphasis">Bulletin Board</text:span> or Journal entries.</text:p>
        </text:list-item>
      </text:list>
      <text:h text:style-name="Heading_20_3" text:outline-level="3">5.3 Hint Delivery Examples</text:h>
      <text:p text:style-name="Text_20_body"><text:span text:style-name="Strong_20_Emphasis">A. Time-based / Overworld Stuckness</text:span></text:p>
      <text:p text:style-name="Text_20_body">Condition: 3 days without main progress.</text:p>
      <text:list xml:id="list8442346746018135428" text:style-name="L141">
        <text:list-item>
          <text:p text:style-name="P141">Trigger a short Town scene or Journal note:</text:p>
        </text:list-item>
      </text:list>
      <text:p text:style-name="Text_20_body">Example (Journal auto entry):</text:p>
      <text:p text:style-name="Quotations"><text:span text:style-name="Emphasis">Journal – Note:</text:span><text:line-break/>I keep orbiting the same places and not actually doing anything.<text:line-break/>I haven’t gone back to the library since Theo helped me. Maybe I should.</text:p>
      <text:p text:style-name="Text_20_body">Example (friend text / scene):</text:p>
      <text:list xml:id="list8754260735261884012" text:style-name="L142">
        <text:list-item>
          <text:p text:style-name="P142">At Coffee Shop:</text:p>
          <text:p text:style-name="P142"><text:span text:style-name="Strong_20_Emphasis">Mina:</text:span><text:line-break/>“You’ve been avoiding the library. I’m not your mom, but… Theo looked like he wanted to talk to you.”</text:p>
        </text:list-item>
        <text:list-item>
          <text:p text:style-name="P142">At Boardwalk:</text:p>
          <text:p text:style-name="P142"><text:span text:style-name="Strong_20_Emphasis">Rowan:</text:span><text:line-break/>“You’ve been pacing the same three blocks. If you’re stuck, maybe let someone unstuck you. Library’s still there. So is that therapist flyer at Community Hall.”</text:p>
        </text:list-item>
      </text:list>
      <text:p text:style-name="Horizontal_20_Line"/>
      <text:p text:style-name="Text_20_body"><text:span text:style-name="Strong_20_Emphasis">B. Boss-Failure Stuckness</text:span></text:p>
      <text:p text:style-name="Text_20_body"><text:soft-page-break/>Condition: 3+ failed Flooded Heart attempts.</text:p>
      <text:list xml:id="list2191615881595601569" text:style-name="L143">
        <text:list-item>
          <text:p text:style-name="P143">Next time Nyx reaches Dream hub:</text:p>
          <text:p text:style-name="P143"><text:span text:style-name="Strong_20_Emphasis">Archivist:</text:span><text:line-break/>“The room of water remembers you. You rush in swinging and rush out drowning. Try listening instead. The heart thrashes less when it feels heard.”</text:p>
        </text:list-item>
      </text:list>
      <text:p text:style-name="Text_20_body">Or, from Mina’s Dream echo:</text:p>
      <text:p text:style-name="Text_20_body"><text:span text:style-name="Strong_20_Emphasis">Mina (echo):</text:span><text:line-break/>“You don’t have to beat it into silence. You can say, ‘I know you’re scared’ and see what happens.”</text:p>
      <text:p text:style-name="Text_20_body">Mechanically:</text:p>
      <text:list xml:id="list8112281731575270266" text:style-name="L144">
        <text:list-item>
          <text:p text:style-name="P144">Unlock a new <text:span text:style-name="Strong_20_Emphasis">Connect</text:span> or <text:span text:style-name="Strong_20_Emphasis">Cope</text:span> hint in the next Flooded Heart fight:</text:p>
          <text:list>
            <text:list-item>
              <text:p text:style-name="P144">e.g., highlighted “Acknowledge Overwhelm” option.</text:p>
            </text:list-item>
          </text:list>
        </text:list-item>
      </text:list>
      <text:p text:style-name="Horizontal_20_Line"/>
      <text:h text:style-name="Heading_20_3" text:outline-level="3">5.4 Hint Tiers</text:h>
      <text:p text:style-name="Text_20_body">Each “stuck context” can have up to <text:span text:style-name="Strong_20_Emphasis">3 hint levels</text:span>:</text:p>
      <text:list xml:id="list8120089632658113765" text:style-name="L145">
        <text:list-item>
          <text:p text:style-name="P145"><text:span text:style-name="Strong_20_Emphasis">Soft Nudge</text:span> – vague but pointing (“You’ve been avoiding the library.”)</text:p>
        </text:list-item>
        <text:list-item>
          <text:p text:style-name="P145"><text:span text:style-name="Strong_20_Emphasis">Clearer Suggestion</text:span> – more explicit (“Theo might have something that can help with your dreams.”)</text:p>
        </text:list-item>
        <text:list-item>
          <text:p text:style-name="P145"><text:span text:style-name="Strong_20_Emphasis">Contextual Tip</text:span> – combat or dialogue hint (“In Flooded Heart, try choosing the option that names what you’re feeling.”)</text:p>
        </text:list-item>
      </text:list>
      <text:p text:style-name="Text_20_body">After Tier 3, no more hints for that context—just trust the player.</text:p>
      <text:p text:style-name="Horizontal_20_Line"/>
      <text:h text:style-name="Heading_20_2" text:outline-level="2">6. Post-Ending Epilogue Snippets</text:h>
      <text:p text:style-name="Text_20_body">These are small written epilogues that give closure to Nyx’s world without new interactive scenes.</text:p>
      <text:h text:style-name="Heading_20_3" text:outline-level="3">6.1 Structure</text:h>
      <text:p text:style-name="Text_20_body">After the final ending CG / scene, roll:</text:p>
      <text:list xml:id="list1605882497365139350" text:style-name="L146">
        <text:list-item>
          <text:p text:style-name="P146">A <text:span text:style-name="Strong_20_Emphasis">global epilogue paragraph</text:span> based on:</text:p>
          <text:list>
            <text:list-item>
              <text:p text:style-name="P146"><text:span text:style-name="Source_20_Text">ending_type</text:span> (integrated, stagnation, denial, self-sacrifice, collapse, meta).</text:p>
            </text:list-item>
            <text:list-item>
              <text:p text:style-name="P146">Final Arete shape (dominant Harmony/Strife domains).</text:p>
            </text:list-item>
          </text:list>
        </text:list-item>
        <text:list-item>
          <text:p text:style-name="P146"><text:span text:style-name="Strong_20_Emphasis">Per-friend snippets</text:span> (Rowan, Mina, Theo, Cas, Jax, Talia) based on:</text:p>
          <text:list>
            <text:list-item>
              <text:p text:style-name="P146">Bond/trust stage</text:p>
            </text:list-item>
            <text:list-item>
              <text:p text:style-name="P146">Apotheosis state (none / in-progress / completed)</text:p>
            </text:list-item>
          </text:list>
        </text:list-item>
        <text:list-item>
          <text:p text:style-name="P146">Optional <text:span text:style-name="Strong_20_Emphasis">Town snippet</text:span> (how the island feels after Nyx’s arc).</text:p>
        </text:list-item>
      </text:list>
      <text:p text:style-name="Text_20_body"><text:soft-page-break/>Example global snippet (Integrated Healing):</text:p>
      <text:p text:style-name="Quotations">The town doesn’t change overnight. The buses still rattle, the boardwalk still smells like sugar and salt and grease. But you move through it differently now. You don’t mistake survival for failure anymore.</text:p>
      <text:p text:style-name="Text_20_body">Example global snippet (High-Functioning Denial):</text:p>
      <text:p text:style-name="Quotations">You get good at showing up on time, answering messages, smiling in photos. People call it progress. The Dream grows quieter, but not because it’s at peace—because it’s learned you won’t listen.</text:p>
      <text:p text:style-name="Horizontal_20_Line"/>
      <text:h text:style-name="Heading_20_3" text:outline-level="3">6.2 Per-Friend Snippet Logic</text:h>
      <text:p text:style-name="Text_20_body">For each friend <text:span text:style-name="Source_20_Text">F</text:span>, define conditions:</text:p>
      <text:list xml:id="list5725074592492816133" text:style-name="L147">
        <text:list-item>
          <text:p text:style-name="P147"><text:span text:style-name="Source_20_Text">bond_stage_F</text:span> (Acquaintance / Friend / Close / Deep / Apotheosis).</text:p>
        </text:list-item>
        <text:list-item>
          <text:p text:style-name="P147"><text:span text:style-name="Source_20_Text">apotheosis_F</text:span> (True/False).</text:p>
        </text:list-item>
        <text:list-item>
          <text:p text:style-name="P147">Any major flags (betrayal, key choices).</text:p>
        </text:list-item>
      </text:list>
      <text:p text:style-name="Text_20_body">Then map to a <text:span text:style-name="Strong_20_Emphasis">small library of snippets</text:span>:</text:p>
      <text:p text:style-name="Text_20_body"><text:span text:style-name="Strong_20_Emphasis">Rowan Examples:</text:span></text:p>
      <text:list xml:id="list8803221732839797251" text:style-name="L148">
        <text:list-item>
          <text:p text:style-name="P148"><text:span text:style-name="Strong_20_Emphasis">Low bond, no apotheosis:</text:span></text:p>
          <text:p text:style-name="P240">Rowan keeps skating the same streets. You nod when you pass each other. One day, you realize you haven’t seen him at the rail in weeks.</text:p>
        </text:list-item>
        <text:list-item>
          <text:p text:style-name="P148"><text:span text:style-name="Strong_20_Emphasis">Deep bond, no apotheosis:</text:span></text:p>
          <text:p text:style-name="P240">Rowan still watches every sunrise. Sometimes he texts you photos with captions like “still here.” Sometimes he doesn’t have to.</text:p>
        </text:list-item>
        <text:list-item>
          <text:p text:style-name="P148"><text:span text:style-name="Strong_20_Emphasis">Apotheosis resolved:</text:span></text:p>
          <text:p text:style-name="P240">Rowan doesn’t talk much about “skating off the edge” anymore. He still pushes himself, still falls, still laughs—but now there’s a direction to it, not just speed.</text:p>
        </text:list-item>
      </text:list>
      <text:p text:style-name="Text_20_body">Similar tiers for Mina, Theo, Cas, etc., each in their voice.</text:p>
      <text:p text:style-name="Horizontal_20_Line"/>
      <text:h text:style-name="Heading_20_3" text:outline-level="3">6.3 Storage &amp; Revisit</text:h>
      <text:p text:style-name="Text_20_body">After an ending:</text:p>
      <text:list xml:id="list432024779092946721" text:style-name="L149">
        <text:list-item>
          <text:p text:style-name="P149">Save a <text:span text:style-name="Source_20_Text">run_epilogue</text:span> structure with all snippets.</text:p>
        </text:list-item>
      </text:list>
      <text:p text:style-name="Text_20_body">From <text:span text:style-name="Strong_20_Emphasis">Extras → Epilogues</text:span>:</text:p>
      <text:list xml:id="list4466179781783925444" text:style-name="L150">
        <text:list-item>
          <text:p text:style-name="P150">Player can revisit:</text:p>
          <text:list>
            <text:list-item>
              <text:p text:style-name="P150"><text:soft-page-break/>Ending summary (type, title, Dream outcomes)</text:p>
            </text:list-item>
            <text:list-item>
              <text:p text:style-name="P150">Epilogue text.</text:p>
            </text:list-item>
          </text:list>
        </text:list-item>
      </text:list>
      <text:p text:style-name="Text_20_body">This gives replayability: different choices → different epilogue micro-portraits.</text:p>
      <text:p text:style-name="Horizontal_20_Line"/>
      <text:h text:style-name="Heading_20_2" text:outline-level="2">7. NG+ / “Reflection Run”</text:h>
      <text:p text:style-name="Text_20_body">This is not a fully different game; it’s a <text:span text:style-name="Strong_20_Emphasis">second-layer experience</text:span> that recognizes you’ve already been through at least one “season” of Nyx’s story.</text:p>
      <text:p text:style-name="Text_20_body">You only need to <text:span text:style-name="Strong_20_Emphasis">lay hooks</text:span> and <text:span text:style-name="Strong_20_Emphasis">foreshadow</text:span>, not fully hard-fork content.</text:p>
      <text:h text:style-name="Heading_20_3" text:outline-level="3">7.1 Unlock Condition</text:h>
      <text:list xml:id="list3937164550540988560" text:style-name="L151">
        <text:list-item>
          <text:p text:style-name="P151">At least <text:span text:style-name="Strong_20_Emphasis">one completed run</text:span> (any ending).</text:p>
        </text:list-item>
        <text:list-item>
          <text:p text:style-name="P151">Optional: only available if the player has not seen the <text:span text:style-name="Strong_20_Emphasis">meta/time-meddling ending</text:span> yet, or available after that as the “canon” NG+.</text:p>
        </text:list-item>
      </text:list>
      <text:p text:style-name="Text_20_body">Main menu:</text:p>
      <text:list xml:id="list5001112961459943964" text:style-name="L152">
        <text:list-item>
          <text:p text:style-name="P152"><text:span text:style-name="Source_20_Text">New Game</text:span></text:p>
        </text:list-item>
        <text:list-item>
          <text:p text:style-name="P152"><text:span text:style-name="Source_20_Text">Continue</text:span></text:p>
        </text:list-item>
        <text:list-item>
          <text:p text:style-name="P152"><text:span text:style-name="Source_20_Text">Reflection Run</text:span> (unlocks after first ending)</text:p>
        </text:list-item>
      </text:list>
      <text:p text:style-name="Horizontal_20_Line"/>
      <text:h text:style-name="Heading_20_3" text:outline-level="3">7.2 What Carries Over</text:h>
      <text:p text:style-name="Text_20_body"><text:span text:style-name="Strong_20_Emphasis">DO carry:</text:span></text:p>
      <text:list xml:id="list1259330917041229090" text:style-name="L153">
        <text:list-item>
          <text:p text:style-name="P153">Knowledge-flavored things:</text:p>
          <text:list>
            <text:list-item>
              <text:p text:style-name="P153">Zines you’ve already <text:span text:style-name="Strong_20_Emphasis">read</text:span> (lore text).</text:p>
            </text:list-item>
            <text:list-item>
              <text:p text:style-name="P153">Certain core mechanics (Cope/Connect types) unlocked as “Nyx learns faster this time.”</text:p>
            </text:list-item>
            <text:list-item>
              <text:p text:style-name="P153">A subset of Achievements / Titles that change Dream flavor.</text:p>
            </text:list-item>
          </text:list>
        </text:list-item>
        <text:list-item>
          <text:p text:style-name="P153">Metaflags:</text:p>
          <text:list>
            <text:list-item>
              <text:p text:style-name="P153"><text:span text:style-name="Source_20_Text">has_completed_run = True</text:span></text:p>
            </text:list-item>
            <text:list-item>
              <text:p text:style-name="P153"><text:span text:style-name="Source_20_Text">last_run_ending_type</text:span></text:p>
            </text:list-item>
            <text:list-item>
              <text:p text:style-name="P153">Which domain bosses were integrated vs avoided last run.</text:p>
            </text:list-item>
            <text:list-item>
              <text:p text:style-name="P153">How many time-meddling or reflection-related Achievements you had.</text:p>
            </text:list-item>
          </text:list>
        </text:list-item>
      </text:list>
      <text:p text:style-name="Text_20_body"><text:span text:style-name="Strong_20_Emphasis">DO NOT carry directly:</text:span></text:p>
      <text:list xml:id="list2516078390639978168" text:style-name="L154">
        <text:list-item>
          <text:p text:style-name="P154">Arete numeric values.</text:p>
        </text:list-item>
        <text:list-item>
          <text:p text:style-name="P154">NPC bond/trust values.</text:p>
        </text:list-item>
        <text:list-item>
          <text:p text:style-name="P154"><text:soft-page-break/>Quest completion states.</text:p>
        </text:list-item>
      </text:list>
      <text:p text:style-name="Text_20_body">The idea: Nyx starts <text:span text:style-name="Strong_20_Emphasis">emotionally at zero</text:span>, but the Dream and certain NPCs <text:span text:style-name="Strong_20_Emphasis">remember something</text:span>.</text:p>
      <text:p text:style-name="Horizontal_20_Line"/>
      <text:h text:style-name="Heading_20_3" text:outline-level="3">7.3 Special Title: “The Returned” / “The Rememberer”</text:h>
      <text:p text:style-name="Text_20_body">Upon starting Reflection Run, Nyx receives a special hidden Title:</text:p>
      <text:list xml:id="list8606031183772726678" text:style-name="L155">
        <text:list-item>
          <text:p text:style-name="P155"><text:span text:style-name="Strong_20_Emphasis">“The Returned”</text:span> or <text:span text:style-name="Strong_20_Emphasis">“The Rememberer”</text:span> (pick one; both are good).</text:p>
        </text:list-item>
      </text:list>
      <text:p text:style-name="Text_20_body">Effects:</text:p>
      <text:list xml:id="list706206813384721046" text:style-name="L156">
        <text:list-item>
          <text:p text:style-name="P156">Minor <text:span text:style-name="Strong_20_Emphasis">Spiritual Harmony</text:span> tilt (higher baseline) or:</text:p>
          <text:list>
            <text:list-item>
              <text:p text:style-name="P156">Easier access to Connect options early.</text:p>
            </text:list-item>
          </text:list>
        </text:list-item>
        <text:list-item>
          <text:p text:style-name="P156">Dream entities sometimes speak with <text:span text:style-name="Strong_20_Emphasis">meta-awareness</text:span>:</text:p>
          <text:list>
            <text:list-item>
              <text:p text:style-name="P156">“You’ve stood here before.”</text:p>
            </text:list-item>
            <text:list-item>
              <text:p text:style-name="P156">“You said something different last time.”</text:p>
            </text:list-item>
          </text:list>
        </text:list-item>
      </text:list>
      <text:p text:style-name="Text_20_body">Title appears in:</text:p>
      <text:list xml:id="list4915732525416466579" text:style-name="L157">
        <text:list-item>
          <text:p text:style-name="P157">Journal → Arete/Title page.</text:p>
        </text:list-item>
        <text:list-item>
          <text:p text:style-name="P157">Possibly in one or two meta lines in Town (Mina, Archivist, etc.).</text:p>
        </text:list-item>
      </text:list>
      <text:p text:style-name="Horizontal_20_Line"/>
      <text:h text:style-name="Heading_20_3" text:outline-level="3">7.4 Extra Dream Lines / Déjà Vu</text:h>
      <text:p text:style-name="Text_20_body">In Reflection Run:</text:p>
      <text:list xml:id="list5453935897699932119" text:style-name="L158">
        <text:list-item>
          <text:p text:style-name="P158">On <text:span text:style-name="Strong_20_Emphasis">first visit</text:span> to familiar scenes (e.g., Boardwalk rail, first Flooded Heart fight, first Coffee Shop scene with Mina), add a <text:span text:style-name="Strong_20_Emphasis">layer</text:span>:</text:p>
        </text:list-item>
      </text:list>
      <text:p text:style-name="Text_20_body">Examples:</text:p>
      <text:list xml:id="list8568604496395585344" text:style-name="L159">
        <text:list-item>
          <text:p text:style-name="P159">Nyx internal monologue:</text:p>
          <text:p text:style-name="P241">“This feels like a rerun. Same lines, different heart.”</text:p>
        </text:list-item>
        <text:list-item>
          <text:p text:style-name="P159">Archivist:</text:p>
          <text:p text:style-name="P241">“You’ve brought echoes with you this time. They’re loud.”</text:p>
        </text:list-item>
        <text:list-item>
          <text:p text:style-name="P159">Ferryman:</text:p>
          <text:p text:style-name="P241">“You knew where the boat would be. That’s not how first crossings work.”</text:p>
        </text:list-item>
        <text:list-item>
          <text:p text:style-name="P159">Nightmares:</text:p>
          <text:list>
            <text:list-item>
              <text:p text:style-name="P159">Flooded Heart might say:</text:p>
              <text:p text:style-name="P241">“You’re not pretending this is new. That’s progress.”</text:p>
            </text:list-item>
          </text:list>
        </text:list-item>
      </text:list>
      <text:p text:style-name="Text_20_body"><text:soft-page-break/>These do <text:span text:style-name="Strong_20_Emphasis">not</text:span> drastically alter scenes, just color them.</text:p>
      <text:p text:style-name="Horizontal_20_Line"/>
      <text:h text:style-name="Heading_20_3" text:outline-level="3">7.5 Reflection Run Perks &amp; Risks</text:h>
      <text:p text:style-name="Text_20_body"><text:span text:style-name="Strong_20_Emphasis">Perks:</text:span></text:p>
      <text:list xml:id="list2419344252473765839" text:style-name="L160">
        <text:list-item>
          <text:p text:style-name="P160">Maybe <text:span text:style-name="Strong_20_Emphasis">one extra Cope skill</text:span> unlocked from the start:</text:p>
          <text:list>
            <text:list-item>
              <text:p text:style-name="P160">“Recall Progress”: small Resolve heal + reveal of one enemy tactic each boss fight.</text:p>
            </text:list-item>
          </text:list>
        </text:list-item>
        <text:list-item>
          <text:p text:style-name="P160">Early access to <text:span text:style-name="Strong_20_Emphasis">1–2 Zines</text:span> that you unlocked late in the previous run:</text:p>
          <text:list>
            <text:list-item>
              <text:p text:style-name="P160">Their lore appears early, but mechanical effects can still be gated by Arete thresholds.</text:p>
            </text:list-item>
          </text:list>
        </text:list-item>
      </text:list>
      <text:p text:style-name="Text_20_body"><text:span text:style-name="Strong_20_Emphasis">Risks / Twists:</text:span></text:p>
      <text:list xml:id="list5628858966458047557" text:style-name="L161">
        <text:list-item>
          <text:p text:style-name="P161">If you engage heavy time meddling <text:span text:style-name="Strong_20_Emphasis">again</text:span> in Reflection Run:</text:p>
          <text:list>
            <text:list-item>
              <text:p text:style-name="P161">You move more quickly toward the <text:span text:style-name="Strong_20_Emphasis">meta ending</text:span> where loops and consciousness become explicit.</text:p>
            </text:list-item>
            <text:list-item>
              <text:p text:style-name="P161">Time-meddling NPC commentary intensifies:</text:p>
              <text:p text:style-name="P242">“You knew this would hurt and you still rewound here. Why?”</text:p>
            </text:list-item>
          </text:list>
        </text:list-item>
      </text:list>
      <text:p text:style-name="Horizontal_20_Line"/>
      <text:h text:style-name="Heading_20_3" text:outline-level="3">7.6 Foreshadowing Reflection Run</text:h>
      <text:p text:style-name="Text_20_body">Even in the <text:span text:style-name="Strong_20_Emphasis">first run</text:span>, sprinkle hints:</text:p>
      <text:list xml:id="list3845328743059168035" text:style-name="L162">
        <text:list-item>
          <text:p text:style-name="P162">Archivist:</text:p>
          <text:p text:style-name="P243">“If this doesn’t work, someone will come back through the same doors. Maybe you.”</text:p>
        </text:list-item>
        <text:list-item>
          <text:p text:style-name="P162">Dream Pharmacist / Janitor / Ferryman:</text:p>
          <text:p text:style-name="P243">“There are ways to walk this path twice. The second step is never the same as the first.”</text:p>
        </text:list-item>
      </text:list>
      <text:p text:style-name="Text_20_body">These lines prime the concept that <text:span text:style-name="Strong_20_Emphasis">coming back with memory</text:span> is both possible and dangerous.</text:p>
      <text:p text:style-name="Horizontal_20_Line"/>
      <text:h text:style-name="Heading_20_3" text:outline-level="3">7.7 Base Code Hooks / Reminders</text:h>
      <text:p text:style-name="Text_20_body">Implementation-wise, you just need to:</text:p>
      <text:list xml:id="list273847528319293126" text:style-name="L163">
        <text:list-item>
          <text:p text:style-name="P163">Track <text:span text:style-name="Source_20_Text">completed_runs</text:span> count and store <text:span text:style-name="Source_20_Text">run_summary</text:span>.</text:p>
        </text:list-item>
        <text:list-item>
          <text:p text:style-name="P163">On <text:span text:style-name="Source_20_Text">New Game</text:span>:</text:p>
          <text:list>
            <text:list-item>
              <text:p text:style-name="P163">If <text:span text:style-name="Source_20_Text">completed_runs &gt; 0</text:span>, allow Reflection Run:</text:p>
              <text:list>
                <text:list-item>
                  <text:p text:style-name="P163"><text:soft-page-break/>Set <text:span text:style-name="Source_20_Text">is_reflection_run = True</text:span>.</text:p>
                </text:list-item>
                <text:list-item>
                  <text:p text:style-name="P163">Set <text:span text:style-name="Source_20_Text">starting_title = "The Returned"</text:span> (or similar).</text:p>
                </text:list-item>
                <text:list-item>
                  <text:p text:style-name="P163">Pre-populate <text:span text:style-name="Source_20_Text">known_zines</text:span> list with previously seen lore (effects can still require in-game triggers).</text:p>
                </text:list-item>
                <text:list-item>
                  <text:p text:style-name="P163">Enable alternate lines (use <text:span text:style-name="Source_20_Text">if is_reflection_run:</text:span> checks).</text:p>
                </text:list-item>
              </text:list>
            </text:list-item>
          </text:list>
        </text:list-item>
      </text:list>
      <text:p text:style-name="Text_20_body">Leave TODO comments in code like:</text:p>
      <text:p text:style-name="Preformatted_20_Text"><text:span text:style-name="Source_20_Text">if is_reflection_run:</text:span></text:p>
      <text:p text:style-name="Preformatted_20_Text"><text:span text:style-name="Source_20_Text"><text:s text:c="4"/># TODO: inject deja vu lines in early key scenes</text:span></text:p>
      <text:p text:style-name="P1"><text:span text:style-name="Source_20_Text"><text:s text:c="4"/># TODO: bias Archivist / Ferryman dialogue toward meta-awareness</text:span></text:p>
      <text:p text:style-name="Text_20_body">So you don’t forget the meta flavor passes later.</text:p>
      <text:p text:style-name="Horizontal_20_Line"/>
      <text:p text:style-name="Text_20_body">This set of systems:</text:p>
      <text:list xml:id="list7650705936908999688" text:style-name="L164">
        <text:list-item>
          <text:p text:style-name="P164"><text:span text:style-name="Strong_20_Emphasis">Season recap / last time on</text:span> keeps players grounded between sessions and runs.</text:p>
        </text:list-item>
        <text:list-item>
          <text:p text:style-name="P164"><text:span text:style-name="Strong_20_Emphasis">Vignette shifts</text:span> give intuitive, visceral feedback for Arete without exposing raw numbers.</text:p>
        </text:list-item>
        <text:list-item>
          <text:p text:style-name="P164"><text:span text:style-name="Strong_20_Emphasis">Gentle hinting</text:span> keeps people from getting stuck or overwhelmed while staying in-world.</text:p>
        </text:list-item>
        <text:list-item>
          <text:p text:style-name="P164"><text:span text:style-name="Strong_20_Emphasis">Post-ending epilogues</text:span> make choices feel weighty and personal without forcing more content implementation.</text:p>
        </text:list-item>
        <text:list-item>
          <text:p text:style-name="P164"><text:span text:style-name="Strong_20_Emphasis">Reflection Run</text:span> ties beautifully into your time-meddling theme and gives you space for meta, déjà vu, and layered storytelling.</text:p>
        </text:list-item>
      </text:list>
      <text:p text:style-name="Text_20_body">All of it reinforces TSUKIDERE’s core: a game about remembering, re-framing, and choosing how to face the things that hurt.</text:p>
      <text:p text:style-name="Standard"/>
      <text:p text:style-name="Text_20_body">Here’s a full design doc for <text:span text:style-name="Strong_20_Emphasis">TSUKIDERE’s time, calendar, and world-state systems</text:span>, and how <text:span text:style-name="Strong_20_Emphasis">weather, moon phases, holidays, and town events</text:span> interact with <text:span text:style-name="Strong_20_Emphasis">NPCs</text:span> and <text:span text:style-name="Strong_20_Emphasis">Arete</text:span>.</text:p>
      <text:p text:style-name="Text_20_body">You can treat this as the backbone for scripting conditions in Ren’Py.</text:p>
      <text:p text:style-name="Horizontal_20_Line"/>
      <text:h text:style-name="Heading_20_2" text:outline-level="2">1. Game Time &amp; Calendar Overview</text:h>
      <text:h text:style-name="Heading_20_3" text:outline-level="3">1.1 In-Game Calendar Structure</text:h>
      <text:list xml:id="list1805694428018574883" text:style-name="L165">
        <text:list-item>
          <text:p text:style-name="P165"><text:span text:style-name="Strong_20_Emphasis">Standard year</text:span>: 12 months, 7-day week.</text:p>
        </text:list-item>
        <text:list-item>
          <text:p text:style-name="P165"><text:span text:style-name="Strong_20_Emphasis">Weekdays</text:span>: Monday–Sunday (use normal names to reduce cognitive load).</text:p>
        </text:list-item>
        <text:list-item>
          <text:p text:style-name="P165"><text:span text:style-name="Strong_20_Emphasis">Seasons</text:span> (Northern-hemisphere vibe):</text:p>
          <text:list>
            <text:list-item>
              <text:p text:style-name="P165"><text:span text:style-name="Strong_20_Emphasis">Spring:</text:span> March–May</text:p>
            </text:list-item>
            <text:list-item>
              <text:p text:style-name="P165"><text:span text:style-name="Strong_20_Emphasis">Summer:</text:span> June–August</text:p>
            </text:list-item>
            <text:list-item>
              <text:p text:style-name="P165"><text:soft-page-break/><text:span text:style-name="Strong_20_Emphasis">Autumn:</text:span> September–November</text:p>
            </text:list-item>
            <text:list-item>
              <text:p text:style-name="P165"><text:span text:style-name="Strong_20_Emphasis">Winter:</text:span> December–February</text:p>
            </text:list-item>
          </text:list>
        </text:list-item>
      </text:list>
      <text:p text:style-name="Text_20_body">For the <text:span text:style-name="Emphasis">first major arc</text:span> of the game, you might confine play to a <text:span text:style-name="Strong_20_Emphasis">3–4 month span</text:span> (e.g., late summer → autumn), but the system supports a full year if you expand later.</text:p>
      <text:h text:style-name="Heading_20_3" text:outline-level="3">1.2 Day Segments (24h Clock)</text:h>
      <text:p text:style-name="Text_20_body">Time is <text:span text:style-name="Strong_20_Emphasis">phase-based</text:span>, not real-time. Each calendar day has 4–5 playable segments:</text:p>
      <text:list xml:id="list7131008574611188829" text:style-name="L166">
        <text:list-item>
          <text:p text:style-name="P166"><text:span text:style-name="Strong_20_Emphasis">Morning</text:span> (6:00–11:59)</text:p>
        </text:list-item>
        <text:list-item>
          <text:p text:style-name="P166"><text:span text:style-name="Strong_20_Emphasis">Afternoon</text:span> (12:00–16:59)</text:p>
        </text:list-item>
        <text:list-item>
          <text:p text:style-name="P166"><text:span text:style-name="Strong_20_Emphasis">Evening</text:span> (17:00–21:59)</text:p>
        </text:list-item>
        <text:list-item>
          <text:p text:style-name="P166"><text:span text:style-name="Strong_20_Emphasis">Night</text:span> (22:00–01:59) – late-town + pre-Dream</text:p>
        </text:list-item>
        <text:list-item>
          <text:p text:style-name="P166"><text:span text:style-name="Strong_20_Emphasis">Dream</text:span> (02:00–05:00 equivalent) – enters once Nyx sleeps; ends at next Morning (new day)</text:p>
        </text:list-item>
      </text:list>
      <text:p text:style-name="Text_20_body">Mechanically:</text:p>
      <text:list xml:id="list7398955136986696984" text:style-name="L167">
        <text:list-item>
          <text:p text:style-name="P167">Each <text:span text:style-name="Strong_20_Emphasis">segment</text:span> = 1–3 scenes/locations, then you choose to advance time.</text:p>
        </text:list-item>
        <text:list-item>
          <text:p text:style-name="P167">You can <text:span text:style-name="Strong_20_Emphasis">sleep early</text:span> (skip segments, jump to Dream) or <text:span text:style-name="Strong_20_Emphasis">stay up</text:span> (Night optional segment, at Physical/Emotional cost).</text:p>
        </text:list-item>
      </text:list>
      <text:h text:style-name="Heading_20_3" text:outline-level="3">1.3 Time → Arete Hooks</text:h>
      <text:list xml:id="list2390275114174311753" text:style-name="L168">
        <text:list-item>
          <text:p text:style-name="P168"><text:span text:style-name="Strong_20_Emphasis">Morning:</text:span></text:p>
          <text:list>
            <text:list-item>
              <text:p text:style-name="P168">Good breakfast + hygiene → small <text:span text:style-name="Strong_20_Emphasis">Physical</text:span> + <text:span text:style-name="Strong_20_Emphasis">Psychological</text:span> boosts.</text:p>
            </text:list-item>
            <text:list-item>
              <text:p text:style-name="P168">Skipping → Physical –1, Psychological –1, opens fatigue events.</text:p>
            </text:list-item>
          </text:list>
        </text:list-item>
        <text:list-item>
          <text:p text:style-name="P168"><text:span text:style-name="Strong_20_Emphasis">Afternoon:</text:span></text:p>
          <text:list>
            <text:list-item>
              <text:p text:style-name="P168">School/work/social tasks; decisions affect <text:span text:style-name="Strong_20_Emphasis">Psychological</text:span>, <text:span text:style-name="Strong_20_Emphasis">Social</text:span>, <text:span text:style-name="Strong_20_Emphasis">Emotional</text:span>.</text:p>
            </text:list-item>
          </text:list>
        </text:list-item>
        <text:list-item>
          <text:p text:style-name="P168"><text:span text:style-name="Strong_20_Emphasis">Evening:</text:span></text:p>
          <text:list>
            <text:list-item>
              <text:p text:style-name="P168">Social events, therapy, community. High potential <text:span text:style-name="Strong_20_Emphasis">Social/Emotional/Spiritual</text:span> shifts.</text:p>
            </text:list-item>
          </text:list>
        </text:list-item>
        <text:list-item>
          <text:p text:style-name="P168"><text:span text:style-name="Strong_20_Emphasis">Night:</text:span></text:p>
          <text:list>
            <text:list-item>
              <text:p text:style-name="P168">Staying out late → Physical –1 or –2, Emotional ± based on what happens.</text:p>
            </text:list-item>
            <text:list-item>
              <text:p text:style-name="P168">Healthy wind-down → Emotional/Spiritual +1, lowers Anxiety Gnats in Dream.</text:p>
            </text:list-item>
          </text:list>
        </text:list-item>
      </text:list>
      <text:p text:style-name="Horizontal_20_Line"/>
      <text:h text:style-name="Heading_20_2" text:outline-level="2">2. Weather System</text:h>
      <text:p text:style-name="Text_20_body">Weather is determined per day with seasonal bias and can subtly or strongly affect Arete and event availability.</text:p>
      <text:h text:style-name="Heading_20_3" text:outline-level="3"><text:soft-page-break/>2.1 Weather Types</text:h>
      <text:p text:style-name="Text_20_body">Core weather states:</text:p>
      <text:list xml:id="list8970796668861699143" text:style-name="L169">
        <text:list-item>
          <text:p text:style-name="P169"><text:span text:style-name="Strong_20_Emphasis">Clear/Sunny</text:span></text:p>
        </text:list-item>
        <text:list-item>
          <text:p text:style-name="P169"><text:span text:style-name="Strong_20_Emphasis">Cloudy/Overcast</text:span></text:p>
        </text:list-item>
        <text:list-item>
          <text:p text:style-name="P169"><text:span text:style-name="Strong_20_Emphasis">Rain (Light/Heavy)</text:span></text:p>
        </text:list-item>
        <text:list-item>
          <text:p text:style-name="P169"><text:span text:style-name="Strong_20_Emphasis">Storm (Thunder / High Wind)</text:span></text:p>
        </text:list-item>
        <text:list-item>
          <text:p text:style-name="P169"><text:span text:style-name="Strong_20_Emphasis">Foggy</text:span></text:p>
        </text:list-item>
        <text:list-item>
          <text:p text:style-name="P169"><text:span text:style-name="Strong_20_Emphasis">Snow / Sleet</text:span> (winter only)</text:p>
        </text:list-item>
        <text:list-item>
          <text:p text:style-name="P169"><text:span text:style-name="Strong_20_Emphasis">Heatwave</text:span> (summer only)</text:p>
        </text:list-item>
      </text:list>
      <text:p text:style-name="Text_20_body">Each day: <text:span text:style-name="Source_20_Text">weather_today</text:span> + optional <text:span text:style-name="Source_20_Text">weather_tonight</text:span>.</text:p>
      <text:h text:style-name="Heading_20_3" text:outline-level="3">2.2 Seasonal Bias</text:h>
      <text:list xml:id="list7337545904533888981" text:style-name="L170">
        <text:list-item>
          <text:p text:style-name="P170"><text:span text:style-name="Strong_20_Emphasis">Spring:</text:span> high Rain, frequent Fog, some Storms.</text:p>
        </text:list-item>
        <text:list-item>
          <text:p text:style-name="P170"><text:span text:style-name="Strong_20_Emphasis">Summer:</text:span> Clear &amp; Heatwaves frequent, some Storms.</text:p>
        </text:list-item>
        <text:list-item>
          <text:p text:style-name="P170"><text:span text:style-name="Strong_20_Emphasis">Autumn:</text:span> Mix of clear, windy, rain; more Fog near sea.</text:p>
        </text:list-item>
        <text:list-item>
          <text:p text:style-name="P170"><text:span text:style-name="Strong_20_Emphasis">Winter:</text:span> Cloudy, Snow, Sleet, harsh winds.</text:p>
        </text:list-item>
      </text:list>
      <text:h text:style-name="Heading_20_3" text:outline-level="3">2.3 Weather &amp; Arete Effects (Subtle)</text:h>
      <text:p text:style-name="Text_20_body">These are <text:span text:style-name="Emphasis">soft</text:span> modifiers, not massive stat swings.</text:p>
      <text:list xml:id="list8287149792597679829" text:style-name="L171">
        <text:list-item>
          <text:p text:style-name="P171"><text:span text:style-name="Strong_20_Emphasis">Clear/Sunny:</text:span></text:p>
          <text:list>
            <text:list-item>
              <text:p text:style-name="P171">Slight <text:span text:style-name="Strong_20_Emphasis">Emotional</text:span> +1 when Nyx spends time outdoors with supportive NPCs (Rowan, Cass, Rae).</text:p>
            </text:list-item>
            <text:list-item>
              <text:p text:style-name="P171">Increased chance for <text:span text:style-name="Strong_20_Emphasis">Park Festivals</text:span> and <text:span text:style-name="Strong_20_Emphasis">Boardwalk events</text:span>.</text:p>
            </text:list-item>
          </text:list>
        </text:list-item>
        <text:list-item>
          <text:p text:style-name="P171"><text:span text:style-name="Strong_20_Emphasis">Cloudy/Overcast:</text:span></text:p>
          <text:list>
            <text:list-item>
              <text:p text:style-name="P171">Neutral baseline; introspective mood.</text:p>
            </text:list-item>
            <text:list-item>
              <text:p text:style-name="P171">Library/coffee shop scenes more likely (Mina, Theo, Elsie).</text:p>
            </text:list-item>
          </text:list>
        </text:list-item>
        <text:list-item>
          <text:p text:style-name="P171"><text:span text:style-name="Strong_20_Emphasis">Rain:</text:span></text:p>
          <text:list>
            <text:list-item>
              <text:p text:style-name="P171">If Nyx has <text:span text:style-name="Strong_20_Emphasis">Emotional Harmony</text:span> (Emotional Arete ≥ +20): can feel cleansing → Emotional +1 after shared “rain walk” scenes (Nyx+Rowan, Nyx+Cas).</text:p>
            </text:list-item>
            <text:list-item>
              <text:p text:style-name="P171">If Nyx is in <text:span text:style-name="Strong_20_Emphasis">Emotional Strife</text:span> (≤ –20): amplifies heaviness; unlocks depressive monologues, Emotional –1 if alone.</text:p>
            </text:list-item>
            <text:list-item>
              <text:p text:style-name="P171">Some NPCs stay indoors or relocate (Boardwalk → indoor spots).</text:p>
            </text:list-item>
          </text:list>
        </text:list-item>
        <text:list-item>
          <text:p text:style-name="P171"><text:span text:style-name="Strong_20_Emphasis">Storm:</text:span></text:p>
          <text:list>
            <text:list-item>
              <text:p text:style-name="P171">More <text:span text:style-name="Strong_20_Emphasis">Anxiety Gnats</text:span> and <text:span text:style-name="Strong_20_Emphasis">Panic Elevators</text:span> in that night’s Dream.</text:p>
            </text:list-item>
            <text:list-item>
              <text:p text:style-name="P171"><text:soft-page-break/>Physical + Social Arete tests: getting stuck outside, rushing home, or sheltering with others (Brothers Pizza, Deli, Bus Station).</text:p>
            </text:list-item>
            <text:list-item>
              <text:p text:style-name="P171">Officer Dani, Mack, and Nurse Harper more visible (safety focus).</text:p>
            </text:list-item>
          </text:list>
        </text:list-item>
        <text:list-item>
          <text:p text:style-name="P171"><text:span text:style-name="Strong_20_Emphasis">Fog:</text:span></text:p>
          <text:list>
            <text:list-item>
              <text:p text:style-name="P171">Good for eerie events: library, Old Church, Community Hall gatherings.</text:p>
            </text:list-item>
            <text:list-item>
              <text:p text:style-name="P171">Increases spawn chance of <text:span text:style-name="Strong_20_Emphasis">Mirrorfish</text:span> &amp; <text:span text:style-name="Strong_20_Emphasis">Guilt Drips</text:span> in Dream that night; Spiritual introspection or disorientation.</text:p>
            </text:list-item>
          </text:list>
        </text:list-item>
        <text:list-item>
          <text:p text:style-name="P171"><text:span text:style-name="Strong_20_Emphasis">Snow / Sleet:</text:span></text:p>
          <text:list>
            <text:list-item>
              <text:p text:style-name="P171">Physical stress: if Nyx unprepared, Physical –1; if they plan ahead (coat, bus), neutral or Physical +1 (Temperance).</text:p>
            </text:list-item>
            <text:list-item>
              <text:p text:style-name="P171">Retirement Home, Community Hall, Library become hubs for warmth and community.</text:p>
            </text:list-item>
            <text:list-item>
              <text:p text:style-name="P171">Special cozy scenes with Jax (indoor sets), Mina (hot drinks), Kayla (hot chocolate).</text:p>
            </text:list-item>
          </text:list>
        </text:list-item>
        <text:list-item>
          <text:p text:style-name="P171"><text:span text:style-name="Strong_20_Emphasis">Heatwave:</text:span></text:p>
          <text:list>
            <text:list-item>
              <text:p text:style-name="P171">Physical toll: if Nyx pushes themselves outdoors too much, Physical –1 or –2; can faint → forced early Dream.</text:p>
            </text:list-item>
            <text:list-item>
              <text:p text:style-name="P171">Surf/Skate scenes intensify (Rae, Milo, Rowan). Risk vs care choices affect Physical/Emotional Arete.</text:p>
            </text:list-item>
            <text:list-item>
              <text:p text:style-name="P171">Dream that night: more <text:span text:style-name="Strong_20_Emphasis">Stainwalker</text:span> and <text:span text:style-name="Strong_20_Emphasis">Flesh Cathedral</text:span> hints.</text:p>
            </text:list-item>
          </text:list>
        </text:list-item>
      </text:list>
      <text:h text:style-name="Heading_20_3" text:outline-level="3">2.4 Weather &amp; NPC Behavior Highlights</text:h>
      <text:list xml:id="list7042263571801049388" text:style-name="L172">
        <text:list-item>
          <text:p text:style-name="P172"><text:span text:style-name="Strong_20_Emphasis">Rowan &amp; Milo:</text:span> love Clear and Heatwave for skating; avoid heavy storms; may get into more dangerous stunts during storms if Nyx encourages them.</text:p>
        </text:list-item>
        <text:list-item>
          <text:p text:style-name="P172"><text:span text:style-name="Strong_20_Emphasis">Mina &amp; Theo:</text:span> more likely at Coffee Shop/Library on rainy/foggy days with deep conversations → big Psychological/Emotional Arete shifts.</text:p>
        </text:list-item>
        <text:list-item>
          <text:p text:style-name="P172"><text:span text:style-name="Strong_20_Emphasis">Jax:</text:span> plays on Boardwalk in Clear; moves under cover or to bar in Rain/Storm, making moods of his songs darker.</text:p>
        </text:list-item>
        <text:list-item>
          <text:p text:style-name="P172"><text:span text:style-name="Strong_20_Emphasis">Abby &amp; Kayla:</text:span> show up more often in Strawberry Park and Candy/Ice Cream shops on Clear afternoons; rainy/snowy days push them into indoor, cozier scenes.</text:p>
        </text:list-item>
      </text:list>
      <text:p text:style-name="Horizontal_20_Line"/>
      <text:h text:style-name="Heading_20_2" text:outline-level="2">3. Moon Phases System</text:h>
      <text:p text:style-name="Text_20_body">Moon phases run on a <text:span text:style-name="Strong_20_Emphasis">28-day cycle</text:span>:</text:p>
      <text:list xml:id="list3160607625750560865" text:style-name="L173">
        <text:list-item>
          <text:p text:style-name="P173">New Moon</text:p>
        </text:list-item>
        <text:list-item>
          <text:p text:style-name="P173">Waxing Crescent</text:p>
        </text:list-item>
        <text:list-item>
          <text:p text:style-name="P173">First Quarter</text:p>
        </text:list-item>
        <text:list-item>
          <text:p text:style-name="P173">Waxing Gibbous</text:p>
        </text:list-item>
        <text:list-item>
          <text:p text:style-name="P173"><text:soft-page-break/>Full Moon</text:p>
        </text:list-item>
        <text:list-item>
          <text:p text:style-name="P173">Waning Gibbous</text:p>
        </text:list-item>
        <text:list-item>
          <text:p text:style-name="P173">Last Quarter</text:p>
        </text:list-item>
        <text:list-item>
          <text:p text:style-name="P173">Waning Crescent<text:line-break/>(Each approx. 3–4 days.)</text:p>
        </text:list-item>
      </text:list>
      <text:h text:style-name="Heading_20_3" text:outline-level="3">3.1 Moon Phase → Dream Bias</text:h>
      <text:p text:style-name="Text_20_body">Moon phases primarily influence <text:span text:style-name="Strong_20_Emphasis">Dream content</text:span> and certain <text:span text:style-name="Strong_20_Emphasis">Town events at night</text:span>.</text:p>
      <text:list xml:id="list7030879861823115427" text:style-name="L174">
        <text:list-item>
          <text:p text:style-name="P174"><text:span text:style-name="Strong_20_Emphasis">New Moon (Dark Sky):</text:span></text:p>
          <text:list>
            <text:list-item>
              <text:p text:style-name="P174">Dream: more <text:span text:style-name="Strong_20_Emphasis">Silent Horizon</text:span>, <text:span text:style-name="Strong_20_Emphasis">Empty Altar</text:span>, and existential themes.</text:p>
            </text:list-item>
            <text:list-item>
              <text:p text:style-name="P174">Town: Boardwalk feels emptier at night; Sister Helena &amp; Jax may have deeper, quieter conversations; Spiritual Arete choices foregrounded.</text:p>
            </text:list-item>
          </text:list>
        </text:list-item>
        <text:list-item>
          <text:p text:style-name="P174"><text:span text:style-name="Strong_20_Emphasis">Waxing Crescent / First Quarter:</text:span></text:p>
          <text:list>
            <text:list-item>
              <text:p text:style-name="P174">“Starting things” energy; new habits, plans.</text:p>
            </text:list-item>
            <text:list-item>
              <text:p text:style-name="P174">Dream: more <text:span text:style-name="Strong_20_Emphasis">Browser of Tabs</text:span>, <text:span text:style-name="Strong_20_Emphasis">Hourglass Hands</text:span>, but in early-stage, low-punishment form.</text:p>
            </text:list-item>
            <text:list-item>
              <text:p text:style-name="P174">Town: Nadia (Grocery) and Elsie (Library) more likely to offer opportunities to start routines and projects.</text:p>
            </text:list-item>
          </text:list>
        </text:list-item>
        <text:list-item>
          <text:p text:style-name="P174"><text:span text:style-name="Strong_20_Emphasis">Waxing Gibbous:</text:span></text:p>
          <text:list>
            <text:list-item>
              <text:p text:style-name="P174">Build-up tension.</text:p>
            </text:list-item>
            <text:list-item>
              <text:p text:style-name="P174">Dream: stronger elites; Tab &amp; Guilt Drips cluster; mid-boss teases.</text:p>
            </text:list-item>
            <text:list-item>
              <text:p text:style-name="P174">Town: events prepping for festivals or exams; Arete decisions about commitment vs backing out.</text:p>
            </text:list-item>
          </text:list>
        </text:list-item>
        <text:list-item>
          <text:p text:style-name="P174"><text:span text:style-name="Strong_20_Emphasis">Full Moon:</text:span></text:p>
          <text:list>
            <text:list-item>
              <text:p text:style-name="P174">Emotional &amp; Social intensity peak.</text:p>
            </text:list-item>
            <text:list-item>
              <text:p text:style-name="P174">Dream: maximum <text:span text:style-name="Strong_20_Emphasis">Flooded Heart</text:span>, <text:span text:style-name="Strong_20_Emphasis">Audience of Teeth</text:span>, <text:span text:style-name="Strong_20_Emphasis">Laughtrack</text:span>, <text:span text:style-name="Strong_20_Emphasis">Paper Mouths</text:span> occurrences.</text:p>
            </text:list-item>
            <text:list-item>
              <text:p text:style-name="P174">Town: more night events (concerts, parties, fireworks); choices strongly impact Emotional &amp; Social Arete, and shapes narrative_log.</text:p>
            </text:list-item>
          </text:list>
        </text:list-item>
        <text:list-item>
          <text:p text:style-name="P174"><text:span text:style-name="Strong_20_Emphasis">Waning Gibbous:</text:span></text:p>
          <text:list>
            <text:list-item>
              <text:p text:style-name="P174">Processing aftermath.</text:p>
            </text:list-item>
            <text:list-item>
              <text:p text:style-name="P174">Dream: more <text:span text:style-name="Strong_20_Emphasis">Archivist Without Eyes</text:span> scenes; integration of past events.</text:p>
            </text:list-item>
            <text:list-item>
              <text:p text:style-name="P174">Town: debrief scenes with Mina, Morrell, Jax, Theo.</text:p>
            </text:list-item>
          </text:list>
        </text:list-item>
        <text:list-item>
          <text:p text:style-name="P174"><text:span text:style-name="Strong_20_Emphasis">Last Quarter:</text:span></text:p>
          <text:list>
            <text:list-item>
              <text:p text:style-name="P174">Letting go or digging in.</text:p>
            </text:list-item>
            <text:list-item>
              <text:p text:style-name="P174"><text:soft-page-break/>Dream: <text:span text:style-name="Strong_20_Emphasis">Guilt Drips</text:span>, <text:span text:style-name="Strong_20_Emphasis">Empty Altar</text:span>, <text:span text:style-name="Strong_20_Emphasis">Glass Cradle</text:span> more common.</text:p>
            </text:list-item>
            <text:list-item>
              <text:p text:style-name="P174">Town: apologies, repairs, or hardened denial; Arete shifts especially in Emotional/Spiritual.</text:p>
            </text:list-item>
          </text:list>
        </text:list-item>
        <text:list-item>
          <text:p text:style-name="P174"><text:span text:style-name="Strong_20_Emphasis">Waning Crescent:</text:span></text:p>
          <text:list>
            <text:list-item>
              <text:p text:style-name="P174">Rest, quiet; seeds for next cycle.</text:p>
            </text:list-item>
            <text:list-item>
              <text:p text:style-name="P174">Dream: smaller mobs, more inner-child or Janitor/Ferryman scenes.</text:p>
            </text:list-item>
            <text:list-item>
              <text:p text:style-name="P174">Town: more introspection, therapy sessions, quieter evenings at Community Hall.</text:p>
            </text:list-item>
          </text:list>
        </text:list-item>
      </text:list>
      <text:h text:style-name="Heading_20_3" text:outline-level="3">3.2 Moon Phase → NPC Ties</text:h>
      <text:list xml:id="list6474378351335057574" text:style-name="L175">
        <text:list-item>
          <text:p text:style-name="P175"><text:span text:style-name="Strong_20_Emphasis">Jax:</text:span> plays more emotionally charged sets on Full Moon &amp; Waning Gibbous; can unlock songs that feed Shardbirds or soothe Flooded Heart.</text:p>
        </text:list-item>
        <text:list-item>
          <text:p text:style-name="P175"><text:span text:style-name="Strong_20_Emphasis">Sister Helena:</text:span> may hold special moon-related vigils at Old Church; Spiritual Arete events triggered at Full / New Moon contrasts.</text:p>
        </text:list-item>
        <text:list-item>
          <text:p text:style-name="P175"><text:span text:style-name="Strong_20_Emphasis">Rowan &amp; Cas:</text:span> more likely to suggest reckless or magical-feeling adventures during Full Moon nights (rooftop, ocean dips).</text:p>
        </text:list-item>
        <text:list-item>
          <text:p text:style-name="P175"><text:span text:style-name="Strong_20_Emphasis">Theo &amp; Mina:</text:span> have moon-themed discussions (fate vs randomness, cycles) during waning phases, impacting Nyx’s Psychological/Spiritual framing.</text:p>
        </text:list-item>
      </text:list>
      <text:p text:style-name="Horizontal_20_Line"/>
      <text:h text:style-name="Heading_20_2" text:outline-level="2">4. Holidays &amp; Town Events</text:h>
      <text:p text:style-name="Text_20_body">We’ll design a <text:span text:style-name="Strong_20_Emphasis">set of core annual events</text:span> with clear Arete/NPC hooks. You can use real calendar dates or abstract them.</text:p>
      <text:h text:style-name="Heading_20_3" text:outline-level="3">4.1 Holidays (Island-Wide / Cultural Events)</text:h>
      <text:list xml:id="list8864974197902372785" text:style-name="L176">
        <text:list-item>
          <text:p text:style-name="P176"><text:span text:style-name="Strong_20_Emphasis">Founders’ Day (Spring)</text:span></text:p>
          <text:list>
            <text:list-item>
              <text:p text:style-name="P176"><text:span text:style-name="Strong_20_Emphasis">Event Type:</text:span> Parade + Community Hall celebration.</text:p>
            </text:list-item>
            <text:list-item>
              <text:p text:style-name="P176"><text:span text:style-name="Strong_20_Emphasis">NPC Anchors:</text:span> Mr. Elliot Grange, Carmen, Mack, Sister Helena.</text:p>
            </text:list-item>
            <text:list-item>
              <text:p text:style-name="P176"><text:span text:style-name="Strong_20_Emphasis">Arete Hooks:</text:span></text:p>
              <text:list>
                <text:list-item>
                  <text:p text:style-name="P176">Social/Spiritual: choices about participating, helping, or avoiding.</text:p>
                </text:list-item>
                <text:list-item>
                  <text:p text:style-name="P176">Emotional: nostalgia-laden stories of the town’s history.</text:p>
                </text:list-item>
              </text:list>
            </text:list-item>
            <text:list-item>
              <text:p text:style-name="P176"><text:span text:style-name="Strong_20_Emphasis">Weather &amp; Moon:</text:span></text:p>
              <text:list>
                <text:list-item>
                  <text:p text:style-name="P176">Clear → big outdoor parade.</text:p>
                </text:list-item>
                <text:list-item>
                  <text:p text:style-name="P176">Rain → indoor Community Hall version.</text:p>
                </text:list-item>
              </text:list>
            </text:list-item>
            <text:list-item>
              <text:p text:style-name="P176"><text:span text:style-name="Strong_20_Emphasis">Outcomes:</text:span></text:p>
              <text:list>
                <text:list-item>
                  <text:p text:style-name="P176">Help set up → Social +2, Spiritual +1.</text:p>
                </text:list-item>
                <text:list-item>
                  <text:p text:style-name="P176"><text:soft-page-break/>Avoid, mock “small-town pride” → Social –1, Spiritual –1.</text:p>
                </text:list-item>
              </text:list>
            </text:list-item>
          </text:list>
        </text:list-item>
        <text:list-item>
          <text:p text:style-name="P176"><text:span text:style-name="Strong_20_Emphasis">Summer Solstice Festival (Summer)</text:span></text:p>
          <text:list>
            <text:list-item>
              <text:p text:style-name="P176"><text:span text:style-name="Strong_20_Emphasis">Event Type:</text:span> Boardwalk night festival; food stalls, surf demo, concerts.</text:p>
            </text:list-item>
            <text:list-item>
              <text:p text:style-name="P176"><text:span text:style-name="Strong_20_Emphasis">NPC Anchors:</text:span> Rae, Jax, Cas, Rowan, Kayla, Kayla’s boss.</text:p>
            </text:list-item>
            <text:list-item>
              <text:p text:style-name="P176"><text:span text:style-name="Strong_20_Emphasis">Arete Hooks:</text:span></text:p>
              <text:list>
                <text:list-item>
                  <text:p text:style-name="P176">Physical: physical participation or overexertion.</text:p>
                </text:list-item>
                <text:list-item>
                  <text:p text:style-name="P176">Social/Emotional: significant friend and romantic choices; gigs for Jax &amp; Cas.</text:p>
                </text:list-item>
              </text:list>
            </text:list-item>
            <text:list-item>
              <text:p text:style-name="P176"><text:span text:style-name="Strong_20_Emphasis">Weather:</text:span></text:p>
              <text:list>
                <text:list-item>
                  <text:p text:style-name="P176">Heatwave version: health risks, intense Surf/Skate scenes.</text:p>
                </text:list-item>
                <text:list-item>
                  <text:p text:style-name="P176">Storm version: more intimate indoor moments.</text:p>
                </text:list-item>
              </text:list>
            </text:list-item>
          </text:list>
        </text:list-item>
        <text:list-item>
          <text:p text:style-name="P176"><text:span text:style-name="Strong_20_Emphasis">Autumn Lantern Walk (Autumn)</text:span></text:p>
          <text:list>
            <text:list-item>
              <text:p text:style-name="P176"><text:span text:style-name="Strong_20_Emphasis">Event Type:</text:span> Nighttime walk from Old Church to Boardwalk with lanterns; honoring those lost / wishes for future.</text:p>
            </text:list-item>
            <text:list-item>
              <text:p text:style-name="P176"><text:span text:style-name="Strong_20_Emphasis">NPC Anchors:</text:span> Sister Helena, Dr. Morrell, Ms. Cho, Retirement Home residents.</text:p>
            </text:list-item>
            <text:list-item>
              <text:p text:style-name="P176"><text:span text:style-name="Strong_20_Emphasis">Arete Hooks:</text:span></text:p>
              <text:list>
                <text:list-item>
                  <text:p text:style-name="P176">Spiritual: writing wishes or memorial messages.</text:p>
                </text:list-item>
                <text:list-item>
                  <text:p text:style-name="P176">Emotional: processing grief and regret.</text:p>
                </text:list-item>
              </text:list>
            </text:list-item>
            <text:list-item>
              <text:p text:style-name="P176"><text:span text:style-name="Strong_20_Emphasis">Moon:</text:span> ideally <text:span text:style-name="Strong_20_Emphasis">Full or Waning Gibbous</text:span> for strongest visual &amp; Dream tie-in.</text:p>
            </text:list-item>
            <text:list-item>
              <text:p text:style-name="P176"><text:span text:style-name="Strong_20_Emphasis">Outcomes:</text:span></text:p>
              <text:list>
                <text:list-item>
                  <text:p text:style-name="P176">Participating sincerely → Emotional +2, Spiritual +2, reduces Guilt Drips frequency.</text:p>
                </text:list-item>
                <text:list-item>
                  <text:p text:style-name="P176">Skipping or mocking it → Spiritual –2; Empty Altar grows stronger.</text:p>
                </text:list-item>
              </text:list>
            </text:list-item>
          </text:list>
        </text:list-item>
        <text:list-item>
          <text:p text:style-name="P176"><text:span text:style-name="Strong_20_Emphasis">Winter Lights Festival (Winter)</text:span></text:p>
          <text:list>
            <text:list-item>
              <text:p text:style-name="P176"><text:span text:style-name="Strong_20_Emphasis">Event Type:</text:span> Boardwalk lights, ice sculptures, hot drinks, indoor concerts.</text:p>
            </text:list-item>
            <text:list-item>
              <text:p text:style-name="P176"><text:span text:style-name="Strong_20_Emphasis">NPC Anchors:</text:span> Carmen, Brothers Pizza (Marco/Lila), Jax (cozy sets), Kayla (hot treats), Mina.</text:p>
            </text:list-item>
            <text:list-item>
              <text:p text:style-name="P176"><text:span text:style-name="Strong_20_Emphasis">Arete Hooks:</text:span></text:p>
              <text:list>
                <text:list-item>
                  <text:p text:style-name="P176">Emotional: warmth vs loneliness; decisions about spending time with others or isolating.</text:p>
                </text:list-item>
                <text:list-item>
                  <text:p text:style-name="P176">Physical: cold-weather preparedness.</text:p>
                </text:list-item>
              </text:list>
            </text:list-item>
            <text:list-item>
              <text:p text:style-name="P176"><text:span text:style-name="Strong_20_Emphasis">Outcomes:</text:span></text:p>
              <text:list>
                <text:list-item>
                  <text:p text:style-name="P176">Celebrate with others → Emotional +1–3 depending on scenes.</text:p>
                </text:list-item>
                <text:list-item>
                  <text:p text:style-name="P176">Walk alone in the lights, ruminating → Emotional ± depending on reflection; can increase insight or deepen melancholy.</text:p>
                </text:list-item>
              </text:list>
            </text:list-item>
          </text:list>
        </text:list-item>
        <text:list-item>
          <text:p text:style-name="P176"><text:soft-page-break/><text:span text:style-name="Strong_20_Emphasis">New Year’s Eve (Winter to New Year)</text:span></text:p>
          <text:list>
            <text:list-item>
              <text:p text:style-name="P176"><text:span text:style-name="Strong_20_Emphasis">Event Type:</text:span> Boardwalk countdown, fireworks, bar party, quiet church watch-night service.</text:p>
            </text:list-item>
            <text:list-item>
              <text:p text:style-name="P176"><text:span text:style-name="Strong_20_Emphasis">NPC Anchors:</text:span> Rowan, Cas, Jax, Simon, Sister Helena, Dr. Morrell.</text:p>
            </text:list-item>
            <text:list-item>
              <text:p text:style-name="P176"><text:span text:style-name="Strong_20_Emphasis">Arete Hooks:</text:span></text:p>
              <text:list>
                <text:list-item>
                  <text:p text:style-name="P176">All domains: recap of year, decisions about resolutions and relationships.</text:p>
                </text:list-item>
              </text:list>
            </text:list-item>
            <text:list-item>
              <text:p text:style-name="P176"><text:span text:style-name="Strong_20_Emphasis">Moon &amp; Weather:</text:span></text:p>
              <text:list>
                <text:list-item>
                  <text:p text:style-name="P176">Special interplay: if New Year is close to a Full or New Moon, Dream that night is major identity pivot.</text:p>
                </text:list-item>
              </text:list>
            </text:list-item>
            <text:list-item>
              <text:p text:style-name="P176"><text:span text:style-name="Strong_20_Emphasis">Outcomes:</text:span></text:p>
              <text:list>
                <text:list-item>
                  <text:p text:style-name="P176">Choose party, alcohol, risk → Physical –1, Social +2, Emotional ±.</text:p>
                </text:list-item>
                <text:list-item>
                  <text:p text:style-name="P176">Choose quiet reflection with Helena/Morrell → Spiritual +2, Emotional +1, lower shock in upcoming Silent Horizon fight.</text:p>
                </text:list-item>
              </text:list>
            </text:list-item>
          </text:list>
        </text:list-item>
      </text:list>
      <text:p text:style-name="Horizontal_20_Line"/>
      <text:h text:style-name="Heading_20_3" text:outline-level="3">4.2 Recurring Town Events</text:h>
      <text:h text:style-name="Heading_20_4" text:outline-level="4">Park Festivals (Strawberry Park)</text:h>
      <text:list xml:id="list6411636280768161353" text:style-name="L177">
        <text:list-item>
          <text:p text:style-name="P177"><text:span text:style-name="Strong_20_Emphasis">Seasonal family festivals</text:span> (Spring Flower Day, Strawberry Harvest, Kids’ Day).</text:p>
        </text:list-item>
        <text:list-item>
          <text:p text:style-name="P177"><text:span text:style-name="Strong_20_Emphasis">NPCs:</text:span> Abby, Kayla, families, Mr. Grange, Ms. Cho.</text:p>
        </text:list-item>
        <text:list-item>
          <text:p text:style-name="P177"><text:span text:style-name="Strong_20_Emphasis">Arete:</text:span> Emotional &amp; Social; chances to interact gently with kids, older folks.</text:p>
        </text:list-item>
        <text:list-item>
          <text:p text:style-name="P177"><text:span text:style-name="Strong_20_Emphasis">Weather:</text:span> Rain may move them to Community Hall.</text:p>
        </text:list-item>
      </text:list>
      <text:h text:style-name="Heading_20_4" text:outline-level="4">Concerts (Boardwalk / Community Hall)</text:h>
      <text:list xml:id="list4563470448991578684" text:style-name="L178">
        <text:list-item>
          <text:p text:style-name="P178">Small Jax sets, larger festival nights, open-mic at Community Hall.</text:p>
        </text:list-item>
        <text:list-item>
          <text:p text:style-name="P178"><text:span text:style-name="Strong_20_Emphasis">NPCs:</text:span> Jax, Cas, Milo, Nyx (optional performance), Mina, Theo.</text:p>
        </text:list-item>
        <text:list-item>
          <text:p text:style-name="P178"><text:span text:style-name="Strong_20_Emphasis">Arete:</text:span></text:p>
          <text:list>
            <text:list-item>
              <text:p text:style-name="P178">Emotional/Spiritual: music as coping, expression.</text:p>
            </text:list-item>
            <text:list-item>
              <text:p text:style-name="P178">Social: courage to perform or support others.</text:p>
            </text:list-item>
          </text:list>
        </text:list-item>
        <text:list-item>
          <text:p text:style-name="P178"><text:span text:style-name="Strong_20_Emphasis">Moon:</text:span></text:p>
          <text:list>
            <text:list-item>
              <text:p text:style-name="P178">Full Moon concerts are emotional peaks; Shardbirds &amp; Flooded Heart highly influenced.</text:p>
            </text:list-item>
          </text:list>
        </text:list-item>
      </text:list>
      <text:h text:style-name="Heading_20_4" text:outline-level="4">Movie Premieres (Old Movie Theater)</text:h>
      <text:list xml:id="list8842188458162431015" text:style-name="L179">
        <text:list-item>
          <text:p text:style-name="P179">Occasional limited-time “artsy” films or mainstream hits.</text:p>
        </text:list-item>
        <text:list-item>
          <text:p text:style-name="P179"><text:span text:style-name="Strong_20_Emphasis">NPCs:</text:span> Rowan, Cas, Theo, Talia (reluctantly), Mina.</text:p>
        </text:list-item>
        <text:list-item>
          <text:p text:style-name="P179"><text:soft-page-break/><text:span text:style-name="Strong_20_Emphasis">Arete:</text:span> Emotional reflection, Social bonding.</text:p>
        </text:list-item>
        <text:list-item>
          <text:p text:style-name="P179"><text:span text:style-name="Strong_20_Emphasis">Special:</text:span> Certain films echo Nyx’s issues; choosing to see or skip them influences narrative_log tags.</text:p>
        </text:list-item>
      </text:list>
      <text:h text:style-name="Heading_20_4" text:outline-level="4">Community Hall Events</text:h>
      <text:list xml:id="list6408451751101782220" text:style-name="L180">
        <text:list-item>
          <text:p text:style-name="P180">Support groups (Morrell), health fairs (Harper), town meetings (Elliot/Mack), crafts fairs (Ms. Cho).</text:p>
        </text:list-item>
        <text:list-item>
          <text:p text:style-name="P180"><text:span text:style-name="Strong_20_Emphasis">Arete:</text:span></text:p>
          <text:list>
            <text:list-item>
              <text:p text:style-name="P180">Emotional &amp; Spiritual via group sharing; Social (community ties).</text:p>
            </text:list-item>
            <text:list-item>
              <text:p text:style-name="P180">Physical via health check events.</text:p>
            </text:list-item>
          </text:list>
        </text:list-item>
      </text:list>
      <text:h text:style-name="Heading_20_4" text:outline-level="4">Church Services &amp; Vigils (Old Church)</text:h>
      <text:list xml:id="list7061407851098823393" text:style-name="L181">
        <text:list-item>
          <text:p text:style-name="P181">Weekly services, special vigils on holidays and crises.</text:p>
        </text:list-item>
        <text:list-item>
          <text:p text:style-name="P181"><text:span text:style-name="Strong_20_Emphasis">NPCs:</text:span> Sister Helena, Carmen, some elders, Morrell sometimes.</text:p>
        </text:list-item>
        <text:list-item>
          <text:p text:style-name="P181"><text:span text:style-name="Strong_20_Emphasis">Arete:</text:span> Spiritual &amp; Emotional; can adjust Spiritual Arete, affecting Silent Horizon, Empty Altar.</text:p>
        </text:list-item>
      </text:list>
      <text:p text:style-name="Horizontal_20_Line"/>
      <text:h text:style-name="Heading_20_2" text:outline-level="2">5. Integration: Weather + Moon + Events + Arete &amp; NPCs</text:h>
      <text:p text:style-name="Text_20_body">Here’s how you can think of <text:span text:style-name="Strong_20_Emphasis">combined triggers</text:span>:</text:p>
      <text:list xml:id="list2848454975401871420" text:style-name="L182">
        <text:list-item>
          <text:p text:style-name="P182"><text:span text:style-name="Strong_20_Emphasis">A rainy Full Moon Friday</text:span></text:p>
          <text:list>
            <text:list-item>
              <text:p text:style-name="P182">Town: Boardwalk concert moves indoors → intimate Jax set with fewer people.</text:p>
            </text:list-item>
            <text:list-item>
              <text:p text:style-name="P182">Dream: Flooded Heart + Shardbirds dominant.</text:p>
            </text:list-item>
            <text:list-item>
              <text:p text:style-name="P182">NPC Focus: Jax, Cas, Rowan, Mina, Theo.</text:p>
            </text:list-item>
            <text:list-item>
              <text:p text:style-name="P182">Arete Focus: Emotional, Social; choices leave strong impressions in <text:span text:style-name="Source_20_Text">narrative_log</text:span>.</text:p>
            </text:list-item>
          </text:list>
        </text:list-item>
        <text:list-item>
          <text:p text:style-name="P182"><text:span text:style-name="Strong_20_Emphasis">Foggy Waning Gibbous Sunday (after Lantern Walk)</text:span></text:p>
          <text:list>
            <text:list-item>
              <text:p text:style-name="P182">Town: Quiet, reflective day; people tired but open.</text:p>
            </text:list-item>
            <text:list-item>
              <text:p text:style-name="P182">Dream: Archivist Without Eyes + Guilt Drips + Glass Cradle.</text:p>
            </text:list-item>
            <text:list-item>
              <text:p text:style-name="P182">NPC Focus: Morrell, Sister Helena, Ms. Cho, Mr. Grange, Abby.</text:p>
            </text:list-item>
            <text:list-item>
              <text:p text:style-name="P182">Arete Focus: Spiritual &amp; Emotional integration; strong influence on identity summary.</text:p>
            </text:list-item>
          </text:list>
        </text:list-item>
        <text:list-item>
          <text:p text:style-name="P182"><text:span text:style-name="Strong_20_Emphasis">Heatwave Waxing Crescent Tuesday</text:span></text:p>
          <text:list>
            <text:list-item>
              <text:p text:style-name="P182">Town: Surf &amp; skate heavy; Rae, Milo, Rowan active.</text:p>
            </text:list-item>
            <text:list-item>
              <text:p text:style-name="P182">Dream: Flesh Cathedral shows up in hints, Stainwalker more common.</text:p>
            </text:list-item>
            <text:list-item>
              <text:p text:style-name="P182">Arete Focus: Physical, Social; risk vs care decisions.</text:p>
            </text:list-item>
          </text:list>
        </text:list-item>
        <text:list-item>
          <text:p text:style-name="P182"><text:span text:style-name="Strong_20_Emphasis">Snowy New Moon Monday</text:span></text:p>
          <text:list>
            <text:list-item>
              <text:p text:style-name="P182"><text:soft-page-break/>Town: Everyone huddles indoors; coffee shop, library, Community Hall busy.</text:p>
            </text:list-item>
            <text:list-item>
              <text:p text:style-name="P182">Dream: Silent Horizon + Empty Altar; low visibility; more introspective.</text:p>
            </text:list-item>
            <text:list-item>
              <text:p text:style-name="P182">NPC Focus: Mina, Theo, Elsie, Jax (indoor set), Helena, Harper.</text:p>
            </text:list-item>
            <text:list-item>
              <text:p text:style-name="P182">Arete Focus: Spiritual, Psychological; big existential choices.</text:p>
            </text:list-item>
          </text:list>
        </text:list-item>
      </text:list>
      <text:p text:style-name="Horizontal_20_Line"/>
      <text:p text:style-name="Text_20_body">This system gives you:</text:p>
      <text:list xml:id="list213214841813107614" text:style-name="L183">
        <text:list-item>
          <text:p text:style-name="P183">A <text:span text:style-name="Strong_20_Emphasis">coherent calendar and 24h structure</text:span>.</text:p>
        </text:list-item>
        <text:list-item>
          <text:p text:style-name="P183"><text:span text:style-name="Strong_20_Emphasis">Weather and moon phases</text:span> that shape both Town and Dream.</text:p>
        </text:list-item>
        <text:list-item>
          <text:p text:style-name="P233"><text:span text:style-name="Strong_20_Emphasis">Holiday and recurring events</text:span> that tie directly into <text:span text:style-name="Strong_20_Emphasis">NPC arcs</text:span> and <text:span text:style-name="Strong_20_Emphasis">Arete domain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llatrix </meta:initial-creator>
    <meta:creation-date>2025-11-07T00:39:29.35</meta:creation-date>
    <dc:date>2025-11-07T05:22:34.34</dc:date>
    <dc:creator>Bellatrix </dc:creator>
    <meta:editing-duration>PT1M21S</meta:editing-duration>
    <meta:editing-cycles>4</meta:editing-cycles>
    <meta:generator>OpenOffice/4.1.15$Win32 OpenOffice.org_project/4115m2$Build-9813</meta:generator>
    <meta:document-statistic meta:table-count="0" meta:image-count="0" meta:object-count="0" meta:page-count="56" meta:paragraph-count="1812" meta:word-count="15149" meta:character-count="89168"/>
  </office:meta>
</office:document-meta>
</file>